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6504in" svg:height="7.6134in" svg:x="7.1764in" svg:y="0.3972in">
            <draw:object draw:notify-on-update-of-ranges="Sheet1.D1:Sheet1.D100 Sheet1.E1:Sheet1.E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63681" calcext:value-type="float">
            <text:p>349.63681</text:p>
          </table:table-cell>
          <table:table-cell office:value-type="float" office:value="7008" calcext:value-type="float">
            <text:p>7008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22186" calcext:value-type="float">
            <text:p>12.322186</text:p>
          </table:table-cell>
          <table:table-cell table:style-name="ce1" office:value-type="string" calcext:value-type="string">
            <text:p>Milliseconds</text:p>
          </table:table-cell>
          <table:table-cell table:formula="of:=MAX([.C1:.C1000])-MIN([.C1:.C1000])" office:value-type="float" office:value="5678" calcext:value-type="float">
            <text:p>5678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9.019989" calcext:value-type="float">
            <text:p>349.019989</text:p>
          </table:table-cell>
          <table:table-cell office:value-type="float" office:value="7019" calcext:value-type="float">
            <text:p>7019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8242" calcext:value-type="float">
            <text:p>12.318242</text:p>
          </table:table-cell>
          <table:table-cell table:formula="of:=[.C2]-[.C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616821000000016" calcext:value-type="float">
            <text:p>0.616821000000016</text:p>
          </table:table-cell>
          <table:table-cell office:value-type="float" office:value="7031" calcext:value-type="float">
            <text:p>7031</text:p>
          </table:table-cell>
          <table:table-cell office:value-type="float" office:value="349.275482" calcext:value-type="float">
            <text:p>349.275482</text:p>
          </table:table-cell>
          <table:table-cell office:value-type="float" office:value="349.615906" calcext:value-type="float">
            <text:p>349.615906</text:p>
          </table:table-cell>
          <table:table-cell office:value-type="float" office:value="12.320343" calcext:value-type="float">
            <text:p>12.320343</text:p>
          </table:table-cell>
          <table:table-cell table:formula="of:=[.C3]-[.C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49.997742" calcext:value-type="float">
            <text:p>349.997742</text:p>
          </table:table-cell>
          <table:table-cell office:value-type="float" office:value="7042" calcext:value-type="float">
            <text:p>7042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19909" calcext:value-type="float">
            <text:p>12.319909</text:p>
          </table:table-cell>
          <table:table-cell table:formula="of:=[.C4]-[.C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8.720459" calcext:value-type="float">
            <text:p>348.720459</text:p>
          </table:table-cell>
          <table:table-cell office:value-type="float" office:value="7054" calcext:value-type="float">
            <text:p>7054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21095" calcext:value-type="float">
            <text:p>12.321095</text:p>
          </table:table-cell>
          <table:table-cell table:formula="of:=[.C5]-[.C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1.27728300000001" calcext:value-type="float">
            <text:p>1.27728300000001</text:p>
          </table:table-cell>
          <table:table-cell office:value-type="float" office:value="7065" calcext:value-type="float">
            <text:p>7065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572723" calcext:value-type="float">
            <text:p>349.572723</text:p>
          </table:table-cell>
          <table:table-cell office:value-type="float" office:value="12.323998" calcext:value-type="float">
            <text:p>12.323998</text:p>
          </table:table-cell>
          <table:table-cell table:formula="of:=[.C6]-[.C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76" calcext:value-type="float">
            <text:p>7076</text:p>
          </table:table-cell>
          <table:table-cell office:value-type="float" office:value="349.453613" calcext:value-type="float">
            <text:p>349.453613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627" calcext:value-type="float">
            <text:p>12.326627</text:p>
          </table:table-cell>
          <table:table-cell table:formula="of:=[.C7]-[.C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1" calcext:value-type="float">
            <text:p>1</text:p>
          </table:table-cell>
          <table:table-cell office:value-type="float" office:value="7088" calcext:value-type="float">
            <text:p>7088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22826" calcext:value-type="float">
            <text:p>12.322826</text:p>
          </table:table-cell>
          <table:table-cell table:formula="of:=[.C8]-[.C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5" calcext:value-type="float">
            <text:p>5</text:p>
          </table:table-cell>
          <table:table-cell office:value-type="float" office:value="7099" calcext:value-type="float">
            <text:p>7099</text:p>
          </table:table-cell>
          <table:table-cell office:value-type="float" office:value="349.335022" calcext:value-type="float">
            <text:p>349.33502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2444" calcext:value-type="float">
            <text:p>12.322444</text:p>
          </table:table-cell>
          <table:table-cell table:formula="of:=[.C9]-[.C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10" calcext:value-type="float">
            <text:p>7110</text:p>
          </table:table-cell>
          <table:table-cell office:value-type="float" office:value="349.375031" calcext:value-type="float">
            <text:p>349.375031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3854" calcext:value-type="float">
            <text:p>12.323854</text:p>
          </table:table-cell>
          <table:table-cell table:formula="of:=[.C10]-[.C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22" calcext:value-type="float">
            <text:p>7122</text:p>
          </table:table-cell>
          <table:table-cell office:value-type="float" office:value="349.281372" calcext:value-type="float">
            <text:p>349.281372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20551" calcext:value-type="float">
            <text:p>12.320551</text:p>
          </table:table-cell>
          <table:table-cell table:formula="of:=[.C11]-[.C1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33" calcext:value-type="float">
            <text:p>7133</text:p>
          </table:table-cell>
          <table:table-cell office:value-type="float" office:value="349.255005" calcext:value-type="float">
            <text:p>349.255005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19621" calcext:value-type="float">
            <text:p>12.319621</text:p>
          </table:table-cell>
          <table:table-cell table:formula="of:=[.C12]-[.C1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45" calcext:value-type="float">
            <text:p>7145</text:p>
          </table:table-cell>
          <table:table-cell office:value-type="float" office:value="349.31366" calcext:value-type="float">
            <text:p>349.31366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169" calcext:value-type="float">
            <text:p>12.32169</text:p>
          </table:table-cell>
          <table:table-cell table:formula="of:=[.C13]-[.C1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56" calcext:value-type="float">
            <text:p>7156</text:p>
          </table:table-cell>
          <table:table-cell office:value-type="float" office:value="349.31366" calcext:value-type="float">
            <text:p>349.3136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169" calcext:value-type="float">
            <text:p>12.32169</text:p>
          </table:table-cell>
          <table:table-cell table:formula="of:=[.C14]-[.C1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2249" calcext:value-type="float">
            <text:p>12.322249</text:p>
          </table:table-cell>
          <table:table-cell table:formula="of:=[.C15]-[.C1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79" calcext:value-type="float">
            <text:p>7179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504" calcext:value-type="float">
            <text:p>12.32504</text:p>
          </table:table-cell>
          <table:table-cell table:formula="of:=[.C16]-[.C1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90" calcext:value-type="float">
            <text:p>7190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777" calcext:value-type="float">
            <text:p>12.325777</text:p>
          </table:table-cell>
          <table:table-cell table:formula="of:=[.C17]-[.C1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01" calcext:value-type="float">
            <text:p>7201</text:p>
          </table:table-cell>
          <table:table-cell office:value-type="float" office:value="349.453613" calcext:value-type="float">
            <text:p>349.453613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6627" calcext:value-type="float">
            <text:p>12.326627</text:p>
          </table:table-cell>
          <table:table-cell table:formula="of:=[.C18]-[.C1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13" calcext:value-type="float">
            <text:p>7213</text:p>
          </table:table-cell>
          <table:table-cell office:value-type="float" office:value="349.415436" calcext:value-type="float">
            <text:p>349.415436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2528" calcext:value-type="float">
            <text:p>12.32528</text:p>
          </table:table-cell>
          <table:table-cell table:formula="of:=[.C19]-[.C1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24" calcext:value-type="float">
            <text:p>7224</text:p>
          </table:table-cell>
          <table:table-cell office:value-type="float" office:value="349.343597" calcext:value-type="float">
            <text:p>349.343597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22746" calcext:value-type="float">
            <text:p>12.322746</text:p>
          </table:table-cell>
          <table:table-cell table:formula="of:=[.C20]-[.C1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36" calcext:value-type="float">
            <text:p>7236</text:p>
          </table:table-cell>
          <table:table-cell office:value-type="float" office:value="349.374512" calcext:value-type="float">
            <text:p>349.374512</text:p>
          </table:table-cell>
          <table:table-cell office:value-type="float" office:value="349.654541" calcext:value-type="float">
            <text:p>349.654541</text:p>
          </table:table-cell>
          <table:table-cell office:value-type="float" office:value="12.323836" calcext:value-type="float">
            <text:p>12.323836</text:p>
          </table:table-cell>
          <table:table-cell table:formula="of:=[.C21]-[.C2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47" calcext:value-type="float">
            <text:p>7247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4286" calcext:value-type="float">
            <text:p>12.324286</text:p>
          </table:table-cell>
          <table:table-cell table:formula="of:=[.C22]-[.C2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58" calcext:value-type="float">
            <text:p>7258</text:p>
          </table:table-cell>
          <table:table-cell office:value-type="float" office:value="349.31134" calcext:value-type="float">
            <text:p>349.31134</text:p>
          </table:table-cell>
          <table:table-cell office:value-type="float" office:value="349.111359" calcext:value-type="float">
            <text:p>349.111359</text:p>
          </table:table-cell>
          <table:table-cell office:value-type="float" office:value="12.321609" calcext:value-type="float">
            <text:p>12.321609</text:p>
          </table:table-cell>
          <table:table-cell table:formula="of:=[.C23]-[.C2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70" calcext:value-type="float">
            <text:p>7270</text:p>
          </table:table-cell>
          <table:table-cell office:value-type="float" office:value="349.381775" calcext:value-type="float">
            <text:p>349.381775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4093" calcext:value-type="float">
            <text:p>12.324093</text:p>
          </table:table-cell>
          <table:table-cell table:formula="of:=[.C24]-[.C2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81" calcext:value-type="float">
            <text:p>7281</text:p>
          </table:table-cell>
          <table:table-cell office:value-type="float" office:value="349.484528" calcext:value-type="float">
            <text:p>349.484528</text:p>
          </table:table-cell>
          <table:table-cell office:value-type="float" office:value="349.6409" calcext:value-type="float">
            <text:p>349.6409</text:p>
          </table:table-cell>
          <table:table-cell office:value-type="float" office:value="12.327717" calcext:value-type="float">
            <text:p>12.327717</text:p>
          </table:table-cell>
          <table:table-cell table:formula="of:=[.C25]-[.C2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93" calcext:value-type="float">
            <text:p>7293</text:p>
          </table:table-cell>
          <table:table-cell office:value-type="float" office:value="349.433655" calcext:value-type="float">
            <text:p>349.433655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5923" calcext:value-type="float">
            <text:p>12.325923</text:p>
          </table:table-cell>
          <table:table-cell table:formula="of:=[.C26]-[.C2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04" calcext:value-type="float">
            <text:p>7304</text:p>
          </table:table-cell>
          <table:table-cell office:value-type="float" office:value="349.455414" calcext:value-type="float">
            <text:p>349.455414</text:p>
          </table:table-cell>
          <table:table-cell office:value-type="float" office:value="349.597717" calcext:value-type="float">
            <text:p>349.597717</text:p>
          </table:table-cell>
          <table:table-cell office:value-type="float" office:value="12.326691" calcext:value-type="float">
            <text:p>12.326691</text:p>
          </table:table-cell>
          <table:table-cell table:formula="of:=[.C27]-[.C2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15" calcext:value-type="float">
            <text:p>7315</text:p>
          </table:table-cell>
          <table:table-cell office:value-type="float" office:value="349.499084" calcext:value-type="float">
            <text:p>349.499084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8231" calcext:value-type="float">
            <text:p>12.328231</text:p>
          </table:table-cell>
          <table:table-cell table:formula="of:=[.C28]-[.C2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27" calcext:value-type="float">
            <text:p>7327</text:p>
          </table:table-cell>
          <table:table-cell office:value-type="float" office:value="349.380432" calcext:value-type="float">
            <text:p>349.380432</text:p>
          </table:table-cell>
          <table:table-cell office:value-type="float" office:value="348.934082" calcext:value-type="float">
            <text:p>348.934082</text:p>
          </table:table-cell>
          <table:table-cell office:value-type="float" office:value="12.324045" calcext:value-type="float">
            <text:p>12.324045</text:p>
          </table:table-cell>
          <table:table-cell table:formula="of:=[.C29]-[.C2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38" calcext:value-type="float">
            <text:p>7338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3068" calcext:value-type="float">
            <text:p>12.323068</text:p>
          </table:table-cell>
          <table:table-cell table:formula="of:=[.C30]-[.C2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49" calcext:value-type="float">
            <text:p>7349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3277" calcext:value-type="float">
            <text:p>12.323277</text:p>
          </table:table-cell>
          <table:table-cell table:formula="of:=[.C31]-[.C3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61" calcext:value-type="float">
            <text:p>7361</text:p>
          </table:table-cell>
          <table:table-cell office:value-type="float" office:value="349.291351" calcext:value-type="float">
            <text:p>349.29135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20903" calcext:value-type="float">
            <text:p>12.320903</text:p>
          </table:table-cell>
          <table:table-cell table:formula="of:=[.C32]-[.C3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554535" calcext:value-type="float">
            <text:p>349.554535</text:p>
          </table:table-cell>
          <table:table-cell office:value-type="float" office:value="12.322491" calcext:value-type="float">
            <text:p>12.322491</text:p>
          </table:table-cell>
          <table:table-cell table:formula="of:=[.C33]-[.C3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84" calcext:value-type="float">
            <text:p>7384</text:p>
          </table:table-cell>
          <table:table-cell office:value-type="float" office:value="349.457275" calcext:value-type="float">
            <text:p>349.457275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6756" calcext:value-type="float">
            <text:p>12.326756</text:p>
          </table:table-cell>
          <table:table-cell table:formula="of:=[.C34]-[.C3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349.459106" calcext:value-type="float">
            <text:p>349.459106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682" calcext:value-type="float">
            <text:p>12.32682</text:p>
          </table:table-cell>
          <table:table-cell table:formula="of:=[.C35]-[.C3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06" calcext:value-type="float">
            <text:p>7406</text:p>
          </table:table-cell>
          <table:table-cell office:value-type="float" office:value="349.517273" calcext:value-type="float">
            <text:p>349.517273</text:p>
          </table:table-cell>
          <table:table-cell office:value-type="float" office:value="349.720459" calcext:value-type="float">
            <text:p>349.720459</text:p>
          </table:table-cell>
          <table:table-cell office:value-type="float" office:value="12.328873" calcext:value-type="float">
            <text:p>12.328873</text:p>
          </table:table-cell>
          <table:table-cell table:formula="of:=[.C36]-[.C3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18" calcext:value-type="float">
            <text:p>7418</text:p>
          </table:table-cell>
          <table:table-cell office:value-type="float" office:value="349.572723" calcext:value-type="float">
            <text:p>349.572723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30829" calcext:value-type="float">
            <text:p>12.330829</text:p>
          </table:table-cell>
          <table:table-cell table:formula="of:=[.C37]-[.C3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29" calcext:value-type="float">
            <text:p>7429</text:p>
          </table:table-cell>
          <table:table-cell office:value-type="float" office:value="349.526337" calcext:value-type="float">
            <text:p>349.52633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9192" calcext:value-type="float">
            <text:p>12.329192</text:p>
          </table:table-cell>
          <table:table-cell table:formula="of:=[.C38]-[.C3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40" calcext:value-type="float">
            <text:p>7440</text:p>
          </table:table-cell>
          <table:table-cell office:value-type="float" office:value="349.495422" calcext:value-type="float">
            <text:p>349.495422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8101" calcext:value-type="float">
            <text:p>12.328101</text:p>
          </table:table-cell>
          <table:table-cell table:formula="of:=[.C39]-[.C3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52" calcext:value-type="float">
            <text:p>7452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26098" calcext:value-type="float">
            <text:p>12.326098</text:p>
          </table:table-cell>
          <table:table-cell table:formula="of:=[.C40]-[.C3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63" calcext:value-type="float">
            <text:p>7463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22667" calcext:value-type="float">
            <text:p>12.322667</text:p>
          </table:table-cell>
          <table:table-cell table:formula="of:=[.C41]-[.C4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75" calcext:value-type="float">
            <text:p>7475</text:p>
          </table:table-cell>
          <table:table-cell office:value-type="float" office:value="349.368652" calcext:value-type="float">
            <text:p>349.368652</text:p>
          </table:table-cell>
          <table:table-cell office:value-type="float" office:value="349.674988" calcext:value-type="float">
            <text:p>349.674988</text:p>
          </table:table-cell>
          <table:table-cell office:value-type="float" office:value="12.323629" calcext:value-type="float">
            <text:p>12.323629</text:p>
          </table:table-cell>
          <table:table-cell table:formula="of:=[.C42]-[.C4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86" calcext:value-type="float">
            <text:p>7486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2286" calcext:value-type="float">
            <text:p>12.32286</text:p>
          </table:table-cell>
          <table:table-cell table:formula="of:=[.C43]-[.C4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97" calcext:value-type="float">
            <text:p>7497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21689" calcext:value-type="float">
            <text:p>12.321689</text:p>
          </table:table-cell>
          <table:table-cell table:formula="of:=[.C44]-[.C4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9" calcext:value-type="float">
            <text:p>7509</text:p>
          </table:table-cell>
          <table:table-cell office:value-type="float" office:value="349.418152" calcext:value-type="float">
            <text:p>349.418152</text:p>
          </table:table-cell>
          <table:table-cell office:value-type="float" office:value="349.75" calcext:value-type="float">
            <text:p>349.75</text:p>
          </table:table-cell>
          <table:table-cell office:value-type="float" office:value="12.325376" calcext:value-type="float">
            <text:p>12.325376</text:p>
          </table:table-cell>
          <table:table-cell table:formula="of:=[.C45]-[.C4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20" calcext:value-type="float">
            <text:p>7520</text:p>
          </table:table-cell>
          <table:table-cell office:value-type="float" office:value="349.451813" calcext:value-type="float">
            <text:p>349.45181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6563" calcext:value-type="float">
            <text:p>12.326563</text:p>
          </table:table-cell>
          <table:table-cell table:formula="of:=[.C46]-[.C4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31" calcext:value-type="float">
            <text:p>7531</text:p>
          </table:table-cell>
          <table:table-cell office:value-type="float" office:value="349.380432" calcext:value-type="float">
            <text:p>349.380432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4045" calcext:value-type="float">
            <text:p>12.324045</text:p>
          </table:table-cell>
          <table:table-cell table:formula="of:=[.C47]-[.C4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43" calcext:value-type="float">
            <text:p>7543</text:p>
          </table:table-cell>
          <table:table-cell office:value-type="float" office:value="349.41272" calcext:value-type="float">
            <text:p>349.41272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5184" calcext:value-type="float">
            <text:p>12.325184</text:p>
          </table:table-cell>
          <table:table-cell table:formula="of:=[.C48]-[.C4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54" calcext:value-type="float">
            <text:p>7554</text:p>
          </table:table-cell>
          <table:table-cell office:value-type="float" office:value="349.410461" calcext:value-type="float">
            <text:p>349.410461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25105" calcext:value-type="float">
            <text:p>12.325105</text:p>
          </table:table-cell>
          <table:table-cell table:formula="of:=[.C49]-[.C4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66" calcext:value-type="float">
            <text:p>756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20889" calcext:value-type="float">
            <text:p>12.320889</text:p>
          </table:table-cell>
          <table:table-cell table:formula="of:=[.C50]-[.C4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77" calcext:value-type="float">
            <text:p>7577</text:p>
          </table:table-cell>
          <table:table-cell office:value-type="float" office:value="349.312256" calcext:value-type="float">
            <text:p>349.312256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1641" calcext:value-type="float">
            <text:p>12.321641</text:p>
          </table:table-cell>
          <table:table-cell table:formula="of:=[.C51]-[.C5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88" calcext:value-type="float">
            <text:p>7588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193" calcext:value-type="float">
            <text:p>12.32193</text:p>
          </table:table-cell>
          <table:table-cell table:formula="of:=[.C52]-[.C5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00" calcext:value-type="float">
            <text:p>7600</text:p>
          </table:table-cell>
          <table:table-cell office:value-type="float" office:value="349.299072" calcext:value-type="float">
            <text:p>349.299072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1176" calcext:value-type="float">
            <text:p>12.321176</text:p>
          </table:table-cell>
          <table:table-cell table:formula="of:=[.C53]-[.C5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11" calcext:value-type="float">
            <text:p>7611</text:p>
          </table:table-cell>
          <table:table-cell office:value-type="float" office:value="349.387756" calcext:value-type="float">
            <text:p>349.387756</text:p>
          </table:table-cell>
          <table:table-cell office:value-type="float" office:value="349.649994" calcext:value-type="float">
            <text:p>349.649994</text:p>
          </table:table-cell>
          <table:table-cell office:value-type="float" office:value="12.324304" calcext:value-type="float">
            <text:p>12.324304</text:p>
          </table:table-cell>
          <table:table-cell table:formula="of:=[.C54]-[.C5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22" calcext:value-type="float">
            <text:p>7622</text:p>
          </table:table-cell>
          <table:table-cell office:value-type="float" office:value="349.470001" calcext:value-type="float">
            <text:p>349.470001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27205" calcext:value-type="float">
            <text:p>12.327205</text:p>
          </table:table-cell>
          <table:table-cell table:formula="of:=[.C55]-[.C5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34" calcext:value-type="float">
            <text:p>7634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5538" calcext:value-type="float">
            <text:p>12.325538</text:p>
          </table:table-cell>
          <table:table-cell table:formula="of:=[.C56]-[.C5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45" calcext:value-type="float">
            <text:p>7645</text:p>
          </table:table-cell>
          <table:table-cell office:value-type="float" office:value="349.51593" calcext:value-type="float">
            <text:p>349.51593</text:p>
          </table:table-cell>
          <table:table-cell office:value-type="float" office:value="349.825012" calcext:value-type="float">
            <text:p>349.825012</text:p>
          </table:table-cell>
          <table:table-cell office:value-type="float" office:value="12.328825" calcext:value-type="float">
            <text:p>12.328825</text:p>
          </table:table-cell>
          <table:table-cell table:formula="of:=[.C57]-[.C5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57" calcext:value-type="float">
            <text:p>7657</text:p>
          </table:table-cell>
          <table:table-cell office:value-type="float" office:value="349.566345" calcext:value-type="float">
            <text:p>349.566345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30604" calcext:value-type="float">
            <text:p>12.330604</text:p>
          </table:table-cell>
          <table:table-cell table:formula="of:=[.C58]-[.C5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68" calcext:value-type="float">
            <text:p>7668</text:p>
          </table:table-cell>
          <table:table-cell office:value-type="float" office:value="349.524536" calcext:value-type="float">
            <text:p>349.524536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9128" calcext:value-type="float">
            <text:p>12.329128</text:p>
          </table:table-cell>
          <table:table-cell table:formula="of:=[.C59]-[.C5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79" calcext:value-type="float">
            <text:p>7679</text:p>
          </table:table-cell>
          <table:table-cell office:value-type="float" office:value="349.551361" calcext:value-type="float">
            <text:p>349.551361</text:p>
          </table:table-cell>
          <table:table-cell office:value-type="float" office:value="349.697723" calcext:value-type="float">
            <text:p>349.697723</text:p>
          </table:table-cell>
          <table:table-cell office:value-type="float" office:value="12.330074" calcext:value-type="float">
            <text:p>12.330074</text:p>
          </table:table-cell>
          <table:table-cell table:formula="of:=[.C60]-[.C5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91" calcext:value-type="float">
            <text:p>7691</text:p>
          </table:table-cell>
          <table:table-cell office:value-type="float" office:value="349.581848" calcext:value-type="float">
            <text:p>349.581848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3115" calcext:value-type="float">
            <text:p>12.33115</text:p>
          </table:table-cell>
          <table:table-cell table:formula="of:=[.C61]-[.C6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02" calcext:value-type="float">
            <text:p>7702</text:p>
          </table:table-cell>
          <table:table-cell office:value-type="float" office:value="349.491821" calcext:value-type="float">
            <text:p>349.491821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7974" calcext:value-type="float">
            <text:p>12.327974</text:p>
          </table:table-cell>
          <table:table-cell table:formula="of:=[.C62]-[.C6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14" calcext:value-type="float">
            <text:p>7714</text:p>
          </table:table-cell>
          <table:table-cell office:value-type="float" office:value="349.526367" calcext:value-type="float">
            <text:p>349.526367</text:p>
          </table:table-cell>
          <table:table-cell office:value-type="float" office:value="349.693176" calcext:value-type="float">
            <text:p>349.693176</text:p>
          </table:table-cell>
          <table:table-cell office:value-type="float" office:value="12.329193" calcext:value-type="float">
            <text:p>12.329193</text:p>
          </table:table-cell>
          <table:table-cell table:formula="of:=[.C63]-[.C6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25" calcext:value-type="float">
            <text:p>7725</text:p>
          </table:table-cell>
          <table:table-cell office:value-type="float" office:value="349.507721" calcext:value-type="float">
            <text:p>349.50772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8535" calcext:value-type="float">
            <text:p>12.328535</text:p>
          </table:table-cell>
          <table:table-cell table:formula="of:=[.C64]-[.C6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36" calcext:value-type="float">
            <text:p>7736</text:p>
          </table:table-cell>
          <table:table-cell office:value-type="float" office:value="349.423157" calcext:value-type="float">
            <text:p>349.423157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5552" calcext:value-type="float">
            <text:p>12.325552</text:p>
          </table:table-cell>
          <table:table-cell table:formula="of:=[.C65]-[.C6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349.500916" calcext:value-type="float">
            <text:p>349.500916</text:p>
          </table:table-cell>
          <table:table-cell office:value-type="float" office:value="349.813629" calcext:value-type="float">
            <text:p>349.813629</text:p>
          </table:table-cell>
          <table:table-cell office:value-type="float" office:value="12.328296" calcext:value-type="float">
            <text:p>12.328296</text:p>
          </table:table-cell>
          <table:table-cell table:formula="of:=[.C66]-[.C6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59" calcext:value-type="float">
            <text:p>7759</text:p>
          </table:table-cell>
          <table:table-cell office:value-type="float" office:value="349.584534" calcext:value-type="float">
            <text:p>349.584534</text:p>
          </table:table-cell>
          <table:table-cell office:value-type="float" office:value="349.793182" calcext:value-type="float">
            <text:p>349.793182</text:p>
          </table:table-cell>
          <table:table-cell office:value-type="float" office:value="12.331244" calcext:value-type="float">
            <text:p>12.331244</text:p>
          </table:table-cell>
          <table:table-cell table:formula="of:=[.C67]-[.C6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70" calcext:value-type="float">
            <text:p>7770</text:p>
          </table:table-cell>
          <table:table-cell office:value-type="float" office:value="349.555878" calcext:value-type="float">
            <text:p>349.555878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30234" calcext:value-type="float">
            <text:p>12.330234</text:p>
          </table:table-cell>
          <table:table-cell table:formula="of:=[.C68]-[.C6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82" calcext:value-type="float">
            <text:p>7782</text:p>
          </table:table-cell>
          <table:table-cell office:value-type="float" office:value="349.606812" calcext:value-type="float">
            <text:p>349.606812</text:p>
          </table:table-cell>
          <table:table-cell office:value-type="float" office:value="349.602264" calcext:value-type="float">
            <text:p>349.602264</text:p>
          </table:table-cell>
          <table:table-cell office:value-type="float" office:value="12.33203" calcext:value-type="float">
            <text:p>12.33203</text:p>
          </table:table-cell>
          <table:table-cell table:formula="of:=[.C69]-[.C6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93" calcext:value-type="float">
            <text:p>7793</text:p>
          </table:table-cell>
          <table:table-cell office:value-type="float" office:value="349.627716" calcext:value-type="float">
            <text:p>349.62771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32768" calcext:value-type="float">
            <text:p>12.332768</text:p>
          </table:table-cell>
          <table:table-cell table:formula="of:=[.C70]-[.C6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05" calcext:value-type="float">
            <text:p>7805</text:p>
          </table:table-cell>
          <table:table-cell office:value-type="float" office:value="349.54953" calcext:value-type="float">
            <text:p>349.54953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3001" calcext:value-type="float">
            <text:p>12.33001</text:p>
          </table:table-cell>
          <table:table-cell table:formula="of:=[.C71]-[.C7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16" calcext:value-type="float">
            <text:p>7816</text:p>
          </table:table-cell>
          <table:table-cell office:value-type="float" office:value="349.52771" calcext:value-type="float">
            <text:p>349.52771</text:p>
          </table:table-cell>
          <table:table-cell office:value-type="float" office:value="349.684082" calcext:value-type="float">
            <text:p>349.684082</text:p>
          </table:table-cell>
          <table:table-cell office:value-type="float" office:value="12.329241" calcext:value-type="float">
            <text:p>12.329241</text:p>
          </table:table-cell>
          <table:table-cell table:formula="of:=[.C72]-[.C7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27" calcext:value-type="float">
            <text:p>7827</text:p>
          </table:table-cell>
          <table:table-cell office:value-type="float" office:value="349.544556" calcext:value-type="float">
            <text:p>349.544556</text:p>
          </table:table-cell>
          <table:table-cell office:value-type="float" office:value="349.634094" calcext:value-type="float">
            <text:p>349.634094</text:p>
          </table:table-cell>
          <table:table-cell office:value-type="float" office:value="12.329835" calcext:value-type="float">
            <text:p>12.329835</text:p>
          </table:table-cell>
          <table:table-cell table:formula="of:=[.C73]-[.C7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39" calcext:value-type="float">
            <text:p>7839</text:p>
          </table:table-cell>
          <table:table-cell office:value-type="float" office:value="349.529572" calcext:value-type="float">
            <text:p>349.529572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306" calcext:value-type="float">
            <text:p>12.329306</text:p>
          </table:table-cell>
          <table:table-cell table:formula="of:=[.C74]-[.C7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50" calcext:value-type="float">
            <text:p>7850</text:p>
          </table:table-cell>
          <table:table-cell office:value-type="float" office:value="349.576385" calcext:value-type="float">
            <text:p>349.576385</text:p>
          </table:table-cell>
          <table:table-cell office:value-type="float" office:value="349.613647" calcext:value-type="float">
            <text:p>349.613647</text:p>
          </table:table-cell>
          <table:table-cell office:value-type="float" office:value="12.330957" calcext:value-type="float">
            <text:p>12.330957</text:p>
          </table:table-cell>
          <table:table-cell table:formula="of:=[.C75]-[.C7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61" calcext:value-type="float">
            <text:p>7861</text:p>
          </table:table-cell>
          <table:table-cell office:value-type="float" office:value="349.578644" calcext:value-type="float">
            <text:p>349.578644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31038" calcext:value-type="float">
            <text:p>12.331038</text:p>
          </table:table-cell>
          <table:table-cell table:formula="of:=[.C76]-[.C7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73" calcext:value-type="float">
            <text:p>7873</text:p>
          </table:table-cell>
          <table:table-cell office:value-type="float" office:value="349.529572" calcext:value-type="float">
            <text:p>349.529572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9306" calcext:value-type="float">
            <text:p>12.329306</text:p>
          </table:table-cell>
          <table:table-cell table:formula="of:=[.C77]-[.C7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84" calcext:value-type="float">
            <text:p>7884</text:p>
          </table:table-cell>
          <table:table-cell office:value-type="float" office:value="349.546356" calcext:value-type="float">
            <text:p>349.546356</text:p>
          </table:table-cell>
          <table:table-cell office:value-type="float" office:value="349.71817" calcext:value-type="float">
            <text:p>349.71817</text:p>
          </table:table-cell>
          <table:table-cell office:value-type="float" office:value="12.329898" calcext:value-type="float">
            <text:p>12.329898</text:p>
          </table:table-cell>
          <table:table-cell table:formula="of:=[.C78]-[.C7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96" calcext:value-type="float">
            <text:p>7896</text:p>
          </table:table-cell>
          <table:table-cell office:value-type="float" office:value="349.539093" calcext:value-type="float">
            <text:p>349.539093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9642" calcext:value-type="float">
            <text:p>12.329642</text:p>
          </table:table-cell>
          <table:table-cell table:formula="of:=[.C79]-[.C7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07" calcext:value-type="float">
            <text:p>7907</text:p>
          </table:table-cell>
          <table:table-cell office:value-type="float" office:value="349.487244" calcext:value-type="float">
            <text:p>349.48724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7813" calcext:value-type="float">
            <text:p>12.327813</text:p>
          </table:table-cell>
          <table:table-cell table:formula="of:=[.C80]-[.C7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18" calcext:value-type="float">
            <text:p>7918</text:p>
          </table:table-cell>
          <table:table-cell office:value-type="float" office:value="349.529968" calcext:value-type="float">
            <text:p>349.529968</text:p>
          </table:table-cell>
          <table:table-cell office:value-type="float" office:value="349.647736" calcext:value-type="float">
            <text:p>349.647736</text:p>
          </table:table-cell>
          <table:table-cell office:value-type="float" office:value="12.32932" calcext:value-type="float">
            <text:p>12.32932</text:p>
          </table:table-cell>
          <table:table-cell table:formula="of:=[.C81]-[.C8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30" calcext:value-type="float">
            <text:p>7930</text:p>
          </table:table-cell>
          <table:table-cell office:value-type="float" office:value="349.554993" calcext:value-type="float">
            <text:p>349.554993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203" calcext:value-type="float">
            <text:p>12.330203</text:p>
          </table:table-cell>
          <table:table-cell table:formula="of:=[.C82]-[.C8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41" calcext:value-type="float">
            <text:p>7941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26259" calcext:value-type="float">
            <text:p>12.326259</text:p>
          </table:table-cell>
          <table:table-cell table:formula="of:=[.C83]-[.C8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52" calcext:value-type="float">
            <text:p>7952</text:p>
          </table:table-cell>
          <table:table-cell office:value-type="float" office:value="349.401794" calcext:value-type="float">
            <text:p>349.401794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4799" calcext:value-type="float">
            <text:p>12.324799</text:p>
          </table:table-cell>
          <table:table-cell table:formula="of:=[.C84]-[.C8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4" calcext:value-type="float">
            <text:p>7964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23837" calcext:value-type="float">
            <text:p>12.323837</text:p>
          </table:table-cell>
          <table:table-cell table:formula="of:=[.C85]-[.C8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349.300446" calcext:value-type="float">
            <text:p>349.30044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1224" calcext:value-type="float">
            <text:p>12.321224</text:p>
          </table:table-cell>
          <table:table-cell table:formula="of:=[.C86]-[.C8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349.327698" calcext:value-type="float">
            <text:p>349.327698</text:p>
          </table:table-cell>
          <table:table-cell office:value-type="float" office:value="349.700012" calcext:value-type="float">
            <text:p>349.700012</text:p>
          </table:table-cell>
          <table:table-cell office:value-type="float" office:value="12.322186" calcext:value-type="float">
            <text:p>12.322186</text:p>
          </table:table-cell>
          <table:table-cell table:formula="of:=[.C87]-[.C8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98" calcext:value-type="float">
            <text:p>7998</text:p>
          </table:table-cell>
          <table:table-cell office:value-type="float" office:value="349.406342" calcext:value-type="float">
            <text:p>349.406342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2496" calcext:value-type="float">
            <text:p>12.32496</text:p>
          </table:table-cell>
          <table:table-cell table:formula="of:=[.C88]-[.C8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8009" calcext:value-type="float">
            <text:p>8009</text:p>
          </table:table-cell>
          <table:table-cell office:value-type="float" office:value="349.407257" calcext:value-type="float">
            <text:p>349.407257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4991" calcext:value-type="float">
            <text:p>12.324991</text:p>
          </table:table-cell>
          <table:table-cell table:formula="of:=[.C89]-[.C8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21" calcext:value-type="float">
            <text:p>8021</text:p>
          </table:table-cell>
          <table:table-cell office:value-type="float" office:value="349.463196" calcext:value-type="float">
            <text:p>349.463196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6964" calcext:value-type="float">
            <text:p>12.326964</text:p>
          </table:table-cell>
          <table:table-cell table:formula="of:=[.C90]-[.C8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32" calcext:value-type="float">
            <text:p>8032</text:p>
          </table:table-cell>
          <table:table-cell office:value-type="float" office:value="349.487305" calcext:value-type="float">
            <text:p>349.487305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7815" calcext:value-type="float">
            <text:p>12.327815</text:p>
          </table:table-cell>
          <table:table-cell table:formula="of:=[.C91]-[.C9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43" calcext:value-type="float">
            <text:p>8043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24575" calcext:value-type="float">
            <text:p>12.324575</text:p>
          </table:table-cell>
          <table:table-cell table:formula="of:=[.C92]-[.C9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349.399109" calcext:value-type="float">
            <text:p>349.399109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24704" calcext:value-type="float">
            <text:p>12.324704</text:p>
          </table:table-cell>
          <table:table-cell table:formula="of:=[.C93]-[.C9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66" calcext:value-type="float">
            <text:p>8066</text:p>
          </table:table-cell>
          <table:table-cell office:value-type="float" office:value="349.427734" calcext:value-type="float">
            <text:p>349.427734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714" calcext:value-type="float">
            <text:p>12.325714</text:p>
          </table:table-cell>
          <table:table-cell table:formula="of:=[.C94]-[.C9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78" calcext:value-type="float">
            <text:p>8078</text:p>
          </table:table-cell>
          <table:table-cell office:value-type="float" office:value="349.324524" calcext:value-type="float">
            <text:p>349.324524</text:p>
          </table:table-cell>
          <table:table-cell office:value-type="float" office:value="348.981812" calcext:value-type="float">
            <text:p>348.981812</text:p>
          </table:table-cell>
          <table:table-cell office:value-type="float" office:value="12.322073" calcext:value-type="float">
            <text:p>12.322073</text:p>
          </table:table-cell>
          <table:table-cell table:formula="of:=[.C95]-[.C9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89" calcext:value-type="float">
            <text:p>8089</text:p>
          </table:table-cell>
          <table:table-cell office:value-type="float" office:value="349.304565" calcext:value-type="float">
            <text:p>349.304565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369" calcext:value-type="float">
            <text:p>12.321369</text:p>
          </table:table-cell>
          <table:table-cell table:formula="of:=[.C96]-[.C9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349.320435" calcext:value-type="float">
            <text:p>349.320435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29" calcext:value-type="float">
            <text:p>12.321929</text:p>
          </table:table-cell>
          <table:table-cell table:formula="of:=[.C97]-[.C9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12" calcext:value-type="float">
            <text:p>8112</text:p>
          </table:table-cell>
          <table:table-cell office:value-type="float" office:value="349.255005" calcext:value-type="float">
            <text:p>349.255005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621" calcext:value-type="float">
            <text:p>12.319621</text:p>
          </table:table-cell>
          <table:table-cell table:formula="of:=[.C98]-[.C9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23" calcext:value-type="float">
            <text:p>8123</text:p>
          </table:table-cell>
          <table:table-cell office:value-type="float" office:value="349.327698" calcext:value-type="float">
            <text:p>349.327698</text:p>
          </table:table-cell>
          <table:table-cell office:value-type="float" office:value="349.795441" calcext:value-type="float">
            <text:p>349.795441</text:p>
          </table:table-cell>
          <table:table-cell office:value-type="float" office:value="12.322186" calcext:value-type="float">
            <text:p>12.322186</text:p>
          </table:table-cell>
          <table:table-cell table:formula="of:=[.C99]-[.C9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35" calcext:value-type="float">
            <text:p>8135</text:p>
          </table:table-cell>
          <table:table-cell office:value-type="float" office:value="349.413147" calcext:value-type="float">
            <text:p>349.41314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199" calcext:value-type="float">
            <text:p>12.325199</text:p>
          </table:table-cell>
          <table:table-cell table:formula="of:=[.C100]-[.C9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46" calcext:value-type="float">
            <text:p>8146</text:p>
          </table:table-cell>
          <table:table-cell office:value-type="float" office:value="349.417267" calcext:value-type="float">
            <text:p>349.417267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5345" calcext:value-type="float">
            <text:p>12.325345</text:p>
          </table:table-cell>
          <table:table-cell table:formula="of:=[.C101]-[.C10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57" calcext:value-type="float">
            <text:p>8157</text:p>
          </table:table-cell>
          <table:table-cell office:value-type="float" office:value="349.487244" calcext:value-type="float">
            <text:p>349.487244</text:p>
          </table:table-cell>
          <table:table-cell office:value-type="float" office:value="349.670441" calcext:value-type="float">
            <text:p>349.670441</text:p>
          </table:table-cell>
          <table:table-cell office:value-type="float" office:value="12.327813" calcext:value-type="float">
            <text:p>12.327813</text:p>
          </table:table-cell>
          <table:table-cell table:formula="of:=[.C102]-[.C10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69" calcext:value-type="float">
            <text:p>8169</text:p>
          </table:table-cell>
          <table:table-cell office:value-type="float" office:value="349.51178" calcext:value-type="float">
            <text:p>349.51178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8678" calcext:value-type="float">
            <text:p>12.328678</text:p>
          </table:table-cell>
          <table:table-cell table:formula="of:=[.C103]-[.C10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80" calcext:value-type="float">
            <text:p>8180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5617" calcext:value-type="float">
            <text:p>12.325617</text:p>
          </table:table-cell>
          <table:table-cell table:formula="of:=[.C104]-[.C10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91" calcext:value-type="float">
            <text:p>8191</text:p>
          </table:table-cell>
          <table:table-cell office:value-type="float" office:value="349.497711" calcext:value-type="float">
            <text:p>349.497711</text:p>
          </table:table-cell>
          <table:table-cell office:value-type="float" office:value="349.772736" calcext:value-type="float">
            <text:p>349.772736</text:p>
          </table:table-cell>
          <table:table-cell office:value-type="float" office:value="12.328182" calcext:value-type="float">
            <text:p>12.328182</text:p>
          </table:table-cell>
          <table:table-cell table:formula="of:=[.C105]-[.C10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03" calcext:value-type="float">
            <text:p>8203</text:p>
          </table:table-cell>
          <table:table-cell office:value-type="float" office:value="349.43042" calcext:value-type="float">
            <text:p>349.43042</text:p>
          </table:table-cell>
          <table:table-cell office:value-type="float" office:value="348.981812" calcext:value-type="float">
            <text:p>348.981812</text:p>
          </table:table-cell>
          <table:table-cell office:value-type="float" office:value="12.325809" calcext:value-type="float">
            <text:p>12.325809</text:p>
          </table:table-cell>
          <table:table-cell table:formula="of:=[.C106]-[.C10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14" calcext:value-type="float">
            <text:p>8214</text:p>
          </table:table-cell>
          <table:table-cell office:value-type="float" office:value="349.27179" calcext:value-type="float">
            <text:p>349.27179</text:p>
          </table:table-cell>
          <table:table-cell office:value-type="float" office:value="348.877258" calcext:value-type="float">
            <text:p>348.877258</text:p>
          </table:table-cell>
          <table:table-cell office:value-type="float" office:value="12.320213" calcext:value-type="float">
            <text:p>12.320213</text:p>
          </table:table-cell>
          <table:table-cell table:formula="of:=[.C107]-[.C10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26" calcext:value-type="float">
            <text:p>8226</text:p>
          </table:table-cell>
          <table:table-cell office:value-type="float" office:value="349.351349" calcext:value-type="float">
            <text:p>349.351349</text:p>
          </table:table-cell>
          <table:table-cell office:value-type="float" office:value="349.763641" calcext:value-type="float">
            <text:p>349.763641</text:p>
          </table:table-cell>
          <table:table-cell office:value-type="float" office:value="12.323019" calcext:value-type="float">
            <text:p>12.323019</text:p>
          </table:table-cell>
          <table:table-cell table:formula="of:=[.C108]-[.C10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349.604553" calcext:value-type="float">
            <text:p>349.604553</text:p>
          </table:table-cell>
          <table:table-cell office:value-type="float" office:value="12.324736" calcext:value-type="float">
            <text:p>12.324736</text:p>
          </table:table-cell>
          <table:table-cell table:formula="of:=[.C109]-[.C10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48" calcext:value-type="float">
            <text:p>8248</text:p>
          </table:table-cell>
          <table:table-cell office:value-type="float" office:value="349.299103" calcext:value-type="float">
            <text:p>349.299103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1177" calcext:value-type="float">
            <text:p>12.321177</text:p>
          </table:table-cell>
          <table:table-cell table:formula="of:=[.C110]-[.C10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60" calcext:value-type="float">
            <text:p>8260</text:p>
          </table:table-cell>
          <table:table-cell office:value-type="float" office:value="349.419983" calcext:value-type="float">
            <text:p>349.419983</text:p>
          </table:table-cell>
          <table:table-cell office:value-type="float" office:value="349.586365" calcext:value-type="float">
            <text:p>349.586365</text:p>
          </table:table-cell>
          <table:table-cell office:value-type="float" office:value="12.32544" calcext:value-type="float">
            <text:p>12.32544</text:p>
          </table:table-cell>
          <table:table-cell table:formula="of:=[.C111]-[.C11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71" calcext:value-type="float">
            <text:p>8271</text:p>
          </table:table-cell>
          <table:table-cell office:value-type="float" office:value="349.508179" calcext:value-type="float">
            <text:p>349.508179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8551" calcext:value-type="float">
            <text:p>12.328551</text:p>
          </table:table-cell>
          <table:table-cell table:formula="of:=[.C112]-[.C11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82" calcext:value-type="float">
            <text:p>8282</text:p>
          </table:table-cell>
          <table:table-cell office:value-type="float" office:value="349.43866" calcext:value-type="float">
            <text:p>349.43866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6099" calcext:value-type="float">
            <text:p>12.326099</text:p>
          </table:table-cell>
          <table:table-cell table:formula="of:=[.C113]-[.C11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94" calcext:value-type="float">
            <text:p>8294</text:p>
          </table:table-cell>
          <table:table-cell office:value-type="float" office:value="349.44046" calcext:value-type="float">
            <text:p>349.44046</text:p>
          </table:table-cell>
          <table:table-cell office:value-type="float" office:value="349.613647" calcext:value-type="float">
            <text:p>349.613647</text:p>
          </table:table-cell>
          <table:table-cell office:value-type="float" office:value="12.326162" calcext:value-type="float">
            <text:p>12.326162</text:p>
          </table:table-cell>
          <table:table-cell table:formula="of:=[.C114]-[.C11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05" calcext:value-type="float">
            <text:p>8305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8.945465" calcext:value-type="float">
            <text:p>348.945465</text:p>
          </table:table-cell>
          <table:table-cell office:value-type="float" office:value="12.323886" calcext:value-type="float">
            <text:p>12.323886</text:p>
          </table:table-cell>
          <table:table-cell table:formula="of:=[.C115]-[.C11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17" calcext:value-type="float">
            <text:p>8317</text:p>
          </table:table-cell>
          <table:table-cell office:value-type="float" office:value="349.276367" calcext:value-type="float">
            <text:p>349.276367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20374" calcext:value-type="float">
            <text:p>12.320374</text:p>
          </table:table-cell>
          <table:table-cell table:formula="of:=[.C116]-[.C11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28" calcext:value-type="float">
            <text:p>8328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1593" calcext:value-type="float">
            <text:p>12.321593</text:p>
          </table:table-cell>
          <table:table-cell table:formula="of:=[.C117]-[.C11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39" calcext:value-type="float">
            <text:p>8339</text:p>
          </table:table-cell>
          <table:table-cell office:value-type="float" office:value="349.275909" calcext:value-type="float">
            <text:p>349.275909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20358" calcext:value-type="float">
            <text:p>12.320358</text:p>
          </table:table-cell>
          <table:table-cell table:formula="of:=[.C118]-[.C11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51" calcext:value-type="float">
            <text:p>8351</text:p>
          </table:table-cell>
          <table:table-cell office:value-type="float" office:value="349.237244" calcext:value-type="float">
            <text:p>349.237244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18995" calcext:value-type="float">
            <text:p>12.318995</text:p>
          </table:table-cell>
          <table:table-cell table:formula="of:=[.C119]-[.C11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62" calcext:value-type="float">
            <text:p>8362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679535" calcext:value-type="float">
            <text:p>349.679535</text:p>
          </table:table-cell>
          <table:table-cell office:value-type="float" office:value="12.324175" calcext:value-type="float">
            <text:p>12.324175</text:p>
          </table:table-cell>
          <table:table-cell table:formula="of:=[.C120]-[.C11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73" calcext:value-type="float">
            <text:p>8373</text:p>
          </table:table-cell>
          <table:table-cell office:value-type="float" office:value="349.44046" calcext:value-type="float">
            <text:p>349.44046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6162" calcext:value-type="float">
            <text:p>12.326162</text:p>
          </table:table-cell>
          <table:table-cell table:formula="of:=[.C121]-[.C12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85" calcext:value-type="float">
            <text:p>8385</text:p>
          </table:table-cell>
          <table:table-cell office:value-type="float" office:value="349.457733" calcext:value-type="float">
            <text:p>349.457733</text:p>
          </table:table-cell>
          <table:table-cell office:value-type="float" office:value="349.577271" calcext:value-type="float">
            <text:p>349.577271</text:p>
          </table:table-cell>
          <table:table-cell office:value-type="float" office:value="12.326772" calcext:value-type="float">
            <text:p>12.326772</text:p>
          </table:table-cell>
          <table:table-cell table:formula="of:=[.C122]-[.C12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96" calcext:value-type="float">
            <text:p>8396</text:p>
          </table:table-cell>
          <table:table-cell office:value-type="float" office:value="349.533173" calcext:value-type="float">
            <text:p>349.533173</text:p>
          </table:table-cell>
          <table:table-cell office:value-type="float" office:value="349.618195" calcext:value-type="float">
            <text:p>349.618195</text:p>
          </table:table-cell>
          <table:table-cell office:value-type="float" office:value="12.329433" calcext:value-type="float">
            <text:p>12.329433</text:p>
          </table:table-cell>
          <table:table-cell table:formula="of:=[.C123]-[.C12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08" calcext:value-type="float">
            <text:p>8408</text:p>
          </table:table-cell>
          <table:table-cell office:value-type="float" office:value="349.448669" calcext:value-type="float">
            <text:p>349.448669</text:p>
          </table:table-cell>
          <table:table-cell office:value-type="float" office:value="348.997742" calcext:value-type="float">
            <text:p>348.997742</text:p>
          </table:table-cell>
          <table:table-cell office:value-type="float" office:value="12.326452" calcext:value-type="float">
            <text:p>12.326452</text:p>
          </table:table-cell>
          <table:table-cell table:formula="of:=[.C124]-[.C12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19" calcext:value-type="float">
            <text:p>8419</text:p>
          </table:table-cell>
          <table:table-cell office:value-type="float" office:value="349.380463" calcext:value-type="float">
            <text:p>349.38046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4046" calcext:value-type="float">
            <text:p>12.324046</text:p>
          </table:table-cell>
          <table:table-cell table:formula="of:=[.C125]-[.C12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30" calcext:value-type="float">
            <text:p>8430</text:p>
          </table:table-cell>
          <table:table-cell office:value-type="float" office:value="349.420013" calcext:value-type="float">
            <text:p>349.420013</text:p>
          </table:table-cell>
          <table:table-cell office:value-type="float" office:value="349.568176" calcext:value-type="float">
            <text:p>349.568176</text:p>
          </table:table-cell>
          <table:table-cell office:value-type="float" office:value="12.325441" calcext:value-type="float">
            <text:p>12.325441</text:p>
          </table:table-cell>
          <table:table-cell table:formula="of:=[.C126]-[.C12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42" calcext:value-type="float">
            <text:p>844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22651" calcext:value-type="float">
            <text:p>12.322651</text:p>
          </table:table-cell>
          <table:table-cell table:formula="of:=[.C127]-[.C1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53" calcext:value-type="float">
            <text:p>8453</text:p>
          </table:table-cell>
          <table:table-cell office:value-type="float" office:value="349.317719" calcext:value-type="float">
            <text:p>349.317719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1834" calcext:value-type="float">
            <text:p>12.321834</text:p>
          </table:table-cell>
          <table:table-cell table:formula="of:=[.C128]-[.C12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64" calcext:value-type="float">
            <text:p>8464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349.75" calcext:value-type="float">
            <text:p>349.75</text:p>
          </table:table-cell>
          <table:table-cell office:value-type="float" office:value="12.32714" calcext:value-type="float">
            <text:p>12.32714</text:p>
          </table:table-cell>
          <table:table-cell table:formula="of:=[.C129]-[.C12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76" calcext:value-type="float">
            <text:p>8476</text:p>
          </table:table-cell>
          <table:table-cell office:value-type="float" office:value="349.484985" calcext:value-type="float">
            <text:p>349.484985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7733" calcext:value-type="float">
            <text:p>12.327733</text:p>
          </table:table-cell>
          <table:table-cell table:formula="of:=[.C130]-[.C12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87" calcext:value-type="float">
            <text:p>8487</text:p>
          </table:table-cell>
          <table:table-cell office:value-type="float" office:value="349.503632" calcext:value-type="float">
            <text:p>349.503632</text:p>
          </table:table-cell>
          <table:table-cell office:value-type="float" office:value="349.661377" calcext:value-type="float">
            <text:p>349.661377</text:p>
          </table:table-cell>
          <table:table-cell office:value-type="float" office:value="12.328391" calcext:value-type="float">
            <text:p>12.328391</text:p>
          </table:table-cell>
          <table:table-cell table:formula="of:=[.C131]-[.C13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99" calcext:value-type="float">
            <text:p>8499</text:p>
          </table:table-cell>
          <table:table-cell office:value-type="float" office:value="349.584106" calcext:value-type="float">
            <text:p>349.584106</text:p>
          </table:table-cell>
          <table:table-cell office:value-type="float" office:value="349.584076" calcext:value-type="float">
            <text:p>349.584076</text:p>
          </table:table-cell>
          <table:table-cell office:value-type="float" office:value="12.33123" calcext:value-type="float">
            <text:p>12.33123</text:p>
          </table:table-cell>
          <table:table-cell table:formula="of:=[.C132]-[.C13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10" calcext:value-type="float">
            <text:p>8510</text:p>
          </table:table-cell>
          <table:table-cell office:value-type="float" office:value="349.567291" calcext:value-type="float">
            <text:p>349.567291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30637" calcext:value-type="float">
            <text:p>12.330637</text:p>
          </table:table-cell>
          <table:table-cell table:formula="of:=[.C133]-[.C13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21" calcext:value-type="float">
            <text:p>8521</text:p>
          </table:table-cell>
          <table:table-cell office:value-type="float" office:value="349.559998" calcext:value-type="float">
            <text:p>349.559998</text:p>
          </table:table-cell>
          <table:table-cell office:value-type="float" office:value="349.713623" calcext:value-type="float">
            <text:p>349.713623</text:p>
          </table:table-cell>
          <table:table-cell office:value-type="float" office:value="12.330379" calcext:value-type="float">
            <text:p>12.330379</text:p>
          </table:table-cell>
          <table:table-cell table:formula="of:=[.C134]-[.C13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33" calcext:value-type="float">
            <text:p>8533</text:p>
          </table:table-cell>
          <table:table-cell office:value-type="float" office:value="349.63681" calcext:value-type="float">
            <text:p>349.63681</text:p>
          </table:table-cell>
          <table:table-cell office:value-type="float" office:value="349.806824" calcext:value-type="float">
            <text:p>349.806824</text:p>
          </table:table-cell>
          <table:table-cell office:value-type="float" office:value="12.333089" calcext:value-type="float">
            <text:p>12.333089</text:p>
          </table:table-cell>
          <table:table-cell table:formula="of:=[.C135]-[.C13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44" calcext:value-type="float">
            <text:p>8544</text:p>
          </table:table-cell>
          <table:table-cell office:value-type="float" office:value="349.493652" calcext:value-type="float">
            <text:p>349.493652</text:p>
          </table:table-cell>
          <table:table-cell office:value-type="float" office:value="348.945465" calcext:value-type="float">
            <text:p>348.945465</text:p>
          </table:table-cell>
          <table:table-cell office:value-type="float" office:value="12.328039" calcext:value-type="float">
            <text:p>12.328039</text:p>
          </table:table-cell>
          <table:table-cell table:formula="of:=[.C136]-[.C13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56" calcext:value-type="float">
            <text:p>8556</text:p>
          </table:table-cell>
          <table:table-cell office:value-type="float" office:value="349.418152" calcext:value-type="float">
            <text:p>349.418152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25376" calcext:value-type="float">
            <text:p>12.325376</text:p>
          </table:table-cell>
          <table:table-cell table:formula="of:=[.C137]-[.C13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67" calcext:value-type="float">
            <text:p>8567</text:p>
          </table:table-cell>
          <table:table-cell office:value-type="float" office:value="349.487732" calcext:value-type="float">
            <text:p>349.487732</text:p>
          </table:table-cell>
          <table:table-cell office:value-type="float" office:value="349.7659" calcext:value-type="float">
            <text:p>349.7659</text:p>
          </table:table-cell>
          <table:table-cell office:value-type="float" office:value="12.32783" calcext:value-type="float">
            <text:p>12.32783</text:p>
          </table:table-cell>
          <table:table-cell table:formula="of:=[.C138]-[.C13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78" calcext:value-type="float">
            <text:p>8578</text:p>
          </table:table-cell>
          <table:table-cell office:value-type="float" office:value="349.421387" calcext:value-type="float">
            <text:p>349.421387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549" calcext:value-type="float">
            <text:p>12.32549</text:p>
          </table:table-cell>
          <table:table-cell table:formula="of:=[.C139]-[.C13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90" calcext:value-type="float">
            <text:p>8590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3277" calcext:value-type="float">
            <text:p>12.323277</text:p>
          </table:table-cell>
          <table:table-cell table:formula="of:=[.C140]-[.C13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01" calcext:value-type="float">
            <text:p>8601</text:p>
          </table:table-cell>
          <table:table-cell office:value-type="float" office:value="349.491364" calcext:value-type="float">
            <text:p>349.491364</text:p>
          </table:table-cell>
          <table:table-cell office:value-type="float" office:value="349.6091" calcext:value-type="float">
            <text:p>349.6091</text:p>
          </table:table-cell>
          <table:table-cell office:value-type="float" office:value="12.327958" calcext:value-type="float">
            <text:p>12.327958</text:p>
          </table:table-cell>
          <table:table-cell table:formula="of:=[.C141]-[.C14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12" calcext:value-type="float">
            <text:p>8612</text:p>
          </table:table-cell>
          <table:table-cell office:value-type="float" office:value="349.513184" calcext:value-type="float">
            <text:p>349.513184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8728" calcext:value-type="float">
            <text:p>12.328728</text:p>
          </table:table-cell>
          <table:table-cell table:formula="of:=[.C142]-[.C14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24" calcext:value-type="float">
            <text:p>8624</text:p>
          </table:table-cell>
          <table:table-cell office:value-type="float" office:value="349.477722" calcext:value-type="float">
            <text:p>349.477722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27477" calcext:value-type="float">
            <text:p>12.327477</text:p>
          </table:table-cell>
          <table:table-cell table:formula="of:=[.C143]-[.C14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35" calcext:value-type="float">
            <text:p>8635</text:p>
          </table:table-cell>
          <table:table-cell office:value-type="float" office:value="349.532288" calcext:value-type="float">
            <text:p>349.532288</text:p>
          </table:table-cell>
          <table:table-cell office:value-type="float" office:value="349.654541" calcext:value-type="float">
            <text:p>349.654541</text:p>
          </table:table-cell>
          <table:table-cell office:value-type="float" office:value="12.329402" calcext:value-type="float">
            <text:p>12.329402</text:p>
          </table:table-cell>
          <table:table-cell table:formula="of:=[.C144]-[.C14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47" calcext:value-type="float">
            <text:p>8647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26419" calcext:value-type="float">
            <text:p>12.326419</text:p>
          </table:table-cell>
          <table:table-cell table:formula="of:=[.C145]-[.C14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58" calcext:value-type="float">
            <text:p>8658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04" calcext:value-type="float">
            <text:p>12.32504</text:p>
          </table:table-cell>
          <table:table-cell table:formula="of:=[.C146]-[.C14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69" calcext:value-type="float">
            <text:p>8669</text:p>
          </table:table-cell>
          <table:table-cell office:value-type="float" office:value="349.501801" calcext:value-type="float">
            <text:p>349.501801</text:p>
          </table:table-cell>
          <table:table-cell office:value-type="float" office:value="349.78183" calcext:value-type="float">
            <text:p>349.78183</text:p>
          </table:table-cell>
          <table:table-cell office:value-type="float" office:value="12.328326" calcext:value-type="float">
            <text:p>12.328326</text:p>
          </table:table-cell>
          <table:table-cell table:formula="of:=[.C147]-[.C14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81" calcext:value-type="float">
            <text:p>8681</text:p>
          </table:table-cell>
          <table:table-cell office:value-type="float" office:value="349.439087" calcext:value-type="float">
            <text:p>349.439087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6115" calcext:value-type="float">
            <text:p>12.326115</text:p>
          </table:table-cell>
          <table:table-cell table:formula="of:=[.C148]-[.C14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92" calcext:value-type="float">
            <text:p>8692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22891" calcext:value-type="float">
            <text:p>12.322891</text:p>
          </table:table-cell>
          <table:table-cell table:formula="of:=[.C149]-[.C14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03" calcext:value-type="float">
            <text:p>8703</text:p>
          </table:table-cell>
          <table:table-cell office:value-type="float" office:value="349.428162" calcext:value-type="float">
            <text:p>349.428162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5729" calcext:value-type="float">
            <text:p>12.325729</text:p>
          </table:table-cell>
          <table:table-cell table:formula="of:=[.C150]-[.C14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15" calcext:value-type="float">
            <text:p>8715</text:p>
          </table:table-cell>
          <table:table-cell office:value-type="float" office:value="349.433655" calcext:value-type="float">
            <text:p>349.433655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5923" calcext:value-type="float">
            <text:p>12.325923</text:p>
          </table:table-cell>
          <table:table-cell table:formula="of:=[.C151]-[.C15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26" calcext:value-type="float">
            <text:p>8726</text:p>
          </table:table-cell>
          <table:table-cell office:value-type="float" office:value="349.362244" calcext:value-type="float">
            <text:p>349.362244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3403" calcext:value-type="float">
            <text:p>12.323403</text:p>
          </table:table-cell>
          <table:table-cell table:formula="of:=[.C152]-[.C15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38" calcext:value-type="float">
            <text:p>8738</text:p>
          </table:table-cell>
          <table:table-cell office:value-type="float" office:value="349.420471" calcext:value-type="float">
            <text:p>349.420471</text:p>
          </table:table-cell>
          <table:table-cell office:value-type="float" office:value="349.565918" calcext:value-type="float">
            <text:p>349.565918</text:p>
          </table:table-cell>
          <table:table-cell office:value-type="float" office:value="12.325458" calcext:value-type="float">
            <text:p>12.325458</text:p>
          </table:table-cell>
          <table:table-cell table:formula="of:=[.C153]-[.C15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49" calcext:value-type="float">
            <text:p>8749</text:p>
          </table:table-cell>
          <table:table-cell office:value-type="float" office:value="349.447266" calcext:value-type="float">
            <text:p>349.44726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6403" calcext:value-type="float">
            <text:p>12.326403</text:p>
          </table:table-cell>
          <table:table-cell table:formula="of:=[.C154]-[.C15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60" calcext:value-type="float">
            <text:p>8760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5617" calcext:value-type="float">
            <text:p>12.325617</text:p>
          </table:table-cell>
          <table:table-cell table:formula="of:=[.C155]-[.C15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72" calcext:value-type="float">
            <text:p>8772</text:p>
          </table:table-cell>
          <table:table-cell office:value-type="float" office:value="349.407715" calcext:value-type="float">
            <text:p>349.407715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5007" calcext:value-type="float">
            <text:p>12.325007</text:p>
          </table:table-cell>
          <table:table-cell table:formula="of:=[.C156]-[.C15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83" calcext:value-type="float">
            <text:p>8783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23501" calcext:value-type="float">
            <text:p>12.323501</text:p>
          </table:table-cell>
          <table:table-cell table:formula="of:=[.C157]-[.C15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94" calcext:value-type="float">
            <text:p>8794</text:p>
          </table:table-cell>
          <table:table-cell office:value-type="float" office:value="349.357269" calcext:value-type="float">
            <text:p>349.357269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3228" calcext:value-type="float">
            <text:p>12.323228</text:p>
          </table:table-cell>
          <table:table-cell table:formula="of:=[.C158]-[.C15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06" calcext:value-type="float">
            <text:p>8806</text:p>
          </table:table-cell>
          <table:table-cell office:value-type="float" office:value="349.391815" calcext:value-type="float">
            <text:p>349.391815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4447" calcext:value-type="float">
            <text:p>12.324447</text:p>
          </table:table-cell>
          <table:table-cell table:formula="of:=[.C159]-[.C15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17" calcext:value-type="float">
            <text:p>8817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3998" calcext:value-type="float">
            <text:p>12.323998</text:p>
          </table:table-cell>
          <table:table-cell table:formula="of:=[.C160]-[.C15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29" calcext:value-type="float">
            <text:p>8829</text:p>
          </table:table-cell>
          <table:table-cell office:value-type="float" office:value="349.389557" calcext:value-type="float">
            <text:p>349.389557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368" calcext:value-type="float">
            <text:p>12.324368</text:p>
          </table:table-cell>
          <table:table-cell table:formula="of:=[.C161]-[.C16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40" calcext:value-type="float">
            <text:p>8840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23853" calcext:value-type="float">
            <text:p>12.323853</text:p>
          </table:table-cell>
          <table:table-cell table:formula="of:=[.C162]-[.C16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51" calcext:value-type="float">
            <text:p>8851</text:p>
          </table:table-cell>
          <table:table-cell office:value-type="float" office:value="349.275909" calcext:value-type="float">
            <text:p>349.275909</text:p>
          </table:table-cell>
          <table:table-cell office:value-type="float" office:value="349.03183" calcext:value-type="float">
            <text:p>349.03183</text:p>
          </table:table-cell>
          <table:table-cell office:value-type="float" office:value="12.320358" calcext:value-type="float">
            <text:p>12.320358</text:p>
          </table:table-cell>
          <table:table-cell table:formula="of:=[.C163]-[.C16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63" calcext:value-type="float">
            <text:p>8863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0086" calcext:value-type="float">
            <text:p>12.320086</text:p>
          </table:table-cell>
          <table:table-cell table:formula="of:=[.C164]-[.C16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74" calcext:value-type="float">
            <text:p>8874</text:p>
          </table:table-cell>
          <table:table-cell office:value-type="float" office:value="349.301361" calcext:value-type="float">
            <text:p>349.301361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1257" calcext:value-type="float">
            <text:p>12.321257</text:p>
          </table:table-cell>
          <table:table-cell table:formula="of:=[.C165]-[.C16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85" calcext:value-type="float">
            <text:p>8885</text:p>
          </table:table-cell>
          <table:table-cell office:value-type="float" office:value="349.296356" calcext:value-type="float">
            <text:p>349.296356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1079" calcext:value-type="float">
            <text:p>12.321079</text:p>
          </table:table-cell>
          <table:table-cell table:formula="of:=[.C166]-[.C16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97" calcext:value-type="float">
            <text:p>8897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2796" calcext:value-type="float">
            <text:p>12.322796</text:p>
          </table:table-cell>
          <table:table-cell table:formula="of:=[.C167]-[.C16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08" calcext:value-type="float">
            <text:p>8908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4993" calcext:value-type="float">
            <text:p>12.324993</text:p>
          </table:table-cell>
          <table:table-cell table:formula="of:=[.C168]-[.C16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20" calcext:value-type="float">
            <text:p>8920</text:p>
          </table:table-cell>
          <table:table-cell office:value-type="float" office:value="349.293152" calcext:value-type="float">
            <text:p>349.293152</text:p>
          </table:table-cell>
          <table:table-cell office:value-type="float" office:value="348.895447" calcext:value-type="float">
            <text:p>348.895447</text:p>
          </table:table-cell>
          <table:table-cell office:value-type="float" office:value="12.320967" calcext:value-type="float">
            <text:p>12.320967</text:p>
          </table:table-cell>
          <table:table-cell table:formula="of:=[.C169]-[.C16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31" calcext:value-type="float">
            <text:p>8931</text:p>
          </table:table-cell>
          <table:table-cell office:value-type="float" office:value="349.281342" calcext:value-type="float">
            <text:p>349.281342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055" calcext:value-type="float">
            <text:p>12.32055</text:p>
          </table:table-cell>
          <table:table-cell table:formula="of:=[.C170]-[.C16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42" calcext:value-type="float">
            <text:p>8942</text:p>
          </table:table-cell>
          <table:table-cell office:value-type="float" office:value="349.353607" calcext:value-type="float">
            <text:p>349.353607</text:p>
          </table:table-cell>
          <table:table-cell office:value-type="float" office:value="349.743195" calcext:value-type="float">
            <text:p>349.743195</text:p>
          </table:table-cell>
          <table:table-cell office:value-type="float" office:value="12.323099" calcext:value-type="float">
            <text:p>12.323099</text:p>
          </table:table-cell>
          <table:table-cell table:formula="of:=[.C171]-[.C17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54" calcext:value-type="float">
            <text:p>8954</text:p>
          </table:table-cell>
          <table:table-cell office:value-type="float" office:value="349.354095" calcext:value-type="float">
            <text:p>349.354095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3116" calcext:value-type="float">
            <text:p>12.323116</text:p>
          </table:table-cell>
          <table:table-cell table:formula="of:=[.C172]-[.C17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65" calcext:value-type="float">
            <text:p>8965</text:p>
          </table:table-cell>
          <table:table-cell office:value-type="float" office:value="349.370026" calcext:value-type="float">
            <text:p>349.370026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3678" calcext:value-type="float">
            <text:p>12.323678</text:p>
          </table:table-cell>
          <table:table-cell table:formula="of:=[.C173]-[.C17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77" calcext:value-type="float">
            <text:p>8977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349.647736" calcext:value-type="float">
            <text:p>349.647736</text:p>
          </table:table-cell>
          <table:table-cell office:value-type="float" office:value="12.328984" calcext:value-type="float">
            <text:p>12.328984</text:p>
          </table:table-cell>
          <table:table-cell table:formula="of:=[.C174]-[.C17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88" calcext:value-type="float">
            <text:p>8988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8584" calcext:value-type="float">
            <text:p>12.328584</text:p>
          </table:table-cell>
          <table:table-cell table:formula="of:=[.C175]-[.C17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99" calcext:value-type="float">
            <text:p>8999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24398" calcext:value-type="float">
            <text:p>12.324398</text:p>
          </table:table-cell>
          <table:table-cell table:formula="of:=[.C176]-[.C17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11" calcext:value-type="float">
            <text:p>9011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3661" calcext:value-type="float">
            <text:p>12.323661</text:p>
          </table:table-cell>
          <table:table-cell table:formula="of:=[.C177]-[.C17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22" calcext:value-type="float">
            <text:p>9022</text:p>
          </table:table-cell>
          <table:table-cell office:value-type="float" office:value="349.348206" calcext:value-type="float">
            <text:p>349.348206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2908" calcext:value-type="float">
            <text:p>12.322908</text:p>
          </table:table-cell>
          <table:table-cell table:formula="of:=[.C178]-[.C17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33" calcext:value-type="float">
            <text:p>9033</text:p>
          </table:table-cell>
          <table:table-cell office:value-type="float" office:value="349.298187" calcext:value-type="float">
            <text:p>349.298187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1144" calcext:value-type="float">
            <text:p>12.321144</text:p>
          </table:table-cell>
          <table:table-cell table:formula="of:=[.C179]-[.C17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45" calcext:value-type="float">
            <text:p>9045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1881" calcext:value-type="float">
            <text:p>12.321881</text:p>
          </table:table-cell>
          <table:table-cell table:formula="of:=[.C180]-[.C17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56" calcext:value-type="float">
            <text:p>9056</text:p>
          </table:table-cell>
          <table:table-cell office:value-type="float" office:value="349.31366" calcext:value-type="float">
            <text:p>349.31366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2169" calcext:value-type="float">
            <text:p>12.32169</text:p>
          </table:table-cell>
          <table:table-cell table:formula="of:=[.C181]-[.C18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68" calcext:value-type="float">
            <text:p>9068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2796" calcext:value-type="float">
            <text:p>12.322796</text:p>
          </table:table-cell>
          <table:table-cell table:formula="of:=[.C182]-[.C18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79" calcext:value-type="float">
            <text:p>9079</text:p>
          </table:table-cell>
          <table:table-cell office:value-type="float" office:value="349.43045" calcext:value-type="float">
            <text:p>349.43045</text:p>
          </table:table-cell>
          <table:table-cell office:value-type="float" office:value="349.743195" calcext:value-type="float">
            <text:p>349.743195</text:p>
          </table:table-cell>
          <table:table-cell office:value-type="float" office:value="12.325809" calcext:value-type="float">
            <text:p>12.325809</text:p>
          </table:table-cell>
          <table:table-cell table:formula="of:=[.C183]-[.C18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90" calcext:value-type="float">
            <text:p>9090</text:p>
          </table:table-cell>
          <table:table-cell office:value-type="float" office:value="349.434998" calcext:value-type="float">
            <text:p>349.43499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97" calcext:value-type="float">
            <text:p>12.32597</text:p>
          </table:table-cell>
          <table:table-cell table:formula="of:=[.C184]-[.C18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02" calcext:value-type="float">
            <text:p>9102</text:p>
          </table:table-cell>
          <table:table-cell office:value-type="float" office:value="349.398621" calcext:value-type="float">
            <text:p>349.398621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4687" calcext:value-type="float">
            <text:p>12.324687</text:p>
          </table:table-cell>
          <table:table-cell table:formula="of:=[.C185]-[.C18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13" calcext:value-type="float">
            <text:p>9113</text:p>
          </table:table-cell>
          <table:table-cell office:value-type="float" office:value="349.425446" calcext:value-type="float">
            <text:p>349.425446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25633" calcext:value-type="float">
            <text:p>12.325633</text:p>
          </table:table-cell>
          <table:table-cell table:formula="of:=[.C186]-[.C18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24" calcext:value-type="float">
            <text:p>9124</text:p>
          </table:table-cell>
          <table:table-cell office:value-type="float" office:value="349.30542" calcext:value-type="float">
            <text:p>349.30542</text:p>
          </table:table-cell>
          <table:table-cell office:value-type="float" office:value="348.836365" calcext:value-type="float">
            <text:p>348.836365</text:p>
          </table:table-cell>
          <table:table-cell office:value-type="float" office:value="12.3214" calcext:value-type="float">
            <text:p>12.3214</text:p>
          </table:table-cell>
          <table:table-cell table:formula="of:=[.C187]-[.C18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36" calcext:value-type="float">
            <text:p>9136</text:p>
          </table:table-cell>
          <table:table-cell office:value-type="float" office:value="349.231354" calcext:value-type="float">
            <text:p>349.23135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18787" calcext:value-type="float">
            <text:p>12.318787</text:p>
          </table:table-cell>
          <table:table-cell table:formula="of:=[.C188]-[.C18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47" calcext:value-type="float">
            <text:p>9147</text:p>
          </table:table-cell>
          <table:table-cell office:value-type="float" office:value="349.274506" calcext:value-type="float">
            <text:p>349.274506</text:p>
          </table:table-cell>
          <table:table-cell office:value-type="float" office:value="349.636353" calcext:value-type="float">
            <text:p>349.636353</text:p>
          </table:table-cell>
          <table:table-cell office:value-type="float" office:value="12.320309" calcext:value-type="float">
            <text:p>12.320309</text:p>
          </table:table-cell>
          <table:table-cell table:formula="of:=[.C189]-[.C18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59" calcext:value-type="float">
            <text:p>9159</text:p>
          </table:table-cell>
          <table:table-cell office:value-type="float" office:value="349.264069" calcext:value-type="float">
            <text:p>349.264069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9941" calcext:value-type="float">
            <text:p>12.319941</text:p>
          </table:table-cell>
          <table:table-cell table:formula="of:=[.C190]-[.C18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70" calcext:value-type="float">
            <text:p>9170</text:p>
          </table:table-cell>
          <table:table-cell office:value-type="float" office:value="349.282715" calcext:value-type="float">
            <text:p>349.282715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0599" calcext:value-type="float">
            <text:p>12.320599</text:p>
          </table:table-cell>
          <table:table-cell table:formula="of:=[.C191]-[.C19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81" calcext:value-type="float">
            <text:p>9181</text:p>
          </table:table-cell>
          <table:table-cell office:value-type="float" office:value="349.404968" calcext:value-type="float">
            <text:p>349.404968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4911" calcext:value-type="float">
            <text:p>12.324911</text:p>
          </table:table-cell>
          <table:table-cell table:formula="of:=[.C192]-[.C19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349.35498" calcext:value-type="float">
            <text:p>349.35498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23148" calcext:value-type="float">
            <text:p>12.323148</text:p>
          </table:table-cell>
          <table:table-cell table:formula="of:=[.C193]-[.C19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04" calcext:value-type="float">
            <text:p>9204</text:p>
          </table:table-cell>
          <table:table-cell office:value-type="float" office:value="349.304504" calcext:value-type="float">
            <text:p>349.304504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1367" calcext:value-type="float">
            <text:p>12.321367</text:p>
          </table:table-cell>
          <table:table-cell table:formula="of:=[.C194]-[.C19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15" calcext:value-type="float">
            <text:p>9215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590912" calcext:value-type="float">
            <text:p>349.590912</text:p>
          </table:table-cell>
          <table:table-cell office:value-type="float" office:value="12.323998" calcext:value-type="float">
            <text:p>12.323998</text:p>
          </table:table-cell>
          <table:table-cell table:formula="of:=[.C195]-[.C19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27" calcext:value-type="float">
            <text:p>9227</text:p>
          </table:table-cell>
          <table:table-cell office:value-type="float" office:value="349.390015" calcext:value-type="float">
            <text:p>349.39001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384" calcext:value-type="float">
            <text:p>12.324384</text:p>
          </table:table-cell>
          <table:table-cell table:formula="of:=[.C196]-[.C19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38" calcext:value-type="float">
            <text:p>9238</text:p>
          </table:table-cell>
          <table:table-cell office:value-type="float" office:value="349.441833" calcext:value-type="float">
            <text:p>349.441833</text:p>
          </table:table-cell>
          <table:table-cell office:value-type="float" office:value="349.706818" calcext:value-type="float">
            <text:p>349.706818</text:p>
          </table:table-cell>
          <table:table-cell office:value-type="float" office:value="12.326211" calcext:value-type="float">
            <text:p>12.326211</text:p>
          </table:table-cell>
          <table:table-cell table:formula="of:=[.C197]-[.C19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50" calcext:value-type="float">
            <text:p>9250</text:p>
          </table:table-cell>
          <table:table-cell office:value-type="float" office:value="349.52179" calcext:value-type="float">
            <text:p>349.52179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9032" calcext:value-type="float">
            <text:p>12.329032</text:p>
          </table:table-cell>
          <table:table-cell table:formula="of:=[.C198]-[.C19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61" calcext:value-type="float">
            <text:p>9261</text:p>
          </table:table-cell>
          <table:table-cell office:value-type="float" office:value="349.457275" calcext:value-type="float">
            <text:p>349.457275</text:p>
          </table:table-cell>
          <table:table-cell office:value-type="float" office:value="349.061371" calcext:value-type="float">
            <text:p>349.061371</text:p>
          </table:table-cell>
          <table:table-cell office:value-type="float" office:value="12.326756" calcext:value-type="float">
            <text:p>12.326756</text:p>
          </table:table-cell>
          <table:table-cell table:formula="of:=[.C199]-[.C19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72" calcext:value-type="float">
            <text:p>9272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24239" calcext:value-type="float">
            <text:p>12.324239</text:p>
          </table:table-cell>
          <table:table-cell table:formula="of:=[.C200]-[.C19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84" calcext:value-type="float">
            <text:p>9284</text:p>
          </table:table-cell>
          <table:table-cell office:value-type="float" office:value="349.441376" calcext:value-type="float">
            <text:p>349.441376</text:p>
          </table:table-cell>
          <table:table-cell office:value-type="float" office:value="349.681824" calcext:value-type="float">
            <text:p>349.681824</text:p>
          </table:table-cell>
          <table:table-cell office:value-type="float" office:value="12.326195" calcext:value-type="float">
            <text:p>12.326195</text:p>
          </table:table-cell>
          <table:table-cell table:formula="of:=[.C201]-[.C20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95" calcext:value-type="float">
            <text:p>9295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3325" calcext:value-type="float">
            <text:p>12.323325</text:p>
          </table:table-cell>
          <table:table-cell table:formula="of:=[.C202]-[.C20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06" calcext:value-type="float">
            <text:p>9306</text:p>
          </table:table-cell>
          <table:table-cell office:value-type="float" office:value="349.285461" calcext:value-type="float">
            <text:p>349.285461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20695" calcext:value-type="float">
            <text:p>12.320695</text:p>
          </table:table-cell>
          <table:table-cell table:formula="of:=[.C203]-[.C20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18" calcext:value-type="float">
            <text:p>9318</text:p>
          </table:table-cell>
          <table:table-cell office:value-type="float" office:value="349.29776" calcext:value-type="float">
            <text:p>349.29776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21129" calcext:value-type="float">
            <text:p>12.321129</text:p>
          </table:table-cell>
          <table:table-cell table:formula="of:=[.C204]-[.C20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29" calcext:value-type="float">
            <text:p>9329</text:p>
          </table:table-cell>
          <table:table-cell office:value-type="float" office:value="349.231842" calcext:value-type="float">
            <text:p>349.231842</text:p>
          </table:table-cell>
          <table:table-cell office:value-type="float" office:value="348.904541" calcext:value-type="float">
            <text:p>348.904541</text:p>
          </table:table-cell>
          <table:table-cell office:value-type="float" office:value="12.318804" calcext:value-type="float">
            <text:p>12.318804</text:p>
          </table:table-cell>
          <table:table-cell table:formula="of:=[.C205]-[.C20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41" calcext:value-type="float">
            <text:p>9341</text:p>
          </table:table-cell>
          <table:table-cell office:value-type="float" office:value="349.139557" calcext:value-type="float">
            <text:p>349.139557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5549" calcext:value-type="float">
            <text:p>12.315549</text:p>
          </table:table-cell>
          <table:table-cell table:formula="of:=[.C206]-[.C20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52" calcext:value-type="float">
            <text:p>9352</text:p>
          </table:table-cell>
          <table:table-cell office:value-type="float" office:value="349.23999" calcext:value-type="float">
            <text:p>349.23999</text:p>
          </table:table-cell>
          <table:table-cell office:value-type="float" office:value="349.802277" calcext:value-type="float">
            <text:p>349.802277</text:p>
          </table:table-cell>
          <table:table-cell office:value-type="float" office:value="12.319092" calcext:value-type="float">
            <text:p>12.319092</text:p>
          </table:table-cell>
          <table:table-cell table:formula="of:=[.C207]-[.C20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63" calcext:value-type="float">
            <text:p>9363</text:p>
          </table:table-cell>
          <table:table-cell office:value-type="float" office:value="349.314117" calcext:value-type="float">
            <text:p>349.314117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1706" calcext:value-type="float">
            <text:p>12.321706</text:p>
          </table:table-cell>
          <table:table-cell table:formula="of:=[.C208]-[.C20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75" calcext:value-type="float">
            <text:p>9375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2732" calcext:value-type="float">
            <text:p>12.322732</text:p>
          </table:table-cell>
          <table:table-cell table:formula="of:=[.C209]-[.C20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86" calcext:value-type="float">
            <text:p>9386</text:p>
          </table:table-cell>
          <table:table-cell office:value-type="float" office:value="349.459534" calcext:value-type="float">
            <text:p>349.459534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6836" calcext:value-type="float">
            <text:p>12.326836</text:p>
          </table:table-cell>
          <table:table-cell table:formula="of:=[.C210]-[.C20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98" calcext:value-type="float">
            <text:p>9398</text:p>
          </table:table-cell>
          <table:table-cell office:value-type="float" office:value="349.480011" calcext:value-type="float">
            <text:p>349.480011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7558" calcext:value-type="float">
            <text:p>12.327558</text:p>
          </table:table-cell>
          <table:table-cell table:formula="of:=[.C211]-[.C21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09" calcext:value-type="float">
            <text:p>9409</text:p>
          </table:table-cell>
          <table:table-cell office:value-type="float" office:value="349.449524" calcext:value-type="float">
            <text:p>349.449524</text:p>
          </table:table-cell>
          <table:table-cell office:value-type="float" office:value="349.649994" calcext:value-type="float">
            <text:p>349.649994</text:p>
          </table:table-cell>
          <table:table-cell office:value-type="float" office:value="12.326483" calcext:value-type="float">
            <text:p>12.326483</text:p>
          </table:table-cell>
          <table:table-cell table:formula="of:=[.C212]-[.C21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20" calcext:value-type="float">
            <text:p>9420</text:p>
          </table:table-cell>
          <table:table-cell office:value-type="float" office:value="349.442261" calcext:value-type="float">
            <text:p>349.442261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6226" calcext:value-type="float">
            <text:p>12.326226</text:p>
          </table:table-cell>
          <table:table-cell table:formula="of:=[.C213]-[.C21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32" calcext:value-type="float">
            <text:p>9432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8.929535" calcext:value-type="float">
            <text:p>348.929535</text:p>
          </table:table-cell>
          <table:table-cell office:value-type="float" office:value="12.323837" calcext:value-type="float">
            <text:p>12.323837</text:p>
          </table:table-cell>
          <table:table-cell table:formula="of:=[.C214]-[.C21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43" calcext:value-type="float">
            <text:p>9443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22267" calcext:value-type="float">
            <text:p>12.322267</text:p>
          </table:table-cell>
          <table:table-cell table:formula="of:=[.C215]-[.C21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54" calcext:value-type="float">
            <text:p>9454</text:p>
          </table:table-cell>
          <table:table-cell office:value-type="float" office:value="349.33548" calcext:value-type="float">
            <text:p>349.33548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46" calcext:value-type="float">
            <text:p>12.32246</text:p>
          </table:table-cell>
          <table:table-cell table:formula="of:=[.C216]-[.C21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66" calcext:value-type="float">
            <text:p>9466</text:p>
          </table:table-cell>
          <table:table-cell office:value-type="float" office:value="349.171387" calcext:value-type="float">
            <text:p>349.171387</text:p>
          </table:table-cell>
          <table:table-cell office:value-type="float" office:value="348.829559" calcext:value-type="float">
            <text:p>348.829559</text:p>
          </table:table-cell>
          <table:table-cell office:value-type="float" office:value="12.316671" calcext:value-type="float">
            <text:p>12.316671</text:p>
          </table:table-cell>
          <table:table-cell table:formula="of:=[.C217]-[.C21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77" calcext:value-type="float">
            <text:p>9477</text:p>
          </table:table-cell>
          <table:table-cell office:value-type="float" office:value="349.189117" calcext:value-type="float">
            <text:p>349.189117</text:p>
          </table:table-cell>
          <table:table-cell office:value-type="float" office:value="349.572723" calcext:value-type="float">
            <text:p>349.572723</text:p>
          </table:table-cell>
          <table:table-cell office:value-type="float" office:value="12.317297" calcext:value-type="float">
            <text:p>12.317297</text:p>
          </table:table-cell>
          <table:table-cell table:formula="of:=[.C218]-[.C21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89" calcext:value-type="float">
            <text:p>9489</text:p>
          </table:table-cell>
          <table:table-cell office:value-type="float" office:value="349.347748" calcext:value-type="float">
            <text:p>349.347748</text:p>
          </table:table-cell>
          <table:table-cell office:value-type="float" office:value="349.722717" calcext:value-type="float">
            <text:p>349.722717</text:p>
          </table:table-cell>
          <table:table-cell office:value-type="float" office:value="12.322892" calcext:value-type="float">
            <text:p>12.322892</text:p>
          </table:table-cell>
          <table:table-cell table:formula="of:=[.C219]-[.C21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349.335938" calcext:value-type="float">
            <text:p>349.335938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22475" calcext:value-type="float">
            <text:p>12.322475</text:p>
          </table:table-cell>
          <table:table-cell table:formula="of:=[.C220]-[.C21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11" calcext:value-type="float">
            <text:p>9511</text:p>
          </table:table-cell>
          <table:table-cell office:value-type="float" office:value="349.361389" calcext:value-type="float">
            <text:p>349.361389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3374" calcext:value-type="float">
            <text:p>12.323374</text:p>
          </table:table-cell>
          <table:table-cell table:formula="of:=[.C221]-[.C22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23" calcext:value-type="float">
            <text:p>9523</text:p>
          </table:table-cell>
          <table:table-cell office:value-type="float" office:value="349.514099" calcext:value-type="float">
            <text:p>349.514099</text:p>
          </table:table-cell>
          <table:table-cell office:value-type="float" office:value="349.59317" calcext:value-type="float">
            <text:p>349.59317</text:p>
          </table:table-cell>
          <table:table-cell office:value-type="float" office:value="12.32876" calcext:value-type="float">
            <text:p>12.32876</text:p>
          </table:table-cell>
          <table:table-cell table:formula="of:=[.C222]-[.C22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34" calcext:value-type="float">
            <text:p>9534</text:p>
          </table:table-cell>
          <table:table-cell office:value-type="float" office:value="349.447266" calcext:value-type="float">
            <text:p>349.447266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26403" calcext:value-type="float">
            <text:p>12.326403</text:p>
          </table:table-cell>
          <table:table-cell table:formula="of:=[.C223]-[.C22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45" calcext:value-type="float">
            <text:p>9545</text:p>
          </table:table-cell>
          <table:table-cell office:value-type="float" office:value="349.345032" calcext:value-type="float">
            <text:p>349.345032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22797" calcext:value-type="float">
            <text:p>12.322797</text:p>
          </table:table-cell>
          <table:table-cell table:formula="of:=[.C224]-[.C22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57" calcext:value-type="float">
            <text:p>9557</text:p>
          </table:table-cell>
          <table:table-cell office:value-type="float" office:value="349.378662" calcext:value-type="float">
            <text:p>349.378662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983" calcext:value-type="float">
            <text:p>12.323983</text:p>
          </table:table-cell>
          <table:table-cell table:formula="of:=[.C225]-[.C22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68" calcext:value-type="float">
            <text:p>9568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21095" calcext:value-type="float">
            <text:p>12.321095</text:p>
          </table:table-cell>
          <table:table-cell table:formula="of:=[.C226]-[.C22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80" calcext:value-type="float">
            <text:p>9580</text:p>
          </table:table-cell>
          <table:table-cell office:value-type="float" office:value="349.263184" calcext:value-type="float">
            <text:p>349.263184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19909" calcext:value-type="float">
            <text:p>12.319909</text:p>
          </table:table-cell>
          <table:table-cell table:formula="of:=[.C227]-[.C2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91" calcext:value-type="float">
            <text:p>9591</text:p>
          </table:table-cell>
          <table:table-cell office:value-type="float" office:value="349.321381" calcext:value-type="float">
            <text:p>349.321381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1962" calcext:value-type="float">
            <text:p>12.321962</text:p>
          </table:table-cell>
          <table:table-cell table:formula="of:=[.C228]-[.C22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02" calcext:value-type="float">
            <text:p>9602</text:p>
          </table:table-cell>
          <table:table-cell office:value-type="float" office:value="349.297272" calcext:value-type="float">
            <text:p>349.297272</text:p>
          </table:table-cell>
          <table:table-cell office:value-type="float" office:value="349.090912" calcext:value-type="float">
            <text:p>349.090912</text:p>
          </table:table-cell>
          <table:table-cell office:value-type="float" office:value="12.321112" calcext:value-type="float">
            <text:p>12.321112</text:p>
          </table:table-cell>
          <table:table-cell table:formula="of:=[.C229]-[.C22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14" calcext:value-type="float">
            <text:p>9614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613647" calcext:value-type="float">
            <text:p>349.613647</text:p>
          </table:table-cell>
          <table:table-cell office:value-type="float" office:value="12.322812" calcext:value-type="float">
            <text:p>12.322812</text:p>
          </table:table-cell>
          <table:table-cell table:formula="of:=[.C230]-[.C22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25" calcext:value-type="float">
            <text:p>9625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349.636353" calcext:value-type="float">
            <text:p>349.636353</text:p>
          </table:table-cell>
          <table:table-cell office:value-type="float" office:value="12.326819" calcext:value-type="float">
            <text:p>12.326819</text:p>
          </table:table-cell>
          <table:table-cell table:formula="of:=[.C231]-[.C23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36" calcext:value-type="float">
            <text:p>9636</text:p>
          </table:table-cell>
          <table:table-cell office:value-type="float" office:value="349.424561" calcext:value-type="float">
            <text:p>349.424561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25602" calcext:value-type="float">
            <text:p>12.325602</text:p>
          </table:table-cell>
          <table:table-cell table:formula="of:=[.C232]-[.C23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48" calcext:value-type="float">
            <text:p>9648</text:p>
          </table:table-cell>
          <table:table-cell office:value-type="float" office:value="349.416809" calcext:value-type="float">
            <text:p>349.416809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5329" calcext:value-type="float">
            <text:p>12.325329</text:p>
          </table:table-cell>
          <table:table-cell table:formula="of:=[.C233]-[.C23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59" calcext:value-type="float">
            <text:p>9659</text:p>
          </table:table-cell>
          <table:table-cell office:value-type="float" office:value="349.501373" calcext:value-type="float">
            <text:p>349.501373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311" calcext:value-type="float">
            <text:p>12.328311</text:p>
          </table:table-cell>
          <table:table-cell table:formula="of:=[.C234]-[.C23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71" calcext:value-type="float">
            <text:p>9671</text:p>
          </table:table-cell>
          <table:table-cell office:value-type="float" office:value="349.448181" calcext:value-type="float">
            <text:p>349.448181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6435" calcext:value-type="float">
            <text:p>12.326435</text:p>
          </table:table-cell>
          <table:table-cell table:formula="of:=[.C235]-[.C23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82" calcext:value-type="float">
            <text:p>9682</text:p>
          </table:table-cell>
          <table:table-cell office:value-type="float" office:value="349.473633" calcext:value-type="float">
            <text:p>349.473633</text:p>
          </table:table-cell>
          <table:table-cell office:value-type="float" office:value="349.763641" calcext:value-type="float">
            <text:p>349.763641</text:p>
          </table:table-cell>
          <table:table-cell office:value-type="float" office:value="12.327332" calcext:value-type="float">
            <text:p>12.327332</text:p>
          </table:table-cell>
          <table:table-cell table:formula="of:=[.C236]-[.C23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93" calcext:value-type="float">
            <text:p>9693</text:p>
          </table:table-cell>
          <table:table-cell office:value-type="float" office:value="349.528168" calcext:value-type="float">
            <text:p>349.528168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29257" calcext:value-type="float">
            <text:p>12.329257</text:p>
          </table:table-cell>
          <table:table-cell table:formula="of:=[.C237]-[.C23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05" calcext:value-type="float">
            <text:p>9705</text:p>
          </table:table-cell>
          <table:table-cell office:value-type="float" office:value="349.410004" calcext:value-type="float">
            <text:p>349.410004</text:p>
          </table:table-cell>
          <table:table-cell office:value-type="float" office:value="348.899994" calcext:value-type="float">
            <text:p>348.899994</text:p>
          </table:table-cell>
          <table:table-cell office:value-type="float" office:value="12.325089" calcext:value-type="float">
            <text:p>12.325089</text:p>
          </table:table-cell>
          <table:table-cell table:formula="of:=[.C238]-[.C23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16" calcext:value-type="float">
            <text:p>9716</text:p>
          </table:table-cell>
          <table:table-cell office:value-type="float" office:value="349.392242" calcext:value-type="float">
            <text:p>349.392242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4462" calcext:value-type="float">
            <text:p>12.324462</text:p>
          </table:table-cell>
          <table:table-cell table:formula="of:=[.C239]-[.C23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27" calcext:value-type="float">
            <text:p>9727</text:p>
          </table:table-cell>
          <table:table-cell office:value-type="float" office:value="349.399963" calcext:value-type="float">
            <text:p>349.399963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735" calcext:value-type="float">
            <text:p>12.324735</text:p>
          </table:table-cell>
          <table:table-cell table:formula="of:=[.C240]-[.C23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39" calcext:value-type="float">
            <text:p>9739</text:p>
          </table:table-cell>
          <table:table-cell office:value-type="float" office:value="349.28772" calcext:value-type="float">
            <text:p>349.28772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20775" calcext:value-type="float">
            <text:p>12.320775</text:p>
          </table:table-cell>
          <table:table-cell table:formula="of:=[.C241]-[.C24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50" calcext:value-type="float">
            <text:p>9750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759094" calcext:value-type="float">
            <text:p>349.759094</text:p>
          </table:table-cell>
          <table:table-cell office:value-type="float" office:value="12.322427" calcext:value-type="float">
            <text:p>12.322427</text:p>
          </table:table-cell>
          <table:table-cell table:formula="of:=[.C242]-[.C24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349.434113" calcext:value-type="float">
            <text:p>349.434113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5939" calcext:value-type="float">
            <text:p>12.325939</text:p>
          </table:table-cell>
          <table:table-cell table:formula="of:=[.C243]-[.C24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73" calcext:value-type="float">
            <text:p>9773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8.845459" calcext:value-type="float">
            <text:p>348.845459</text:p>
          </table:table-cell>
          <table:table-cell office:value-type="float" office:value="12.32185" calcext:value-type="float">
            <text:p>12.32185</text:p>
          </table:table-cell>
          <table:table-cell table:formula="of:=[.C244]-[.C24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84" calcext:value-type="float">
            <text:p>9784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2844" calcext:value-type="float">
            <text:p>12.322844</text:p>
          </table:table-cell>
          <table:table-cell table:formula="of:=[.C245]-[.C24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96" calcext:value-type="float">
            <text:p>9796</text:p>
          </table:table-cell>
          <table:table-cell office:value-type="float" office:value="349.439117" calcext:value-type="float">
            <text:p>349.439117</text:p>
          </table:table-cell>
          <table:table-cell office:value-type="float" office:value="349.665924" calcext:value-type="float">
            <text:p>349.665924</text:p>
          </table:table-cell>
          <table:table-cell office:value-type="float" office:value="12.326116" calcext:value-type="float">
            <text:p>12.326116</text:p>
          </table:table-cell>
          <table:table-cell table:formula="of:=[.C246]-[.C24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07" calcext:value-type="float">
            <text:p>9807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325" calcext:value-type="float">
            <text:p>12.323325</text:p>
          </table:table-cell>
          <table:table-cell table:formula="of:=[.C247]-[.C24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18" calcext:value-type="float">
            <text:p>9818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3774" calcext:value-type="float">
            <text:p>12.323774</text:p>
          </table:table-cell>
          <table:table-cell table:formula="of:=[.C248]-[.C24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30" calcext:value-type="float">
            <text:p>9830</text:p>
          </table:table-cell>
          <table:table-cell office:value-type="float" office:value="349.420013" calcext:value-type="float">
            <text:p>349.420013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25441" calcext:value-type="float">
            <text:p>12.325441</text:p>
          </table:table-cell>
          <table:table-cell table:formula="of:=[.C249]-[.C24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41" calcext:value-type="float">
            <text:p>9841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8.727264" calcext:value-type="float">
            <text:p>348.727264</text:p>
          </table:table-cell>
          <table:table-cell office:value-type="float" office:value="12.319798" calcext:value-type="float">
            <text:p>12.319798</text:p>
          </table:table-cell>
          <table:table-cell table:formula="of:=[.C250]-[.C24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53" calcext:value-type="float">
            <text:p>9853</text:p>
          </table:table-cell>
          <table:table-cell office:value-type="float" office:value="349.171356" calcext:value-type="float">
            <text:p>349.171356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667" calcext:value-type="float">
            <text:p>12.31667</text:p>
          </table:table-cell>
          <table:table-cell table:formula="of:=[.C251]-[.C25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64" calcext:value-type="float">
            <text:p>9864</text:p>
          </table:table-cell>
          <table:table-cell office:value-type="float" office:value="349.117279" calcext:value-type="float">
            <text:p>349.117279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4763" calcext:value-type="float">
            <text:p>12.314763</text:p>
          </table:table-cell>
          <table:table-cell table:formula="of:=[.C252]-[.C25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75" calcext:value-type="float">
            <text:p>9875</text:p>
          </table:table-cell>
          <table:table-cell office:value-type="float" office:value="349.019989" calcext:value-type="float">
            <text:p>349.019989</text:p>
          </table:table-cell>
          <table:table-cell office:value-type="float" office:value="348.975006" calcext:value-type="float">
            <text:p>348.975006</text:p>
          </table:table-cell>
          <table:table-cell office:value-type="float" office:value="12.311331" calcext:value-type="float">
            <text:p>12.311331</text:p>
          </table:table-cell>
          <table:table-cell table:formula="of:=[.C253]-[.C25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87" calcext:value-type="float">
            <text:p>9887</text:p>
          </table:table-cell>
          <table:table-cell office:value-type="float" office:value="349.124084" calcext:value-type="float">
            <text:p>349.124084</text:p>
          </table:table-cell>
          <table:table-cell office:value-type="float" office:value="349.602264" calcext:value-type="float">
            <text:p>349.602264</text:p>
          </table:table-cell>
          <table:table-cell office:value-type="float" office:value="12.315003" calcext:value-type="float">
            <text:p>12.315003</text:p>
          </table:table-cell>
          <table:table-cell table:formula="of:=[.C254]-[.C25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98" calcext:value-type="float">
            <text:p>9898</text:p>
          </table:table-cell>
          <table:table-cell office:value-type="float" office:value="349.240448" calcext:value-type="float">
            <text:p>349.240448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19108" calcext:value-type="float">
            <text:p>12.319108</text:p>
          </table:table-cell>
          <table:table-cell table:formula="of:=[.C255]-[.C25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09" calcext:value-type="float">
            <text:p>9909</text:p>
          </table:table-cell>
          <table:table-cell office:value-type="float" office:value="349.221832" calcext:value-type="float">
            <text:p>349.221832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8451" calcext:value-type="float">
            <text:p>12.318451</text:p>
          </table:table-cell>
          <table:table-cell table:formula="of:=[.C256]-[.C25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21" calcext:value-type="float">
            <text:p>9921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661377" calcext:value-type="float">
            <text:p>349.661377</text:p>
          </table:table-cell>
          <table:table-cell office:value-type="float" office:value="12.322458" calcext:value-type="float">
            <text:p>12.322458</text:p>
          </table:table-cell>
          <table:table-cell table:formula="of:=[.C257]-[.C25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32" calcext:value-type="float">
            <text:p>9932</text:p>
          </table:table-cell>
          <table:table-cell office:value-type="float" office:value="349.415466" calcext:value-type="float">
            <text:p>349.415466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5281" calcext:value-type="float">
            <text:p>12.325281</text:p>
          </table:table-cell>
          <table:table-cell table:formula="of:=[.C258]-[.C25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44" calcext:value-type="float">
            <text:p>9944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21737" calcext:value-type="float">
            <text:p>12.321737</text:p>
          </table:table-cell>
          <table:table-cell table:formula="of:=[.C259]-[.C25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55" calcext:value-type="float">
            <text:p>9955</text:p>
          </table:table-cell>
          <table:table-cell office:value-type="float" office:value="349.359985" calcext:value-type="float">
            <text:p>349.359985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3324" calcext:value-type="float">
            <text:p>12.323324</text:p>
          </table:table-cell>
          <table:table-cell table:formula="of:=[.C260]-[.C25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66" calcext:value-type="float">
            <text:p>9966</text:p>
          </table:table-cell>
          <table:table-cell office:value-type="float" office:value="349.359985" calcext:value-type="float">
            <text:p>349.359985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23324" calcext:value-type="float">
            <text:p>12.323324</text:p>
          </table:table-cell>
          <table:table-cell table:formula="of:=[.C261]-[.C26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78" calcext:value-type="float">
            <text:p>9978</text:p>
          </table:table-cell>
          <table:table-cell office:value-type="float" office:value="349.257263" calcext:value-type="float">
            <text:p>349.257263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97" calcext:value-type="float">
            <text:p>12.3197</text:p>
          </table:table-cell>
          <table:table-cell table:formula="of:=[.C262]-[.C26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89" calcext:value-type="float">
            <text:p>9989</text:p>
          </table:table-cell>
          <table:table-cell office:value-type="float" office:value="349.309509" calcext:value-type="float">
            <text:p>349.309509</text:p>
          </table:table-cell>
          <table:table-cell office:value-type="float" office:value="349.636353" calcext:value-type="float">
            <text:p>349.636353</text:p>
          </table:table-cell>
          <table:table-cell office:value-type="float" office:value="12.321544" calcext:value-type="float">
            <text:p>12.321544</text:p>
          </table:table-cell>
          <table:table-cell table:formula="of:=[.C263]-[.C26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1" calcext:value-type="float">
            <text:p>10001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21689" calcext:value-type="float">
            <text:p>12.321689</text:p>
          </table:table-cell>
          <table:table-cell table:formula="of:=[.C264]-[.C26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12" calcext:value-type="float">
            <text:p>10012</text:p>
          </table:table-cell>
          <table:table-cell office:value-type="float" office:value="349.242737" calcext:value-type="float">
            <text:p>349.242737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9188" calcext:value-type="float">
            <text:p>12.319188</text:p>
          </table:table-cell>
          <table:table-cell table:formula="of:=[.C265]-[.C26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23" calcext:value-type="float">
            <text:p>10023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9.554535" calcext:value-type="float">
            <text:p>349.554535</text:p>
          </table:table-cell>
          <table:table-cell office:value-type="float" office:value="12.322186" calcext:value-type="float">
            <text:p>12.322186</text:p>
          </table:table-cell>
          <table:table-cell table:formula="of:=[.C266]-[.C26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35" calcext:value-type="float">
            <text:p>10035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22395" calcext:value-type="float">
            <text:p>12.322395</text:p>
          </table:table-cell>
          <table:table-cell table:formula="of:=[.C267]-[.C26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46" calcext:value-type="float">
            <text:p>10046</text:p>
          </table:table-cell>
          <table:table-cell office:value-type="float" office:value="349.237732" calcext:value-type="float">
            <text:p>349.237732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9012" calcext:value-type="float">
            <text:p>12.319012</text:p>
          </table:table-cell>
          <table:table-cell table:formula="of:=[.C268]-[.C26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57" calcext:value-type="float">
            <text:p>10057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522736" calcext:value-type="float">
            <text:p>349.522736</text:p>
          </table:table-cell>
          <table:table-cell office:value-type="float" office:value="12.32185" calcext:value-type="float">
            <text:p>12.32185</text:p>
          </table:table-cell>
          <table:table-cell table:formula="of:=[.C269]-[.C26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69" calcext:value-type="float">
            <text:p>10069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22395" calcext:value-type="float">
            <text:p>12.322395</text:p>
          </table:table-cell>
          <table:table-cell table:formula="of:=[.C270]-[.C26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80" calcext:value-type="float">
            <text:p>10080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0727" calcext:value-type="float">
            <text:p>12.320727</text:p>
          </table:table-cell>
          <table:table-cell table:formula="of:=[.C271]-[.C27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92" calcext:value-type="float">
            <text:p>1009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349.8591" calcext:value-type="float">
            <text:p>349.8591</text:p>
          </table:table-cell>
          <table:table-cell office:value-type="float" office:value="12.325538" calcext:value-type="float">
            <text:p>12.325538</text:p>
          </table:table-cell>
          <table:table-cell table:formula="of:=[.C272]-[.C27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03" calcext:value-type="float">
            <text:p>10103</text:p>
          </table:table-cell>
          <table:table-cell office:value-type="float" office:value="349.419098" calcext:value-type="float">
            <text:p>349.419098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25409" calcext:value-type="float">
            <text:p>12.325409</text:p>
          </table:table-cell>
          <table:table-cell table:formula="of:=[.C273]-[.C27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14" calcext:value-type="float">
            <text:p>10114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22651" calcext:value-type="float">
            <text:p>12.322651</text:p>
          </table:table-cell>
          <table:table-cell table:formula="of:=[.C274]-[.C27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26" calcext:value-type="float">
            <text:p>10126</text:p>
          </table:table-cell>
          <table:table-cell office:value-type="float" office:value="349.426819" calcext:value-type="float">
            <text:p>349.426819</text:p>
          </table:table-cell>
          <table:table-cell office:value-type="float" office:value="349.686371" calcext:value-type="float">
            <text:p>349.686371</text:p>
          </table:table-cell>
          <table:table-cell office:value-type="float" office:value="12.325682" calcext:value-type="float">
            <text:p>12.325682</text:p>
          </table:table-cell>
          <table:table-cell table:formula="of:=[.C275]-[.C27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37" calcext:value-type="float">
            <text:p>10137</text:p>
          </table:table-cell>
          <table:table-cell office:value-type="float" office:value="349.427734" calcext:value-type="float">
            <text:p>349.427734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5714" calcext:value-type="float">
            <text:p>12.325714</text:p>
          </table:table-cell>
          <table:table-cell table:formula="of:=[.C276]-[.C27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48" calcext:value-type="float">
            <text:p>10148</text:p>
          </table:table-cell>
          <table:table-cell office:value-type="float" office:value="349.305939" calcext:value-type="float">
            <text:p>349.305939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21418" calcext:value-type="float">
            <text:p>12.321418</text:p>
          </table:table-cell>
          <table:table-cell table:formula="of:=[.C277]-[.C27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60" calcext:value-type="float">
            <text:p>10160</text:p>
          </table:table-cell>
          <table:table-cell office:value-type="float" office:value="349.392761" calcext:value-type="float">
            <text:p>349.392761</text:p>
          </table:table-cell>
          <table:table-cell office:value-type="float" office:value="349.572723" calcext:value-type="float">
            <text:p>349.572723</text:p>
          </table:table-cell>
          <table:table-cell office:value-type="float" office:value="12.32448" calcext:value-type="float">
            <text:p>12.32448</text:p>
          </table:table-cell>
          <table:table-cell table:formula="of:=[.C278]-[.C27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71" calcext:value-type="float">
            <text:p>10171</text:p>
          </table:table-cell>
          <table:table-cell office:value-type="float" office:value="349.377289" calcext:value-type="float">
            <text:p>349.377289</text:p>
          </table:table-cell>
          <table:table-cell office:value-type="float" office:value="349.054535" calcext:value-type="float">
            <text:p>349.054535</text:p>
          </table:table-cell>
          <table:table-cell office:value-type="float" office:value="12.323935" calcext:value-type="float">
            <text:p>12.323935</text:p>
          </table:table-cell>
          <table:table-cell table:formula="of:=[.C279]-[.C27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83" calcext:value-type="float">
            <text:p>10183</text:p>
          </table:table-cell>
          <table:table-cell office:value-type="float" office:value="349.305023" calcext:value-type="float">
            <text:p>349.305023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1385" calcext:value-type="float">
            <text:p>12.321385</text:p>
          </table:table-cell>
          <table:table-cell table:formula="of:=[.C280]-[.C27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94" calcext:value-type="float">
            <text:p>10194</text:p>
          </table:table-cell>
          <table:table-cell office:value-type="float" office:value="349.399109" calcext:value-type="float">
            <text:p>349.399109</text:p>
          </table:table-cell>
          <table:table-cell office:value-type="float" office:value="349.793182" calcext:value-type="float">
            <text:p>349.793182</text:p>
          </table:table-cell>
          <table:table-cell office:value-type="float" office:value="12.324704" calcext:value-type="float">
            <text:p>12.324704</text:p>
          </table:table-cell>
          <table:table-cell table:formula="of:=[.C281]-[.C28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05" calcext:value-type="float">
            <text:p>10205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23774" calcext:value-type="float">
            <text:p>12.323774</text:p>
          </table:table-cell>
          <table:table-cell table:formula="of:=[.C282]-[.C28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17" calcext:value-type="float">
            <text:p>10217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26" calcext:value-type="float">
            <text:p>12.322026</text:p>
          </table:table-cell>
          <table:table-cell table:formula="of:=[.C283]-[.C28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28" calcext:value-type="float">
            <text:p>10228</text:p>
          </table:table-cell>
          <table:table-cell office:value-type="float" office:value="349.399567" calcext:value-type="float">
            <text:p>349.399567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472" calcext:value-type="float">
            <text:p>12.32472</text:p>
          </table:table-cell>
          <table:table-cell table:formula="of:=[.C284]-[.C28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39" calcext:value-type="float">
            <text:p>10239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23051" calcext:value-type="float">
            <text:p>12.323051</text:p>
          </table:table-cell>
          <table:table-cell table:formula="of:=[.C285]-[.C28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51" calcext:value-type="float">
            <text:p>10251</text:p>
          </table:table-cell>
          <table:table-cell office:value-type="float" office:value="349.284546" calcext:value-type="float">
            <text:p>349.284546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0663" calcext:value-type="float">
            <text:p>12.320663</text:p>
          </table:table-cell>
          <table:table-cell table:formula="of:=[.C286]-[.C28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62" calcext:value-type="float">
            <text:p>10262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647736" calcext:value-type="float">
            <text:p>349.647736</text:p>
          </table:table-cell>
          <table:table-cell office:value-type="float" office:value="12.324398" calcext:value-type="float">
            <text:p>12.324398</text:p>
          </table:table-cell>
          <table:table-cell table:formula="of:=[.C287]-[.C28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74" calcext:value-type="float">
            <text:p>10274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4335" calcext:value-type="float">
            <text:p>12.324335</text:p>
          </table:table-cell>
          <table:table-cell table:formula="of:=[.C288]-[.C28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85" calcext:value-type="float">
            <text:p>10285</text:p>
          </table:table-cell>
          <table:table-cell office:value-type="float" office:value="349.426819" calcext:value-type="float">
            <text:p>349.426819</text:p>
          </table:table-cell>
          <table:table-cell office:value-type="float" office:value="349.627258" calcext:value-type="float">
            <text:p>349.627258</text:p>
          </table:table-cell>
          <table:table-cell office:value-type="float" office:value="12.325682" calcext:value-type="float">
            <text:p>12.325682</text:p>
          </table:table-cell>
          <table:table-cell table:formula="of:=[.C289]-[.C28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96" calcext:value-type="float">
            <text:p>10296</text:p>
          </table:table-cell>
          <table:table-cell office:value-type="float" office:value="349.554993" calcext:value-type="float">
            <text:p>349.554993</text:p>
          </table:table-cell>
          <table:table-cell office:value-type="float" office:value="349.729553" calcext:value-type="float">
            <text:p>349.729553</text:p>
          </table:table-cell>
          <table:table-cell office:value-type="float" office:value="12.330203" calcext:value-type="float">
            <text:p>12.330203</text:p>
          </table:table-cell>
          <table:table-cell table:formula="of:=[.C290]-[.C28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08" calcext:value-type="float">
            <text:p>10308</text:p>
          </table:table-cell>
          <table:table-cell office:value-type="float" office:value="349.467224" calcext:value-type="float">
            <text:p>349.467224</text:p>
          </table:table-cell>
          <table:table-cell office:value-type="float" office:value="349.0159" calcext:value-type="float">
            <text:p>349.0159</text:p>
          </table:table-cell>
          <table:table-cell office:value-type="float" office:value="12.327106" calcext:value-type="float">
            <text:p>12.327106</text:p>
          </table:table-cell>
          <table:table-cell table:formula="of:=[.C291]-[.C29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19" calcext:value-type="float">
            <text:p>10319</text:p>
          </table:table-cell>
          <table:table-cell office:value-type="float" office:value="349.422699" calcext:value-type="float">
            <text:p>349.422699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537" calcext:value-type="float">
            <text:p>12.325537</text:p>
          </table:table-cell>
          <table:table-cell table:formula="of:=[.C292]-[.C29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30" calcext:value-type="float">
            <text:p>10330</text:p>
          </table:table-cell>
          <table:table-cell office:value-type="float" office:value="349.544525" calcext:value-type="float">
            <text:p>349.544525</text:p>
          </table:table-cell>
          <table:table-cell office:value-type="float" office:value="349.924988" calcext:value-type="float">
            <text:p>349.924988</text:p>
          </table:table-cell>
          <table:table-cell office:value-type="float" office:value="12.329834" calcext:value-type="float">
            <text:p>12.329834</text:p>
          </table:table-cell>
          <table:table-cell table:formula="of:=[.C293]-[.C29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42" calcext:value-type="float">
            <text:p>10342</text:p>
          </table:table-cell>
          <table:table-cell office:value-type="float" office:value="349.511383" calcext:value-type="float">
            <text:p>349.511383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8665" calcext:value-type="float">
            <text:p>12.328665</text:p>
          </table:table-cell>
          <table:table-cell table:formula="of:=[.C294]-[.C29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53" calcext:value-type="float">
            <text:p>10353</text:p>
          </table:table-cell>
          <table:table-cell office:value-type="float" office:value="349.454102" calcext:value-type="float">
            <text:p>349.454102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644" calcext:value-type="float">
            <text:p>12.326644</text:p>
          </table:table-cell>
          <table:table-cell table:formula="of:=[.C295]-[.C29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65" calcext:value-type="float">
            <text:p>10365</text:p>
          </table:table-cell>
          <table:table-cell office:value-type="float" office:value="349.572266" calcext:value-type="float">
            <text:p>349.572266</text:p>
          </table:table-cell>
          <table:table-cell office:value-type="float" office:value="349.606812" calcext:value-type="float">
            <text:p>349.606812</text:p>
          </table:table-cell>
          <table:table-cell office:value-type="float" office:value="12.330812" calcext:value-type="float">
            <text:p>12.330812</text:p>
          </table:table-cell>
          <table:table-cell table:formula="of:=[.C296]-[.C29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76" calcext:value-type="float">
            <text:p>10376</text:p>
          </table:table-cell>
          <table:table-cell office:value-type="float" office:value="349.544525" calcext:value-type="float">
            <text:p>349.544525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9834" calcext:value-type="float">
            <text:p>12.329834</text:p>
          </table:table-cell>
          <table:table-cell table:formula="of:=[.C297]-[.C29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87" calcext:value-type="float">
            <text:p>10387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5505" calcext:value-type="float">
            <text:p>12.325505</text:p>
          </table:table-cell>
          <table:table-cell table:formula="of:=[.C298]-[.C29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99" calcext:value-type="float">
            <text:p>10399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4222" calcext:value-type="float">
            <text:p>12.324222</text:p>
          </table:table-cell>
          <table:table-cell table:formula="of:=[.C299]-[.C29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10" calcext:value-type="float">
            <text:p>10410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21914" calcext:value-type="float">
            <text:p>12.321914</text:p>
          </table:table-cell>
          <table:table-cell table:formula="of:=[.C300]-[.C29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21" calcext:value-type="float">
            <text:p>10421</text:p>
          </table:table-cell>
          <table:table-cell office:value-type="float" office:value="349.280457" calcext:value-type="float">
            <text:p>349.28045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0518" calcext:value-type="float">
            <text:p>12.320518</text:p>
          </table:table-cell>
          <table:table-cell table:formula="of:=[.C301]-[.C30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33" calcext:value-type="float">
            <text:p>10433</text:p>
          </table:table-cell>
          <table:table-cell office:value-type="float" office:value="349.310883" calcext:value-type="float">
            <text:p>349.310883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1592" calcext:value-type="float">
            <text:p>12.321592</text:p>
          </table:table-cell>
          <table:table-cell table:formula="of:=[.C302]-[.C30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44" calcext:value-type="float">
            <text:p>10444</text:p>
          </table:table-cell>
          <table:table-cell office:value-type="float" office:value="349.251801" calcext:value-type="float">
            <text:p>349.251801</text:p>
          </table:table-cell>
          <table:table-cell office:value-type="float" office:value="349.0159" calcext:value-type="float">
            <text:p>349.0159</text:p>
          </table:table-cell>
          <table:table-cell office:value-type="float" office:value="12.319508" calcext:value-type="float">
            <text:p>12.319508</text:p>
          </table:table-cell>
          <table:table-cell table:formula="of:=[.C303]-[.C30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56" calcext:value-type="float">
            <text:p>10456</text:p>
          </table:table-cell>
          <table:table-cell office:value-type="float" office:value="349.289551" calcext:value-type="float">
            <text:p>349.289551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084" calcext:value-type="float">
            <text:p>12.32084</text:p>
          </table:table-cell>
          <table:table-cell table:formula="of:=[.C304]-[.C30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67" calcext:value-type="float">
            <text:p>10467</text:p>
          </table:table-cell>
          <table:table-cell office:value-type="float" office:value="349.388611" calcext:value-type="float">
            <text:p>349.388611</text:p>
          </table:table-cell>
          <table:table-cell office:value-type="float" office:value="349.611359" calcext:value-type="float">
            <text:p>349.611359</text:p>
          </table:table-cell>
          <table:table-cell office:value-type="float" office:value="12.324334" calcext:value-type="float">
            <text:p>12.324334</text:p>
          </table:table-cell>
          <table:table-cell table:formula="of:=[.C305]-[.C30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78" calcext:value-type="float">
            <text:p>10478</text:p>
          </table:table-cell>
          <table:table-cell office:value-type="float" office:value="349.366333" calcext:value-type="float">
            <text:p>349.366333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3548" calcext:value-type="float">
            <text:p>12.323548</text:p>
          </table:table-cell>
          <table:table-cell table:formula="of:=[.C306]-[.C30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90" calcext:value-type="float">
            <text:p>10490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3837" calcext:value-type="float">
            <text:p>12.323837</text:p>
          </table:table-cell>
          <table:table-cell table:formula="of:=[.C307]-[.C30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01" calcext:value-type="float">
            <text:p>10501</text:p>
          </table:table-cell>
          <table:table-cell office:value-type="float" office:value="349.448181" calcext:value-type="float">
            <text:p>349.44818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6435" calcext:value-type="float">
            <text:p>12.326435</text:p>
          </table:table-cell>
          <table:table-cell table:formula="of:=[.C308]-[.C30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13" calcext:value-type="float">
            <text:p>10513</text:p>
          </table:table-cell>
          <table:table-cell office:value-type="float" office:value="349.416351" calcext:value-type="float">
            <text:p>349.416351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5313" calcext:value-type="float">
            <text:p>12.325313</text:p>
          </table:table-cell>
          <table:table-cell table:formula="of:=[.C309]-[.C30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24" calcext:value-type="float">
            <text:p>10524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4239" calcext:value-type="float">
            <text:p>12.324239</text:p>
          </table:table-cell>
          <table:table-cell table:formula="of:=[.C310]-[.C30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35" calcext:value-type="float">
            <text:p>10535</text:p>
          </table:table-cell>
          <table:table-cell office:value-type="float" office:value="349.385468" calcext:value-type="float">
            <text:p>349.385468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4223" calcext:value-type="float">
            <text:p>12.324223</text:p>
          </table:table-cell>
          <table:table-cell table:formula="of:=[.C311]-[.C31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47" calcext:value-type="float">
            <text:p>10547</text:p>
          </table:table-cell>
          <table:table-cell office:value-type="float" office:value="349.262268" calcext:value-type="float">
            <text:p>349.262268</text:p>
          </table:table-cell>
          <table:table-cell office:value-type="float" office:value="348.863647" calcext:value-type="float">
            <text:p>348.863647</text:p>
          </table:table-cell>
          <table:table-cell office:value-type="float" office:value="12.319878" calcext:value-type="float">
            <text:p>12.319878</text:p>
          </table:table-cell>
          <table:table-cell table:formula="of:=[.C312]-[.C31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58" calcext:value-type="float">
            <text:p>10558</text:p>
          </table:table-cell>
          <table:table-cell office:value-type="float" office:value="349.214996" calcext:value-type="float">
            <text:p>349.214996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821" calcext:value-type="float">
            <text:p>12.31821</text:p>
          </table:table-cell>
          <table:table-cell table:formula="of:=[.C313]-[.C31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69" calcext:value-type="float">
            <text:p>10569</text:p>
          </table:table-cell>
          <table:table-cell office:value-type="float" office:value="349.230896" calcext:value-type="float">
            <text:p>349.230896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1877" calcext:value-type="float">
            <text:p>12.31877</text:p>
          </table:table-cell>
          <table:table-cell table:formula="of:=[.C314]-[.C31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81" calcext:value-type="float">
            <text:p>10581</text:p>
          </table:table-cell>
          <table:table-cell office:value-type="float" office:value="349.20636" calcext:value-type="float">
            <text:p>349.20636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17905" calcext:value-type="float">
            <text:p>12.317905</text:p>
          </table:table-cell>
          <table:table-cell table:formula="of:=[.C315]-[.C31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92" calcext:value-type="float">
            <text:p>10592</text:p>
          </table:table-cell>
          <table:table-cell office:value-type="float" office:value="349.239105" calcext:value-type="float">
            <text:p>349.239105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1906" calcext:value-type="float">
            <text:p>12.31906</text:p>
          </table:table-cell>
          <table:table-cell table:formula="of:=[.C316]-[.C31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04" calcext:value-type="float">
            <text:p>10604</text:p>
          </table:table-cell>
          <table:table-cell office:value-type="float" office:value="349.365479" calcext:value-type="float">
            <text:p>349.365479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3518" calcext:value-type="float">
            <text:p>12.323518</text:p>
          </table:table-cell>
          <table:table-cell table:formula="of:=[.C317]-[.C31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15" calcext:value-type="float">
            <text:p>10615</text:p>
          </table:table-cell>
          <table:table-cell office:value-type="float" office:value="349.419525" calcext:value-type="float">
            <text:p>349.419525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424" calcext:value-type="float">
            <text:p>12.325424</text:p>
          </table:table-cell>
          <table:table-cell table:formula="of:=[.C318]-[.C31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26" calcext:value-type="float">
            <text:p>10626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6259" calcext:value-type="float">
            <text:p>12.326259</text:p>
          </table:table-cell>
          <table:table-cell table:formula="of:=[.C319]-[.C31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38" calcext:value-type="float">
            <text:p>10638</text:p>
          </table:table-cell>
          <table:table-cell office:value-type="float" office:value="349.409973" calcext:value-type="float">
            <text:p>349.409973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25088" calcext:value-type="float">
            <text:p>12.325088</text:p>
          </table:table-cell>
          <table:table-cell table:formula="of:=[.C320]-[.C31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49" calcext:value-type="float">
            <text:p>10649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22732" calcext:value-type="float">
            <text:p>12.322732</text:p>
          </table:table-cell>
          <table:table-cell table:formula="of:=[.C321]-[.C32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60" calcext:value-type="float">
            <text:p>10660</text:p>
          </table:table-cell>
          <table:table-cell office:value-type="float" office:value="349.274109" calcext:value-type="float">
            <text:p>349.274109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20295" calcext:value-type="float">
            <text:p>12.320295</text:p>
          </table:table-cell>
          <table:table-cell table:formula="of:=[.C322]-[.C32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72" calcext:value-type="float">
            <text:p>10672</text:p>
          </table:table-cell>
          <table:table-cell office:value-type="float" office:value="349.235016" calcext:value-type="float">
            <text:p>349.235016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916" calcext:value-type="float">
            <text:p>12.318916</text:p>
          </table:table-cell>
          <table:table-cell table:formula="of:=[.C323]-[.C32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83" calcext:value-type="float">
            <text:p>10683</text:p>
          </table:table-cell>
          <table:table-cell office:value-type="float" office:value="349.190002" calcext:value-type="float">
            <text:p>349.190002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17328" calcext:value-type="float">
            <text:p>12.317328</text:p>
          </table:table-cell>
          <table:table-cell table:formula="of:=[.C324]-[.C32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95" calcext:value-type="float">
            <text:p>10695</text:p>
          </table:table-cell>
          <table:table-cell office:value-type="float" office:value="349.260925" calcext:value-type="float">
            <text:p>349.260925</text:p>
          </table:table-cell>
          <table:table-cell office:value-type="float" office:value="349.524994" calcext:value-type="float">
            <text:p>349.524994</text:p>
          </table:table-cell>
          <table:table-cell office:value-type="float" office:value="12.31983" calcext:value-type="float">
            <text:p>12.31983</text:p>
          </table:table-cell>
          <table:table-cell table:formula="of:=[.C325]-[.C32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06" calcext:value-type="float">
            <text:p>1070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889" calcext:value-type="float">
            <text:p>12.320889</text:p>
          </table:table-cell>
          <table:table-cell table:formula="of:=[.C326]-[.C32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17" calcext:value-type="float">
            <text:p>10717</text:p>
          </table:table-cell>
          <table:table-cell office:value-type="float" office:value="349.29184" calcext:value-type="float">
            <text:p>349.29184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2092" calcext:value-type="float">
            <text:p>12.32092</text:p>
          </table:table-cell>
          <table:table-cell table:formula="of:=[.C327]-[.C32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29" calcext:value-type="float">
            <text:p>10729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643188" calcext:value-type="float">
            <text:p>349.643188</text:p>
          </table:table-cell>
          <table:table-cell office:value-type="float" office:value="12.323886" calcext:value-type="float">
            <text:p>12.323886</text:p>
          </table:table-cell>
          <table:table-cell table:formula="of:=[.C328]-[.C32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40" calcext:value-type="float">
            <text:p>10740</text:p>
          </table:table-cell>
          <table:table-cell office:value-type="float" office:value="349.403198" calcext:value-type="float">
            <text:p>349.403198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4848" calcext:value-type="float">
            <text:p>12.324848</text:p>
          </table:table-cell>
          <table:table-cell table:formula="of:=[.C329]-[.C32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51" calcext:value-type="float">
            <text:p>10751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21721" calcext:value-type="float">
            <text:p>12.321721</text:p>
          </table:table-cell>
          <table:table-cell table:formula="of:=[.C330]-[.C32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63" calcext:value-type="float">
            <text:p>10763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2891" calcext:value-type="float">
            <text:p>12.322891</text:p>
          </table:table-cell>
          <table:table-cell table:formula="of:=[.C331]-[.C33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74" calcext:value-type="float">
            <text:p>10774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349.722717" calcext:value-type="float">
            <text:p>349.722717</text:p>
          </table:table-cell>
          <table:table-cell office:value-type="float" office:value="12.3269" calcext:value-type="float">
            <text:p>12.3269</text:p>
          </table:table-cell>
          <table:table-cell table:formula="of:=[.C332]-[.C33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86" calcext:value-type="float">
            <text:p>10786</text:p>
          </table:table-cell>
          <table:table-cell office:value-type="float" office:value="349.400909" calcext:value-type="float">
            <text:p>349.400909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4768" calcext:value-type="float">
            <text:p>12.324768</text:p>
          </table:table-cell>
          <table:table-cell table:formula="of:=[.C333]-[.C33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97" calcext:value-type="float">
            <text:p>10797</text:p>
          </table:table-cell>
          <table:table-cell office:value-type="float" office:value="349.426331" calcext:value-type="float">
            <text:p>349.426331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5665" calcext:value-type="float">
            <text:p>12.325665</text:p>
          </table:table-cell>
          <table:table-cell table:formula="of:=[.C334]-[.C33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08" calcext:value-type="float">
            <text:p>10808</text:p>
          </table:table-cell>
          <table:table-cell office:value-type="float" office:value="349.531342" calcext:value-type="float">
            <text:p>349.531342</text:p>
          </table:table-cell>
          <table:table-cell office:value-type="float" office:value="349.606812" calcext:value-type="float">
            <text:p>349.606812</text:p>
          </table:table-cell>
          <table:table-cell office:value-type="float" office:value="12.329369" calcext:value-type="float">
            <text:p>12.329369</text:p>
          </table:table-cell>
          <table:table-cell table:formula="of:=[.C335]-[.C33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20" calcext:value-type="float">
            <text:p>10820</text:p>
          </table:table-cell>
          <table:table-cell office:value-type="float" office:value="349.514984" calcext:value-type="float">
            <text:p>349.514984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8792" calcext:value-type="float">
            <text:p>12.328792</text:p>
          </table:table-cell>
          <table:table-cell table:formula="of:=[.C336]-[.C33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31" calcext:value-type="float">
            <text:p>10831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65" calcext:value-type="float">
            <text:p>12.3265</text:p>
          </table:table-cell>
          <table:table-cell table:formula="of:=[.C337]-[.C33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42" calcext:value-type="float">
            <text:p>10842</text:p>
          </table:table-cell>
          <table:table-cell office:value-type="float" office:value="349.44046" calcext:value-type="float">
            <text:p>349.44046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6162" calcext:value-type="float">
            <text:p>12.326162</text:p>
          </table:table-cell>
          <table:table-cell table:formula="of:=[.C338]-[.C33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54" calcext:value-type="float">
            <text:p>10854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23277" calcext:value-type="float">
            <text:p>12.323277</text:p>
          </table:table-cell>
          <table:table-cell table:formula="of:=[.C339]-[.C33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65" calcext:value-type="float">
            <text:p>10865</text:p>
          </table:table-cell>
          <table:table-cell office:value-type="float" office:value="349.265015" calcext:value-type="float">
            <text:p>349.265015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9974" calcext:value-type="float">
            <text:p>12.319974</text:p>
          </table:table-cell>
          <table:table-cell table:formula="of:=[.C340]-[.C33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77" calcext:value-type="float">
            <text:p>10877</text:p>
          </table:table-cell>
          <table:table-cell office:value-type="float" office:value="349.275452" calcext:value-type="float">
            <text:p>349.275452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0342" calcext:value-type="float">
            <text:p>12.320342</text:p>
          </table:table-cell>
          <table:table-cell table:formula="of:=[.C341]-[.C34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88" calcext:value-type="float">
            <text:p>10888</text:p>
          </table:table-cell>
          <table:table-cell office:value-type="float" office:value="349.271362" calcext:value-type="float">
            <text:p>349.271362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0198" calcext:value-type="float">
            <text:p>12.320198</text:p>
          </table:table-cell>
          <table:table-cell table:formula="of:=[.C342]-[.C34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99" calcext:value-type="float">
            <text:p>10899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1449" calcext:value-type="float">
            <text:p>12.321449</text:p>
          </table:table-cell>
          <table:table-cell table:formula="of:=[.C343]-[.C34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11" calcext:value-type="float">
            <text:p>10911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3598" calcext:value-type="float">
            <text:p>12.323598</text:p>
          </table:table-cell>
          <table:table-cell table:formula="of:=[.C344]-[.C34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22" calcext:value-type="float">
            <text:p>10922</text:p>
          </table:table-cell>
          <table:table-cell office:value-type="float" office:value="349.403168" calcext:value-type="float">
            <text:p>349.403168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4847" calcext:value-type="float">
            <text:p>12.324847</text:p>
          </table:table-cell>
          <table:table-cell table:formula="of:=[.C345]-[.C34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33" calcext:value-type="float">
            <text:p>10933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5152" calcext:value-type="float">
            <text:p>12.325152</text:p>
          </table:table-cell>
          <table:table-cell table:formula="of:=[.C346]-[.C34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45" calcext:value-type="float">
            <text:p>10945</text:p>
          </table:table-cell>
          <table:table-cell office:value-type="float" office:value="349.463196" calcext:value-type="float">
            <text:p>349.463196</text:p>
          </table:table-cell>
          <table:table-cell office:value-type="float" office:value="349.634094" calcext:value-type="float">
            <text:p>349.634094</text:p>
          </table:table-cell>
          <table:table-cell office:value-type="float" office:value="12.326964" calcext:value-type="float">
            <text:p>12.326964</text:p>
          </table:table-cell>
          <table:table-cell table:formula="of:=[.C347]-[.C34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56" calcext:value-type="float">
            <text:p>10956</text:p>
          </table:table-cell>
          <table:table-cell office:value-type="float" office:value="349.455017" calcext:value-type="float">
            <text:p>349.45501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6676" calcext:value-type="float">
            <text:p>12.326676</text:p>
          </table:table-cell>
          <table:table-cell table:formula="of:=[.C348]-[.C34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68" calcext:value-type="float">
            <text:p>10968</text:p>
          </table:table-cell>
          <table:table-cell office:value-type="float" office:value="349.432739" calcext:value-type="float">
            <text:p>349.43273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5891" calcext:value-type="float">
            <text:p>12.325891</text:p>
          </table:table-cell>
          <table:table-cell table:formula="of:=[.C349]-[.C34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79" calcext:value-type="float">
            <text:p>10979</text:p>
          </table:table-cell>
          <table:table-cell office:value-type="float" office:value="349.498199" calcext:value-type="float">
            <text:p>349.498199</text:p>
          </table:table-cell>
          <table:table-cell office:value-type="float" office:value="349.643188" calcext:value-type="float">
            <text:p>349.643188</text:p>
          </table:table-cell>
          <table:table-cell office:value-type="float" office:value="12.328199" calcext:value-type="float">
            <text:p>12.328199</text:p>
          </table:table-cell>
          <table:table-cell table:formula="of:=[.C350]-[.C34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90" calcext:value-type="float">
            <text:p>10990</text:p>
          </table:table-cell>
          <table:table-cell office:value-type="float" office:value="349.485901" calcext:value-type="float">
            <text:p>349.485901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7765" calcext:value-type="float">
            <text:p>12.327765</text:p>
          </table:table-cell>
          <table:table-cell table:formula="of:=[.C351]-[.C35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02" calcext:value-type="float">
            <text:p>11002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24639" calcext:value-type="float">
            <text:p>12.324639</text:p>
          </table:table-cell>
          <table:table-cell table:formula="of:=[.C352]-[.C35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13" calcext:value-type="float">
            <text:p>11013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286" calcext:value-type="float">
            <text:p>12.324286</text:p>
          </table:table-cell>
          <table:table-cell table:formula="of:=[.C353]-[.C35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25" calcext:value-type="float">
            <text:p>11025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4175" calcext:value-type="float">
            <text:p>12.324175</text:p>
          </table:table-cell>
          <table:table-cell table:formula="of:=[.C354]-[.C35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36" calcext:value-type="float">
            <text:p>11036</text:p>
          </table:table-cell>
          <table:table-cell office:value-type="float" office:value="349.309998" calcext:value-type="float">
            <text:p>349.30999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1561" calcext:value-type="float">
            <text:p>12.321561</text:p>
          </table:table-cell>
          <table:table-cell table:formula="of:=[.C355]-[.C35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47" calcext:value-type="float">
            <text:p>11047</text:p>
          </table:table-cell>
          <table:table-cell office:value-type="float" office:value="349.31134" calcext:value-type="float">
            <text:p>349.31134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1609" calcext:value-type="float">
            <text:p>12.321609</text:p>
          </table:table-cell>
          <table:table-cell table:formula="of:=[.C356]-[.C35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59" calcext:value-type="float">
            <text:p>11059</text:p>
          </table:table-cell>
          <table:table-cell office:value-type="float" office:value="349.301819" calcext:value-type="float">
            <text:p>349.301819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21272" calcext:value-type="float">
            <text:p>12.321272</text:p>
          </table:table-cell>
          <table:table-cell table:formula="of:=[.C357]-[.C35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70" calcext:value-type="float">
            <text:p>11070</text:p>
          </table:table-cell>
          <table:table-cell office:value-type="float" office:value="349.276794" calcext:value-type="float">
            <text:p>349.276794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2039" calcext:value-type="float">
            <text:p>12.32039</text:p>
          </table:table-cell>
          <table:table-cell table:formula="of:=[.C358]-[.C35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81" calcext:value-type="float">
            <text:p>11081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349.645447" calcext:value-type="float">
            <text:p>349.645447</text:p>
          </table:table-cell>
          <table:table-cell office:value-type="float" office:value="12.322731" calcext:value-type="float">
            <text:p>12.322731</text:p>
          </table:table-cell>
          <table:table-cell table:formula="of:=[.C359]-[.C35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93" calcext:value-type="float">
            <text:p>11093</text:p>
          </table:table-cell>
          <table:table-cell office:value-type="float" office:value="349.375427" calcext:value-type="float">
            <text:p>349.375427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3869" calcext:value-type="float">
            <text:p>12.323869</text:p>
          </table:table-cell>
          <table:table-cell table:formula="of:=[.C360]-[.C35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04" calcext:value-type="float">
            <text:p>11104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2924" calcext:value-type="float">
            <text:p>12.322924</text:p>
          </table:table-cell>
          <table:table-cell table:formula="of:=[.C361]-[.C36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16" calcext:value-type="float">
            <text:p>11116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4896" calcext:value-type="float">
            <text:p>12.324896</text:p>
          </table:table-cell>
          <table:table-cell table:formula="of:=[.C362]-[.C36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27" calcext:value-type="float">
            <text:p>11127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23598" calcext:value-type="float">
            <text:p>12.323598</text:p>
          </table:table-cell>
          <table:table-cell table:formula="of:=[.C363]-[.C36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38" calcext:value-type="float">
            <text:p>11138</text:p>
          </table:table-cell>
          <table:table-cell office:value-type="float" office:value="349.284515" calcext:value-type="float">
            <text:p>349.284515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20662" calcext:value-type="float">
            <text:p>12.320662</text:p>
          </table:table-cell>
          <table:table-cell table:formula="of:=[.C364]-[.C36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50" calcext:value-type="float">
            <text:p>11150</text:p>
          </table:table-cell>
          <table:table-cell office:value-type="float" office:value="349.312256" calcext:value-type="float">
            <text:p>349.312256</text:p>
          </table:table-cell>
          <table:table-cell office:value-type="float" office:value="349.572723" calcext:value-type="float">
            <text:p>349.572723</text:p>
          </table:table-cell>
          <table:table-cell office:value-type="float" office:value="12.321641" calcext:value-type="float">
            <text:p>12.321641</text:p>
          </table:table-cell>
          <table:table-cell table:formula="of:=[.C365]-[.C36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61" calcext:value-type="float">
            <text:p>11161</text:p>
          </table:table-cell>
          <table:table-cell office:value-type="float" office:value="349.290466" calcext:value-type="float">
            <text:p>349.290466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20872" calcext:value-type="float">
            <text:p>12.320872</text:p>
          </table:table-cell>
          <table:table-cell table:formula="of:=[.C366]-[.C36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72" calcext:value-type="float">
            <text:p>11172</text:p>
          </table:table-cell>
          <table:table-cell office:value-type="float" office:value="349.250916" calcext:value-type="float">
            <text:p>349.250916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9477" calcext:value-type="float">
            <text:p>12.319477</text:p>
          </table:table-cell>
          <table:table-cell table:formula="of:=[.C367]-[.C36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84" calcext:value-type="float">
            <text:p>11184</text:p>
          </table:table-cell>
          <table:table-cell office:value-type="float" office:value="349.298187" calcext:value-type="float">
            <text:p>349.298187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144" calcext:value-type="float">
            <text:p>12.321144</text:p>
          </table:table-cell>
          <table:table-cell table:formula="of:=[.C368]-[.C36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95" calcext:value-type="float">
            <text:p>11195</text:p>
          </table:table-cell>
          <table:table-cell office:value-type="float" office:value="349.249115" calcext:value-type="float">
            <text:p>349.249115</text:p>
          </table:table-cell>
          <table:table-cell office:value-type="float" office:value="348.9841" calcext:value-type="float">
            <text:p>348.9841</text:p>
          </table:table-cell>
          <table:table-cell office:value-type="float" office:value="12.319413" calcext:value-type="float">
            <text:p>12.319413</text:p>
          </table:table-cell>
          <table:table-cell table:formula="of:=[.C369]-[.C36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07" calcext:value-type="float">
            <text:p>11207</text:p>
          </table:table-cell>
          <table:table-cell office:value-type="float" office:value="349.155457" calcext:value-type="float">
            <text:p>349.155457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611" calcext:value-type="float">
            <text:p>12.31611</text:p>
          </table:table-cell>
          <table:table-cell table:formula="of:=[.C370]-[.C36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18" calcext:value-type="float">
            <text:p>11218</text:p>
          </table:table-cell>
          <table:table-cell office:value-type="float" office:value="349.242737" calcext:value-type="float">
            <text:p>349.242737</text:p>
          </table:table-cell>
          <table:table-cell office:value-type="float" office:value="349.59317" calcext:value-type="float">
            <text:p>349.59317</text:p>
          </table:table-cell>
          <table:table-cell office:value-type="float" office:value="12.319188" calcext:value-type="float">
            <text:p>12.319188</text:p>
          </table:table-cell>
          <table:table-cell table:formula="of:=[.C371]-[.C37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29" calcext:value-type="float">
            <text:p>11229</text:p>
          </table:table-cell>
          <table:table-cell office:value-type="float" office:value="349.260895" calcext:value-type="float">
            <text:p>349.260895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19829" calcext:value-type="float">
            <text:p>12.319829</text:p>
          </table:table-cell>
          <table:table-cell table:formula="of:=[.C372]-[.C37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41" calcext:value-type="float">
            <text:p>11241</text:p>
          </table:table-cell>
          <table:table-cell office:value-type="float" office:value="349.282715" calcext:value-type="float">
            <text:p>349.282715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0599" calcext:value-type="float">
            <text:p>12.320599</text:p>
          </table:table-cell>
          <table:table-cell table:formula="of:=[.C373]-[.C37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52" calcext:value-type="float">
            <text:p>11252</text:p>
          </table:table-cell>
          <table:table-cell office:value-type="float" office:value="349.435883" calcext:value-type="float">
            <text:p>349.435883</text:p>
          </table:table-cell>
          <table:table-cell office:value-type="float" office:value="349.75" calcext:value-type="float">
            <text:p>349.75</text:p>
          </table:table-cell>
          <table:table-cell office:value-type="float" office:value="12.326001" calcext:value-type="float">
            <text:p>12.326001</text:p>
          </table:table-cell>
          <table:table-cell table:formula="of:=[.C374]-[.C37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63" calcext:value-type="float">
            <text:p>11263</text:p>
          </table:table-cell>
          <table:table-cell office:value-type="float" office:value="349.496368" calcext:value-type="float">
            <text:p>349.496368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8135" calcext:value-type="float">
            <text:p>12.328135</text:p>
          </table:table-cell>
          <table:table-cell table:formula="of:=[.C375]-[.C37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75" calcext:value-type="float">
            <text:p>11275</text:p>
          </table:table-cell>
          <table:table-cell office:value-type="float" office:value="349.39682" calcext:value-type="float">
            <text:p>349.39682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24623" calcext:value-type="float">
            <text:p>12.324623</text:p>
          </table:table-cell>
          <table:table-cell table:formula="of:=[.C376]-[.C37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86" calcext:value-type="float">
            <text:p>11286</text:p>
          </table:table-cell>
          <table:table-cell office:value-type="float" office:value="349.415009" calcext:value-type="float">
            <text:p>349.415009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5265" calcext:value-type="float">
            <text:p>12.325265</text:p>
          </table:table-cell>
          <table:table-cell table:formula="of:=[.C377]-[.C37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98" calcext:value-type="float">
            <text:p>11298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4286" calcext:value-type="float">
            <text:p>12.324286</text:p>
          </table:table-cell>
          <table:table-cell table:formula="of:=[.C378]-[.C37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09" calcext:value-type="float">
            <text:p>11309</text:p>
          </table:table-cell>
          <table:table-cell office:value-type="float" office:value="349.38501" calcext:value-type="float">
            <text:p>349.38501</text:p>
          </table:table-cell>
          <table:table-cell office:value-type="float" office:value="349.738647" calcext:value-type="float">
            <text:p>349.738647</text:p>
          </table:table-cell>
          <table:table-cell office:value-type="float" office:value="12.324207" calcext:value-type="float">
            <text:p>12.324207</text:p>
          </table:table-cell>
          <table:table-cell table:formula="of:=[.C379]-[.C37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20" calcext:value-type="float">
            <text:p>11320</text:p>
          </table:table-cell>
          <table:table-cell office:value-type="float" office:value="349.503174" calcext:value-type="float">
            <text:p>349.503174</text:p>
          </table:table-cell>
          <table:table-cell office:value-type="float" office:value="349.997742" calcext:value-type="float">
            <text:p>349.997742</text:p>
          </table:table-cell>
          <table:table-cell office:value-type="float" office:value="12.328375" calcext:value-type="float">
            <text:p>12.328375</text:p>
          </table:table-cell>
          <table:table-cell table:formula="of:=[.C380]-[.C37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32" calcext:value-type="float">
            <text:p>11332</text:p>
          </table:table-cell>
          <table:table-cell office:value-type="float" office:value="349.554993" calcext:value-type="float">
            <text:p>349.554993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30203" calcext:value-type="float">
            <text:p>12.330203</text:p>
          </table:table-cell>
          <table:table-cell table:formula="of:=[.C381]-[.C38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43" calcext:value-type="float">
            <text:p>11343</text:p>
          </table:table-cell>
          <table:table-cell office:value-type="float" office:value="349.509521" calcext:value-type="float">
            <text:p>349.509521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28599" calcext:value-type="float">
            <text:p>12.328599</text:p>
          </table:table-cell>
          <table:table-cell table:formula="of:=[.C382]-[.C38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54" calcext:value-type="float">
            <text:p>11354</text:p>
          </table:table-cell>
          <table:table-cell office:value-type="float" office:value="349.555481" calcext:value-type="float">
            <text:p>349.555481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3022" calcext:value-type="float">
            <text:p>12.33022</text:p>
          </table:table-cell>
          <table:table-cell table:formula="of:=[.C383]-[.C38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66" calcext:value-type="float">
            <text:p>11366</text:p>
          </table:table-cell>
          <table:table-cell office:value-type="float" office:value="349.514984" calcext:value-type="float">
            <text:p>349.514984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8792" calcext:value-type="float">
            <text:p>12.328792</text:p>
          </table:table-cell>
          <table:table-cell table:formula="of:=[.C384]-[.C38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77" calcext:value-type="float">
            <text:p>11377</text:p>
          </table:table-cell>
          <table:table-cell office:value-type="float" office:value="349.428162" calcext:value-type="float">
            <text:p>349.428162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25729" calcext:value-type="float">
            <text:p>12.325729</text:p>
          </table:table-cell>
          <table:table-cell table:formula="of:=[.C385]-[.C38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89" calcext:value-type="float">
            <text:p>11389</text:p>
          </table:table-cell>
          <table:table-cell office:value-type="float" office:value="349.493622" calcext:value-type="float">
            <text:p>349.493622</text:p>
          </table:table-cell>
          <table:table-cell office:value-type="float" office:value="349.681824" calcext:value-type="float">
            <text:p>349.681824</text:p>
          </table:table-cell>
          <table:table-cell office:value-type="float" office:value="12.328038" calcext:value-type="float">
            <text:p>12.328038</text:p>
          </table:table-cell>
          <table:table-cell table:formula="of:=[.C386]-[.C38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00" calcext:value-type="float">
            <text:p>11400</text:p>
          </table:table-cell>
          <table:table-cell office:value-type="float" office:value="349.512268" calcext:value-type="float">
            <text:p>349.512268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8695" calcext:value-type="float">
            <text:p>12.328695</text:p>
          </table:table-cell>
          <table:table-cell table:formula="of:=[.C387]-[.C38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11" calcext:value-type="float">
            <text:p>11411</text:p>
          </table:table-cell>
          <table:table-cell office:value-type="float" office:value="349.470917" calcext:value-type="float">
            <text:p>349.470917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7237" calcext:value-type="float">
            <text:p>12.327237</text:p>
          </table:table-cell>
          <table:table-cell table:formula="of:=[.C388]-[.C38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23" calcext:value-type="float">
            <text:p>11423</text:p>
          </table:table-cell>
          <table:table-cell office:value-type="float" office:value="349.50592" calcext:value-type="float">
            <text:p>349.50592</text:p>
          </table:table-cell>
          <table:table-cell office:value-type="float" office:value="349.711365" calcext:value-type="float">
            <text:p>349.711365</text:p>
          </table:table-cell>
          <table:table-cell office:value-type="float" office:value="12.328472" calcext:value-type="float">
            <text:p>12.328472</text:p>
          </table:table-cell>
          <table:table-cell table:formula="of:=[.C389]-[.C38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34" calcext:value-type="float">
            <text:p>11434</text:p>
          </table:table-cell>
          <table:table-cell office:value-type="float" office:value="349.4823" calcext:value-type="float">
            <text:p>349.4823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7639" calcext:value-type="float">
            <text:p>12.327639</text:p>
          </table:table-cell>
          <table:table-cell table:formula="of:=[.C390]-[.C38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45" calcext:value-type="float">
            <text:p>11445</text:p>
          </table:table-cell>
          <table:table-cell office:value-type="float" office:value="349.430939" calcext:value-type="float">
            <text:p>349.430939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827" calcext:value-type="float">
            <text:p>12.325827</text:p>
          </table:table-cell>
          <table:table-cell table:formula="of:=[.C391]-[.C39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57" calcext:value-type="float">
            <text:p>11457</text:p>
          </table:table-cell>
          <table:table-cell office:value-type="float" office:value="349.498169" calcext:value-type="float">
            <text:p>349.498169</text:p>
          </table:table-cell>
          <table:table-cell office:value-type="float" office:value="349.6091" calcext:value-type="float">
            <text:p>349.6091</text:p>
          </table:table-cell>
          <table:table-cell office:value-type="float" office:value="12.328198" calcext:value-type="float">
            <text:p>12.328198</text:p>
          </table:table-cell>
          <table:table-cell table:formula="of:=[.C392]-[.C39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68" calcext:value-type="float">
            <text:p>11468</text:p>
          </table:table-cell>
          <table:table-cell office:value-type="float" office:value="349.470917" calcext:value-type="float">
            <text:p>349.470917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27237" calcext:value-type="float">
            <text:p>12.327237</text:p>
          </table:table-cell>
          <table:table-cell table:formula="of:=[.C393]-[.C39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80" calcext:value-type="float">
            <text:p>11480</text:p>
          </table:table-cell>
          <table:table-cell office:value-type="float" office:value="349.380432" calcext:value-type="float">
            <text:p>349.380432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24045" calcext:value-type="float">
            <text:p>12.324045</text:p>
          </table:table-cell>
          <table:table-cell table:formula="of:=[.C394]-[.C39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91" calcext:value-type="float">
            <text:p>11491</text:p>
          </table:table-cell>
          <table:table-cell office:value-type="float" office:value="349.355438" calcext:value-type="float">
            <text:p>349.355438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3164" calcext:value-type="float">
            <text:p>12.323164</text:p>
          </table:table-cell>
          <table:table-cell table:formula="of:=[.C395]-[.C39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02" calcext:value-type="float">
            <text:p>11502</text:p>
          </table:table-cell>
          <table:table-cell office:value-type="float" office:value="349.269989" calcext:value-type="float">
            <text:p>349.269989</text:p>
          </table:table-cell>
          <table:table-cell office:value-type="float" office:value="348.997742" calcext:value-type="float">
            <text:p>348.997742</text:p>
          </table:table-cell>
          <table:table-cell office:value-type="float" office:value="12.320149" calcext:value-type="float">
            <text:p>12.320149</text:p>
          </table:table-cell>
          <table:table-cell table:formula="of:=[.C396]-[.C39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14" calcext:value-type="float">
            <text:p>11514</text:p>
          </table:table-cell>
          <table:table-cell office:value-type="float" office:value="349.209534" calcext:value-type="float">
            <text:p>349.209534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18017" calcext:value-type="float">
            <text:p>12.318017</text:p>
          </table:table-cell>
          <table:table-cell table:formula="of:=[.C397]-[.C39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25" calcext:value-type="float">
            <text:p>11525</text:p>
          </table:table-cell>
          <table:table-cell office:value-type="float" office:value="349.276825" calcext:value-type="float">
            <text:p>349.276825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0391" calcext:value-type="float">
            <text:p>12.320391</text:p>
          </table:table-cell>
          <table:table-cell table:formula="of:=[.C398]-[.C39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37" calcext:value-type="float">
            <text:p>11537</text:p>
          </table:table-cell>
          <table:table-cell office:value-type="float" office:value="349.281799" calcext:value-type="float">
            <text:p>349.281799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566" calcext:value-type="float">
            <text:p>12.320566</text:p>
          </table:table-cell>
          <table:table-cell table:formula="of:=[.C399]-[.C39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48" calcext:value-type="float">
            <text:p>11548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2138" calcext:value-type="float">
            <text:p>12.322138</text:p>
          </table:table-cell>
          <table:table-cell table:formula="of:=[.C400]-[.C39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9" calcext:value-type="float">
            <text:p>11559</text:p>
          </table:table-cell>
          <table:table-cell office:value-type="float" office:value="349.459106" calcext:value-type="float">
            <text:p>349.459106</text:p>
          </table:table-cell>
          <table:table-cell office:value-type="float" office:value="349.661377" calcext:value-type="float">
            <text:p>349.661377</text:p>
          </table:table-cell>
          <table:table-cell office:value-type="float" office:value="12.32682" calcext:value-type="float">
            <text:p>12.32682</text:p>
          </table:table-cell>
          <table:table-cell table:formula="of:=[.C401]-[.C40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71" calcext:value-type="float">
            <text:p>11571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7301" calcext:value-type="float">
            <text:p>12.327301</text:p>
          </table:table-cell>
          <table:table-cell table:formula="of:=[.C402]-[.C40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82" calcext:value-type="float">
            <text:p>11582</text:p>
          </table:table-cell>
          <table:table-cell office:value-type="float" office:value="349.435913" calcext:value-type="float">
            <text:p>349.435913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6002" calcext:value-type="float">
            <text:p>12.326002</text:p>
          </table:table-cell>
          <table:table-cell table:formula="of:=[.C403]-[.C40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93" calcext:value-type="float">
            <text:p>11593</text:p>
          </table:table-cell>
          <table:table-cell office:value-type="float" office:value="349.466827" calcext:value-type="float">
            <text:p>349.466827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7093" calcext:value-type="float">
            <text:p>12.327093</text:p>
          </table:table-cell>
          <table:table-cell table:formula="of:=[.C404]-[.C40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05" calcext:value-type="float">
            <text:p>11605</text:p>
          </table:table-cell>
          <table:table-cell office:value-type="float" office:value="349.373627" calcext:value-type="float">
            <text:p>349.373627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23805" calcext:value-type="float">
            <text:p>12.323805</text:p>
          </table:table-cell>
          <table:table-cell table:formula="of:=[.C405]-[.C40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16" calcext:value-type="float">
            <text:p>11616</text:p>
          </table:table-cell>
          <table:table-cell office:value-type="float" office:value="349.39682" calcext:value-type="float">
            <text:p>349.39682</text:p>
          </table:table-cell>
          <table:table-cell office:value-type="float" office:value="349.777283" calcext:value-type="float">
            <text:p>349.777283</text:p>
          </table:table-cell>
          <table:table-cell office:value-type="float" office:value="12.324623" calcext:value-type="float">
            <text:p>12.324623</text:p>
          </table:table-cell>
          <table:table-cell table:formula="of:=[.C406]-[.C40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28" calcext:value-type="float">
            <text:p>11628</text:p>
          </table:table-cell>
          <table:table-cell office:value-type="float" office:value="349.466827" calcext:value-type="float">
            <text:p>349.466827</text:p>
          </table:table-cell>
          <table:table-cell office:value-type="float" office:value="349.725006" calcext:value-type="float">
            <text:p>349.725006</text:p>
          </table:table-cell>
          <table:table-cell office:value-type="float" office:value="12.327093" calcext:value-type="float">
            <text:p>12.327093</text:p>
          </table:table-cell>
          <table:table-cell table:formula="of:=[.C407]-[.C40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39" calcext:value-type="float">
            <text:p>11639</text:p>
          </table:table-cell>
          <table:table-cell office:value-type="float" office:value="349.454529" calcext:value-type="float">
            <text:p>349.45452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26659" calcext:value-type="float">
            <text:p>12.326659</text:p>
          </table:table-cell>
          <table:table-cell table:formula="of:=[.C408]-[.C40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50" calcext:value-type="float">
            <text:p>11650</text:p>
          </table:table-cell>
          <table:table-cell office:value-type="float" office:value="349.473206" calcext:value-type="float">
            <text:p>349.473206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7318" calcext:value-type="float">
            <text:p>12.327318</text:p>
          </table:table-cell>
          <table:table-cell table:formula="of:=[.C409]-[.C40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62" calcext:value-type="float">
            <text:p>11662</text:p>
          </table:table-cell>
          <table:table-cell office:value-type="float" office:value="349.552307" calcext:value-type="float">
            <text:p>349.552307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30108" calcext:value-type="float">
            <text:p>12.330108</text:p>
          </table:table-cell>
          <table:table-cell table:formula="of:=[.C410]-[.C40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73" calcext:value-type="float">
            <text:p>11673</text:p>
          </table:table-cell>
          <table:table-cell office:value-type="float" office:value="349.405914" calcext:value-type="float">
            <text:p>349.405914</text:p>
          </table:table-cell>
          <table:table-cell office:value-type="float" office:value="349.045441" calcext:value-type="float">
            <text:p>349.045441</text:p>
          </table:table-cell>
          <table:table-cell office:value-type="float" office:value="12.324944" calcext:value-type="float">
            <text:p>12.324944</text:p>
          </table:table-cell>
          <table:table-cell table:formula="of:=[.C411]-[.C41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84" calcext:value-type="float">
            <text:p>11684</text:p>
          </table:table-cell>
          <table:table-cell office:value-type="float" office:value="349.328613" calcext:value-type="float">
            <text:p>349.32861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218" calcext:value-type="float">
            <text:p>12.322218</text:p>
          </table:table-cell>
          <table:table-cell table:formula="of:=[.C412]-[.C41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96" calcext:value-type="float">
            <text:p>11696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654541" calcext:value-type="float">
            <text:p>349.654541</text:p>
          </table:table-cell>
          <table:table-cell office:value-type="float" office:value="12.32504" calcext:value-type="float">
            <text:p>12.32504</text:p>
          </table:table-cell>
          <table:table-cell table:formula="of:=[.C413]-[.C41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07" calcext:value-type="float">
            <text:p>11707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5056" calcext:value-type="float">
            <text:p>12.325056</text:p>
          </table:table-cell>
          <table:table-cell table:formula="of:=[.C414]-[.C41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19" calcext:value-type="float">
            <text:p>11719</text:p>
          </table:table-cell>
          <table:table-cell office:value-type="float" office:value="349.433167" calcext:value-type="float">
            <text:p>349.433167</text:p>
          </table:table-cell>
          <table:table-cell office:value-type="float" office:value="349.59317" calcext:value-type="float">
            <text:p>349.59317</text:p>
          </table:table-cell>
          <table:table-cell office:value-type="float" office:value="12.325906" calcext:value-type="float">
            <text:p>12.325906</text:p>
          </table:table-cell>
          <table:table-cell table:formula="of:=[.C415]-[.C41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30" calcext:value-type="float">
            <text:p>11730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8824" calcext:value-type="float">
            <text:p>12.328824</text:p>
          </table:table-cell>
          <table:table-cell table:formula="of:=[.C416]-[.C41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41" calcext:value-type="float">
            <text:p>11741</text:p>
          </table:table-cell>
          <table:table-cell office:value-type="float" office:value="349.481354" calcext:value-type="float">
            <text:p>349.481354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27605" calcext:value-type="float">
            <text:p>12.327605</text:p>
          </table:table-cell>
          <table:table-cell table:formula="of:=[.C417]-[.C41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53" calcext:value-type="float">
            <text:p>11753</text:p>
          </table:table-cell>
          <table:table-cell office:value-type="float" office:value="349.436829" calcext:value-type="float">
            <text:p>349.436829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6035" calcext:value-type="float">
            <text:p>12.326035</text:p>
          </table:table-cell>
          <table:table-cell table:formula="of:=[.C418]-[.C41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64" calcext:value-type="float">
            <text:p>11764</text:p>
          </table:table-cell>
          <table:table-cell office:value-type="float" office:value="349.428192" calcext:value-type="float">
            <text:p>349.428192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573" calcext:value-type="float">
            <text:p>12.32573</text:p>
          </table:table-cell>
          <table:table-cell table:formula="of:=[.C419]-[.C41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75" calcext:value-type="float">
            <text:p>11775</text:p>
          </table:table-cell>
          <table:table-cell office:value-type="float" office:value="349.362305" calcext:value-type="float">
            <text:p>349.362305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23406" calcext:value-type="float">
            <text:p>12.323406</text:p>
          </table:table-cell>
          <table:table-cell table:formula="of:=[.C420]-[.C41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87" calcext:value-type="float">
            <text:p>11787</text:p>
          </table:table-cell>
          <table:table-cell office:value-type="float" office:value="349.41275" calcext:value-type="float">
            <text:p>349.41275</text:p>
          </table:table-cell>
          <table:table-cell office:value-type="float" office:value="349.711365" calcext:value-type="float">
            <text:p>349.711365</text:p>
          </table:table-cell>
          <table:table-cell office:value-type="float" office:value="12.325186" calcext:value-type="float">
            <text:p>12.325186</text:p>
          </table:table-cell>
          <table:table-cell table:formula="of:=[.C421]-[.C42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98" calcext:value-type="float">
            <text:p>11798</text:p>
          </table:table-cell>
          <table:table-cell office:value-type="float" office:value="349.502747" calcext:value-type="float">
            <text:p>349.502747</text:p>
          </table:table-cell>
          <table:table-cell office:value-type="float" office:value="349.615906" calcext:value-type="float">
            <text:p>349.615906</text:p>
          </table:table-cell>
          <table:table-cell office:value-type="float" office:value="12.32836" calcext:value-type="float">
            <text:p>12.32836</text:p>
          </table:table-cell>
          <table:table-cell table:formula="of:=[.C422]-[.C42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10" calcext:value-type="float">
            <text:p>11810</text:p>
          </table:table-cell>
          <table:table-cell office:value-type="float" office:value="349.480896" calcext:value-type="float">
            <text:p>349.480896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7589" calcext:value-type="float">
            <text:p>12.327589</text:p>
          </table:table-cell>
          <table:table-cell table:formula="of:=[.C423]-[.C42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21" calcext:value-type="float">
            <text:p>11821</text:p>
          </table:table-cell>
          <table:table-cell office:value-type="float" office:value="349.517273" calcext:value-type="float">
            <text:p>349.517273</text:p>
          </table:table-cell>
          <table:table-cell office:value-type="float" office:value="349.672729" calcext:value-type="float">
            <text:p>349.672729</text:p>
          </table:table-cell>
          <table:table-cell office:value-type="float" office:value="12.328873" calcext:value-type="float">
            <text:p>12.328873</text:p>
          </table:table-cell>
          <table:table-cell table:formula="of:=[.C424]-[.C42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32" calcext:value-type="float">
            <text:p>11832</text:p>
          </table:table-cell>
          <table:table-cell office:value-type="float" office:value="349.53775" calcext:value-type="float">
            <text:p>349.53775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9595" calcext:value-type="float">
            <text:p>12.329595</text:p>
          </table:table-cell>
          <table:table-cell table:formula="of:=[.C425]-[.C42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44" calcext:value-type="float">
            <text:p>11844</text:p>
          </table:table-cell>
          <table:table-cell office:value-type="float" office:value="349.444519" calcext:value-type="float">
            <text:p>349.444519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26306" calcext:value-type="float">
            <text:p>12.326306</text:p>
          </table:table-cell>
          <table:table-cell table:formula="of:=[.C426]-[.C42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55" calcext:value-type="float">
            <text:p>11855</text:p>
          </table:table-cell>
          <table:table-cell office:value-type="float" office:value="349.425446" calcext:value-type="float">
            <text:p>349.425446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5633" calcext:value-type="float">
            <text:p>12.325633</text:p>
          </table:table-cell>
          <table:table-cell table:formula="of:=[.C427]-[.C42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66" calcext:value-type="float">
            <text:p>11866</text:p>
          </table:table-cell>
          <table:table-cell office:value-type="float" office:value="349.450439" calcext:value-type="float">
            <text:p>349.450439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515" calcext:value-type="float">
            <text:p>12.326515</text:p>
          </table:table-cell>
          <table:table-cell table:formula="of:=[.C428]-[.C42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78" calcext:value-type="float">
            <text:p>11878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479" calcext:value-type="float">
            <text:p>12.324479</text:p>
          </table:table-cell>
          <table:table-cell table:formula="of:=[.C429]-[.C42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89" calcext:value-type="float">
            <text:p>11889</text:p>
          </table:table-cell>
          <table:table-cell office:value-type="float" office:value="349.471802" calcext:value-type="float">
            <text:p>349.471802</text:p>
          </table:table-cell>
          <table:table-cell office:value-type="float" office:value="349.761353" calcext:value-type="float">
            <text:p>349.761353</text:p>
          </table:table-cell>
          <table:table-cell office:value-type="float" office:value="12.327269" calcext:value-type="float">
            <text:p>12.327269</text:p>
          </table:table-cell>
          <table:table-cell table:formula="of:=[.C430]-[.C42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01" calcext:value-type="float">
            <text:p>11901</text:p>
          </table:table-cell>
          <table:table-cell office:value-type="float" office:value="349.480438" calcext:value-type="float">
            <text:p>349.48043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7573" calcext:value-type="float">
            <text:p>12.327573</text:p>
          </table:table-cell>
          <table:table-cell table:formula="of:=[.C431]-[.C43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12" calcext:value-type="float">
            <text:p>11912</text:p>
          </table:table-cell>
          <table:table-cell office:value-type="float" office:value="349.396362" calcext:value-type="float">
            <text:p>349.396362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24607" calcext:value-type="float">
            <text:p>12.324607</text:p>
          </table:table-cell>
          <table:table-cell table:formula="of:=[.C432]-[.C43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23" calcext:value-type="float">
            <text:p>11923</text:p>
          </table:table-cell>
          <table:table-cell office:value-type="float" office:value="349.426819" calcext:value-type="float">
            <text:p>349.426819</text:p>
          </table:table-cell>
          <table:table-cell office:value-type="float" office:value="349.600006" calcext:value-type="float">
            <text:p>349.600006</text:p>
          </table:table-cell>
          <table:table-cell office:value-type="float" office:value="12.325682" calcext:value-type="float">
            <text:p>12.325682</text:p>
          </table:table-cell>
          <table:table-cell table:formula="of:=[.C433]-[.C43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35" calcext:value-type="float">
            <text:p>11935</text:p>
          </table:table-cell>
          <table:table-cell office:value-type="float" office:value="349.448639" calcext:value-type="float">
            <text:p>349.448639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6451" calcext:value-type="float">
            <text:p>12.326451</text:p>
          </table:table-cell>
          <table:table-cell table:formula="of:=[.C434]-[.C43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46" calcext:value-type="float">
            <text:p>11946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3405" calcext:value-type="float">
            <text:p>12.323405</text:p>
          </table:table-cell>
          <table:table-cell table:formula="of:=[.C435]-[.C43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58" calcext:value-type="float">
            <text:p>11958</text:p>
          </table:table-cell>
          <table:table-cell office:value-type="float" office:value="349.405914" calcext:value-type="float">
            <text:p>349.405914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4944" calcext:value-type="float">
            <text:p>12.324944</text:p>
          </table:table-cell>
          <table:table-cell table:formula="of:=[.C436]-[.C43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69" calcext:value-type="float">
            <text:p>11969</text:p>
          </table:table-cell>
          <table:table-cell office:value-type="float" office:value="349.43634" calcext:value-type="float">
            <text:p>349.43634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26017" calcext:value-type="float">
            <text:p>12.326017</text:p>
          </table:table-cell>
          <table:table-cell table:formula="of:=[.C437]-[.C43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80" calcext:value-type="float">
            <text:p>11980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0159" calcext:value-type="float">
            <text:p>349.0159</text:p>
          </table:table-cell>
          <table:table-cell office:value-type="float" office:value="12.321897" calcext:value-type="float">
            <text:p>12.321897</text:p>
          </table:table-cell>
          <table:table-cell table:formula="of:=[.C438]-[.C43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92" calcext:value-type="float">
            <text:p>11992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631805" calcext:value-type="float">
            <text:p>349.631805</text:p>
          </table:table-cell>
          <table:table-cell office:value-type="float" office:value="12.322875" calcext:value-type="float">
            <text:p>12.322875</text:p>
          </table:table-cell>
          <table:table-cell table:formula="of:=[.C439]-[.C43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03" calcext:value-type="float">
            <text:p>12003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4303" calcext:value-type="float">
            <text:p>12.324303</text:p>
          </table:table-cell>
          <table:table-cell table:formula="of:=[.C440]-[.C43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14" calcext:value-type="float">
            <text:p>12014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052277" calcext:value-type="float">
            <text:p>349.052277</text:p>
          </table:table-cell>
          <table:table-cell office:value-type="float" office:value="12.321095" calcext:value-type="float">
            <text:p>12.321095</text:p>
          </table:table-cell>
          <table:table-cell table:formula="of:=[.C441]-[.C44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26" calcext:value-type="float">
            <text:p>12026</text:p>
          </table:table-cell>
          <table:table-cell office:value-type="float" office:value="349.258636" calcext:value-type="float">
            <text:p>349.258636</text:p>
          </table:table-cell>
          <table:table-cell office:value-type="float" office:value="349.061371" calcext:value-type="float">
            <text:p>349.061371</text:p>
          </table:table-cell>
          <table:table-cell office:value-type="float" office:value="12.319749" calcext:value-type="float">
            <text:p>12.319749</text:p>
          </table:table-cell>
          <table:table-cell table:formula="of:=[.C442]-[.C44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37" calcext:value-type="float">
            <text:p>12037</text:p>
          </table:table-cell>
          <table:table-cell office:value-type="float" office:value="349.305481" calcext:value-type="float">
            <text:p>349.305481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21402" calcext:value-type="float">
            <text:p>12.321402</text:p>
          </table:table-cell>
          <table:table-cell table:formula="of:=[.C443]-[.C44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49" calcext:value-type="float">
            <text:p>12049</text:p>
          </table:table-cell>
          <table:table-cell office:value-type="float" office:value="349.280945" calcext:value-type="float">
            <text:p>349.280945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0536" calcext:value-type="float">
            <text:p>12.320536</text:p>
          </table:table-cell>
          <table:table-cell table:formula="of:=[.C444]-[.C44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60" calcext:value-type="float">
            <text:p>12060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627258" calcext:value-type="float">
            <text:p>349.627258</text:p>
          </table:table-cell>
          <table:table-cell office:value-type="float" office:value="12.321208" calcext:value-type="float">
            <text:p>12.321208</text:p>
          </table:table-cell>
          <table:table-cell table:formula="of:=[.C445]-[.C44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71" calcext:value-type="float">
            <text:p>1207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22571" calcext:value-type="float">
            <text:p>12.322571</text:p>
          </table:table-cell>
          <table:table-cell table:formula="of:=[.C446]-[.C44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83" calcext:value-type="float">
            <text:p>12083</text:p>
          </table:table-cell>
          <table:table-cell office:value-type="float" office:value="349.410889" calcext:value-type="float">
            <text:p>349.410889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12" calcext:value-type="float">
            <text:p>12.32512</text:p>
          </table:table-cell>
          <table:table-cell table:formula="of:=[.C447]-[.C44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94" calcext:value-type="float">
            <text:p>12094</text:p>
          </table:table-cell>
          <table:table-cell office:value-type="float" office:value="349.469086" calcext:value-type="float">
            <text:p>349.469086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7172" calcext:value-type="float">
            <text:p>12.327172</text:p>
          </table:table-cell>
          <table:table-cell table:formula="of:=[.C448]-[.C44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05" calcext:value-type="float">
            <text:p>12105</text:p>
          </table:table-cell>
          <table:table-cell office:value-type="float" office:value="349.398621" calcext:value-type="float">
            <text:p>349.398621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24687" calcext:value-type="float">
            <text:p>12.324687</text:p>
          </table:table-cell>
          <table:table-cell table:formula="of:=[.C449]-[.C44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17" calcext:value-type="float">
            <text:p>12117</text:p>
          </table:table-cell>
          <table:table-cell office:value-type="float" office:value="349.272278" calcext:value-type="float">
            <text:p>349.272278</text:p>
          </table:table-cell>
          <table:table-cell office:value-type="float" office:value="348.995453" calcext:value-type="float">
            <text:p>348.995453</text:p>
          </table:table-cell>
          <table:table-cell office:value-type="float" office:value="12.32023" calcext:value-type="float">
            <text:p>12.32023</text:p>
          </table:table-cell>
          <table:table-cell table:formula="of:=[.C450]-[.C44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28" calcext:value-type="float">
            <text:p>12128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9798" calcext:value-type="float">
            <text:p>12.319798</text:p>
          </table:table-cell>
          <table:table-cell table:formula="of:=[.C451]-[.C45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40" calcext:value-type="float">
            <text:p>12140</text:p>
          </table:table-cell>
          <table:table-cell office:value-type="float" office:value="349.211853" calcext:value-type="float">
            <text:p>349.211853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8099" calcext:value-type="float">
            <text:p>12.318099</text:p>
          </table:table-cell>
          <table:table-cell table:formula="of:=[.C452]-[.C45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51" calcext:value-type="float">
            <text:p>12151</text:p>
          </table:table-cell>
          <table:table-cell office:value-type="float" office:value="349.214111" calcext:value-type="float">
            <text:p>349.214111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18178" calcext:value-type="float">
            <text:p>12.318178</text:p>
          </table:table-cell>
          <table:table-cell table:formula="of:=[.C453]-[.C45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62" calcext:value-type="float">
            <text:p>12162</text:p>
          </table:table-cell>
          <table:table-cell office:value-type="float" office:value="349.26001" calcext:value-type="float">
            <text:p>349.26001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19798" calcext:value-type="float">
            <text:p>12.319798</text:p>
          </table:table-cell>
          <table:table-cell table:formula="of:=[.C454]-[.C45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74" calcext:value-type="float">
            <text:p>12174</text:p>
          </table:table-cell>
          <table:table-cell office:value-type="float" office:value="349.205017" calcext:value-type="float">
            <text:p>349.205017</text:p>
          </table:table-cell>
          <table:table-cell office:value-type="float" office:value="348.720459" calcext:value-type="float">
            <text:p>348.720459</text:p>
          </table:table-cell>
          <table:table-cell office:value-type="float" office:value="12.317858" calcext:value-type="float">
            <text:p>12.317858</text:p>
          </table:table-cell>
          <table:table-cell table:formula="of:=[.C455]-[.C45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85" calcext:value-type="float">
            <text:p>12185</text:p>
          </table:table-cell>
          <table:table-cell office:value-type="float" office:value="349.116821" calcext:value-type="float">
            <text:p>349.116821</text:p>
          </table:table-cell>
          <table:table-cell office:value-type="float" office:value="348.743195" calcext:value-type="float">
            <text:p>348.743195</text:p>
          </table:table-cell>
          <table:table-cell office:value-type="float" office:value="12.314747" calcext:value-type="float">
            <text:p>12.314747</text:p>
          </table:table-cell>
          <table:table-cell table:formula="of:=[.C456]-[.C45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96" calcext:value-type="float">
            <text:p>12196</text:p>
          </table:table-cell>
          <table:table-cell office:value-type="float" office:value="349.178162" calcext:value-type="float">
            <text:p>349.178162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16911" calcext:value-type="float">
            <text:p>12.316911</text:p>
          </table:table-cell>
          <table:table-cell table:formula="of:=[.C457]-[.C45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08" calcext:value-type="float">
            <text:p>12208</text:p>
          </table:table-cell>
          <table:table-cell office:value-type="float" office:value="349.144562" calcext:value-type="float">
            <text:p>349.144562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15725" calcext:value-type="float">
            <text:p>12.315725</text:p>
          </table:table-cell>
          <table:table-cell table:formula="of:=[.C458]-[.C45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19" calcext:value-type="float">
            <text:p>12219</text:p>
          </table:table-cell>
          <table:table-cell office:value-type="float" office:value="349.104095" calcext:value-type="float">
            <text:p>349.104095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4298" calcext:value-type="float">
            <text:p>12.314298</text:p>
          </table:table-cell>
          <table:table-cell table:formula="of:=[.C459]-[.C45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31" calcext:value-type="float">
            <text:p>12231</text:p>
          </table:table-cell>
          <table:table-cell office:value-type="float" office:value="349.25" calcext:value-type="float">
            <text:p>349.25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19445" calcext:value-type="float">
            <text:p>12.319445</text:p>
          </table:table-cell>
          <table:table-cell table:formula="of:=[.C460]-[.C45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42" calcext:value-type="float">
            <text:p>12242</text:p>
          </table:table-cell>
          <table:table-cell office:value-type="float" office:value="349.368652" calcext:value-type="float">
            <text:p>349.368652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3629" calcext:value-type="float">
            <text:p>12.323629</text:p>
          </table:table-cell>
          <table:table-cell table:formula="of:=[.C461]-[.C46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53" calcext:value-type="float">
            <text:p>12253</text:p>
          </table:table-cell>
          <table:table-cell office:value-type="float" office:value="349.325867" calcext:value-type="float">
            <text:p>349.325867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2121" calcext:value-type="float">
            <text:p>12.322121</text:p>
          </table:table-cell>
          <table:table-cell table:formula="of:=[.C462]-[.C46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65" calcext:value-type="float">
            <text:p>12265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3021" calcext:value-type="float">
            <text:p>12.323021</text:p>
          </table:table-cell>
          <table:table-cell table:formula="of:=[.C463]-[.C46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76" calcext:value-type="float">
            <text:p>12276</text:p>
          </table:table-cell>
          <table:table-cell office:value-type="float" office:value="349.374512" calcext:value-type="float">
            <text:p>349.37451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3836" calcext:value-type="float">
            <text:p>12.323836</text:p>
          </table:table-cell>
          <table:table-cell table:formula="of:=[.C464]-[.C46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87" calcext:value-type="float">
            <text:p>12287</text:p>
          </table:table-cell>
          <table:table-cell office:value-type="float" office:value="349.328156" calcext:value-type="float">
            <text:p>349.32815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22202" calcext:value-type="float">
            <text:p>12.322202</text:p>
          </table:table-cell>
          <table:table-cell table:formula="of:=[.C465]-[.C46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99" calcext:value-type="float">
            <text:p>12299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17" calcext:value-type="float">
            <text:p>12.32217</text:p>
          </table:table-cell>
          <table:table-cell table:formula="of:=[.C466]-[.C46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10" calcext:value-type="float">
            <text:p>12310</text:p>
          </table:table-cell>
          <table:table-cell office:value-type="float" office:value="349.315887" calcext:value-type="float">
            <text:p>349.315887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21769" calcext:value-type="float">
            <text:p>12.321769</text:p>
          </table:table-cell>
          <table:table-cell table:formula="of:=[.C467]-[.C46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22" calcext:value-type="float">
            <text:p>12322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581818" calcext:value-type="float">
            <text:p>349.581818</text:p>
          </table:table-cell>
          <table:table-cell office:value-type="float" office:value="12.322267" calcext:value-type="float">
            <text:p>12.322267</text:p>
          </table:table-cell>
          <table:table-cell table:formula="of:=[.C468]-[.C46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33" calcext:value-type="float">
            <text:p>12333</text:p>
          </table:table-cell>
          <table:table-cell office:value-type="float" office:value="349.375458" calcext:value-type="float">
            <text:p>349.375458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387" calcext:value-type="float">
            <text:p>12.32387</text:p>
          </table:table-cell>
          <table:table-cell table:formula="of:=[.C469]-[.C46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44" calcext:value-type="float">
            <text:p>12344</text:p>
          </table:table-cell>
          <table:table-cell office:value-type="float" office:value="349.41864" calcext:value-type="float">
            <text:p>349.41864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393" calcext:value-type="float">
            <text:p>12.325393</text:p>
          </table:table-cell>
          <table:table-cell table:formula="of:=[.C470]-[.C46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56" calcext:value-type="float">
            <text:p>12356</text:p>
          </table:table-cell>
          <table:table-cell office:value-type="float" office:value="349.447266" calcext:value-type="float">
            <text:p>349.447266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6403" calcext:value-type="float">
            <text:p>12.326403</text:p>
          </table:table-cell>
          <table:table-cell table:formula="of:=[.C471]-[.C47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67" calcext:value-type="float">
            <text:p>12367</text:p>
          </table:table-cell>
          <table:table-cell office:value-type="float" office:value="349.471832" calcext:value-type="float">
            <text:p>349.47183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727" calcext:value-type="float">
            <text:p>12.32727</text:p>
          </table:table-cell>
          <table:table-cell table:formula="of:=[.C472]-[.C47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79" calcext:value-type="float">
            <text:p>12379</text:p>
          </table:table-cell>
          <table:table-cell office:value-type="float" office:value="349.350433" calcext:value-type="float">
            <text:p>349.350433</text:p>
          </table:table-cell>
          <table:table-cell office:value-type="float" office:value="348.975006" calcext:value-type="float">
            <text:p>348.975006</text:p>
          </table:table-cell>
          <table:table-cell office:value-type="float" office:value="12.322988" calcext:value-type="float">
            <text:p>12.322988</text:p>
          </table:table-cell>
          <table:table-cell table:formula="of:=[.C473]-[.C472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90" calcext:value-type="float">
            <text:p>12390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1961" calcext:value-type="float">
            <text:p>12.321961</text:p>
          </table:table-cell>
          <table:table-cell table:formula="of:=[.C474]-[.C47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01" calcext:value-type="float">
            <text:p>12401</text:p>
          </table:table-cell>
          <table:table-cell office:value-type="float" office:value="349.317291" calcext:value-type="float">
            <text:p>349.317291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1818" calcext:value-type="float">
            <text:p>12.321818</text:p>
          </table:table-cell>
          <table:table-cell table:formula="of:=[.C475]-[.C47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13" calcext:value-type="float">
            <text:p>12413</text:p>
          </table:table-cell>
          <table:table-cell office:value-type="float" office:value="349.245911" calcext:value-type="float">
            <text:p>349.245911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9301" calcext:value-type="float">
            <text:p>12.319301</text:p>
          </table:table-cell>
          <table:table-cell table:formula="of:=[.C476]-[.C47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24" calcext:value-type="float">
            <text:p>12424</text:p>
          </table:table-cell>
          <table:table-cell office:value-type="float" office:value="349.23819" calcext:value-type="float">
            <text:p>349.23819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19028" calcext:value-type="float">
            <text:p>12.319028</text:p>
          </table:table-cell>
          <table:table-cell table:formula="of:=[.C477]-[.C47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35" calcext:value-type="float">
            <text:p>12435</text:p>
          </table:table-cell>
          <table:table-cell office:value-type="float" office:value="349.33725" calcext:value-type="float">
            <text:p>349.33725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2522" calcext:value-type="float">
            <text:p>12.322522</text:p>
          </table:table-cell>
          <table:table-cell table:formula="of:=[.C478]-[.C47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47" calcext:value-type="float">
            <text:p>12447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3035" calcext:value-type="float">
            <text:p>12.323035</text:p>
          </table:table-cell>
          <table:table-cell table:formula="of:=[.C479]-[.C47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58" calcext:value-type="float">
            <text:p>12458</text:p>
          </table:table-cell>
          <table:table-cell office:value-type="float" office:value="349.372253" calcext:value-type="float">
            <text:p>349.372253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3757" calcext:value-type="float">
            <text:p>12.323757</text:p>
          </table:table-cell>
          <table:table-cell table:formula="of:=[.C480]-[.C47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70" calcext:value-type="float">
            <text:p>12470</text:p>
          </table:table-cell>
          <table:table-cell office:value-type="float" office:value="349.431366" calcext:value-type="float">
            <text:p>349.431366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842" calcext:value-type="float">
            <text:p>12.325842</text:p>
          </table:table-cell>
          <table:table-cell table:formula="of:=[.C481]-[.C48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81" calcext:value-type="float">
            <text:p>12481</text:p>
          </table:table-cell>
          <table:table-cell office:value-type="float" office:value="349.430481" calcext:value-type="float">
            <text:p>349.430481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581" calcext:value-type="float">
            <text:p>12.32581</text:p>
          </table:table-cell>
          <table:table-cell table:formula="of:=[.C482]-[.C48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92" calcext:value-type="float">
            <text:p>1249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23533" calcext:value-type="float">
            <text:p>12.323533</text:p>
          </table:table-cell>
          <table:table-cell table:formula="of:=[.C483]-[.C48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04" calcext:value-type="float">
            <text:p>12504</text:p>
          </table:table-cell>
          <table:table-cell office:value-type="float" office:value="349.382721" calcext:value-type="float">
            <text:p>349.382721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4126" calcext:value-type="float">
            <text:p>12.324126</text:p>
          </table:table-cell>
          <table:table-cell table:formula="of:=[.C484]-[.C48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15" calcext:value-type="float">
            <text:p>12515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4303" calcext:value-type="float">
            <text:p>12.324303</text:p>
          </table:table-cell>
          <table:table-cell table:formula="of:=[.C485]-[.C48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26" calcext:value-type="float">
            <text:p>12526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4414" calcext:value-type="float">
            <text:p>12.324414</text:p>
          </table:table-cell>
          <table:table-cell table:formula="of:=[.C486]-[.C48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38" calcext:value-type="float">
            <text:p>12538</text:p>
          </table:table-cell>
          <table:table-cell office:value-type="float" office:value="349.454071" calcext:value-type="float">
            <text:p>349.454071</text:p>
          </table:table-cell>
          <table:table-cell office:value-type="float" office:value="349.613647" calcext:value-type="float">
            <text:p>349.613647</text:p>
          </table:table-cell>
          <table:table-cell office:value-type="float" office:value="12.326643" calcext:value-type="float">
            <text:p>12.326643</text:p>
          </table:table-cell>
          <table:table-cell table:formula="of:=[.C487]-[.C48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49" calcext:value-type="float">
            <text:p>12549</text:p>
          </table:table-cell>
          <table:table-cell office:value-type="float" office:value="349.467255" calcext:value-type="float">
            <text:p>349.467255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27108" calcext:value-type="float">
            <text:p>12.327108</text:p>
          </table:table-cell>
          <table:table-cell table:formula="of:=[.C488]-[.C48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61" calcext:value-type="float">
            <text:p>12561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24559" calcext:value-type="float">
            <text:p>12.324559</text:p>
          </table:table-cell>
          <table:table-cell table:formula="of:=[.C489]-[.C48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72" calcext:value-type="float">
            <text:p>12572</text:p>
          </table:table-cell>
          <table:table-cell office:value-type="float" office:value="349.384552" calcext:value-type="float">
            <text:p>349.384552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4191" calcext:value-type="float">
            <text:p>12.324191</text:p>
          </table:table-cell>
          <table:table-cell table:formula="of:=[.C490]-[.C48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83" calcext:value-type="float">
            <text:p>12583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31" calcext:value-type="float">
            <text:p>12.3231</text:p>
          </table:table-cell>
          <table:table-cell table:formula="of:=[.C491]-[.C490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95" calcext:value-type="float">
            <text:p>12595</text:p>
          </table:table-cell>
          <table:table-cell office:value-type="float" office:value="349.285919" calcext:value-type="float">
            <text:p>349.285919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711" calcext:value-type="float">
            <text:p>12.320711</text:p>
          </table:table-cell>
          <table:table-cell table:formula="of:=[.C492]-[.C491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06" calcext:value-type="float">
            <text:p>12606</text:p>
          </table:table-cell>
          <table:table-cell office:value-type="float" office:value="349.364532" calcext:value-type="float">
            <text:p>349.364532</text:p>
          </table:table-cell>
          <table:table-cell office:value-type="float" office:value="349.606812" calcext:value-type="float">
            <text:p>349.606812</text:p>
          </table:table-cell>
          <table:table-cell office:value-type="float" office:value="12.323484" calcext:value-type="float">
            <text:p>12.323484</text:p>
          </table:table-cell>
          <table:table-cell table:formula="of:=[.C493]-[.C492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17" calcext:value-type="float">
            <text:p>12617</text:p>
          </table:table-cell>
          <table:table-cell office:value-type="float" office:value="349.419983" calcext:value-type="float">
            <text:p>349.419983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544" calcext:value-type="float">
            <text:p>12.32544</text:p>
          </table:table-cell>
          <table:table-cell table:formula="of:=[.C494]-[.C493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29" calcext:value-type="float">
            <text:p>12629</text:p>
          </table:table-cell>
          <table:table-cell office:value-type="float" office:value="349.410461" calcext:value-type="float">
            <text:p>349.410461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5105" calcext:value-type="float">
            <text:p>12.325105</text:p>
          </table:table-cell>
          <table:table-cell table:formula="of:=[.C495]-[.C494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40" calcext:value-type="float">
            <text:p>12640</text:p>
          </table:table-cell>
          <table:table-cell office:value-type="float" office:value="349.452301" calcext:value-type="float">
            <text:p>349.452301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658" calcext:value-type="float">
            <text:p>12.32658</text:p>
          </table:table-cell>
          <table:table-cell table:formula="of:=[.C496]-[.C49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52" calcext:value-type="float">
            <text:p>12652</text:p>
          </table:table-cell>
          <table:table-cell office:value-type="float" office:value="349.491821" calcext:value-type="float">
            <text:p>349.491821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974" calcext:value-type="float">
            <text:p>12.327974</text:p>
          </table:table-cell>
          <table:table-cell table:formula="of:=[.C497]-[.C49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63" calcext:value-type="float">
            <text:p>12663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5793" calcext:value-type="float">
            <text:p>12.325793</text:p>
          </table:table-cell>
          <table:table-cell table:formula="of:=[.C498]-[.C497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74" calcext:value-type="float">
            <text:p>12674</text:p>
          </table:table-cell>
          <table:table-cell office:value-type="float" office:value="349.404999" calcext:value-type="float">
            <text:p>349.40499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4912" calcext:value-type="float">
            <text:p>12.324912</text:p>
          </table:table-cell>
          <table:table-cell table:formula="of:=[.C499]-[.C498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86" calcext:value-type="float">
            <text:p>12686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4993" calcext:value-type="float">
            <text:p>12.324993</text:p>
          </table:table-cell>
          <table:table-cell table:formula="of:=[.C500]-[.C49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1]-[.C500]" office:value-type="float" office:value="-12686" calcext:value-type="float">
            <text:p>-1268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2]-[.C5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3]-[.C5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4]-[.C5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5]-[.C5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6]-[.C5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7]-[.C5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8]-[.C5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9]-[.C5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0]-[.C5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1]-[.C5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2]-[.C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3]-[.C5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4]-[.C5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5]-[.C5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6]-[.C5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7]-[.C5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8]-[.C5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9]-[.C5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0]-[.C5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1]-[.C5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2]-[.C5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3]-[.C5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4]-[.C5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5]-[.C5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6]-[.C5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7]-[.C5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8]-[.C5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9]-[.C5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0]-[.C5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1]-[.C5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2]-[.C5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3]-[.C5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4]-[.C5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5]-[.C5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6]-[.C5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7]-[.C5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8]-[.C5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9]-[.C5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0]-[.C5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1]-[.C5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2]-[.C5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3]-[.C5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4]-[.C5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5]-[.C5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6]-[.C5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7]-[.C5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8]-[.C5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9]-[.C5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0]-[.C5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1]-[.C5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2]-[.C5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3]-[.C5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4]-[.C5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5]-[.C5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6]-[.C5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7]-[.C5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8]-[.C5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9]-[.C5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0]-[.C5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1]-[.C5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2]-[.C5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3]-[.C5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4]-[.C5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5]-[.C5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6]-[.C5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7]-[.C5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8]-[.C5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9]-[.C5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0]-[.C5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1]-[.C5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2]-[.C5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3]-[.C5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4]-[.C5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5]-[.C5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6]-[.C5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7]-[.C5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8]-[.C5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9]-[.C5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0]-[.C5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1]-[.C5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2]-[.C5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3]-[.C5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4]-[.C5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5]-[.C5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6]-[.C5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7]-[.C5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8]-[.C5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9]-[.C5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0]-[.C5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1]-[.C5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2]-[.C5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3]-[.C5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4]-[.C5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5]-[.C5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6]-[.C5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7]-[.C5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8]-[.C5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9]-[.C5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0]-[.C5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1]-[.C6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2]-[.C6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3]-[.C6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4]-[.C6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5]-[.C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6]-[.C6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7]-[.C6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8]-[.C6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9]-[.C6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0]-[.C6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1]-[.C6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2]-[.C6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3]-[.C6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4]-[.C6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5]-[.C6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6]-[.C6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7]-[.C6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8]-[.C6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9]-[.C6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0]-[.C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1]-[.C6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2]-[.C6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3]-[.C6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4]-[.C6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5]-[.C6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6]-[.C6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7]-[.C6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8]-[.C6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9]-[.C6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0]-[.C6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1]-[.C6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2]-[.C6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3]-[.C6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4]-[.C6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5]-[.C6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6]-[.C6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7]-[.C6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8]-[.C6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9]-[.C6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0]-[.C6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1]-[.C6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2]-[.C6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3]-[.C6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4]-[.C6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5]-[.C6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6]-[.C6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7]-[.C6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8]-[.C6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9]-[.C6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0]-[.C6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1]-[.C6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2]-[.C6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3]-[.C6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4]-[.C6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5]-[.C6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6]-[.C6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7]-[.C6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8]-[.C6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9]-[.C6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0]-[.C6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1]-[.C6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2]-[.C6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3]-[.C6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4]-[.C6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5]-[.C6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6]-[.C6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7]-[.C6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8]-[.C6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9]-[.C6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0]-[.C6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1]-[.C6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2]-[.C6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3]-[.C6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4]-[.C6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5]-[.C6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6]-[.C6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7]-[.C6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8]-[.C6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9]-[.C6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0]-[.C6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1]-[.C6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2]-[.C6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3]-[.C6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4]-[.C6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5]-[.C6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6]-[.C6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7]-[.C6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8]-[.C6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9]-[.C6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0]-[.C6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1]-[.C6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2]-[.C6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3]-[.C6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4]-[.C6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5]-[.C6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6]-[.C6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7]-[.C6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8]-[.C6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9]-[.C6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0]-[.C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1]-[.C7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2]-[.C7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3]-[.C7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4]-[.C7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5]-[.C7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6]-[.C7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7]-[.C7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8]-[.C7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9]-[.C7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0]-[.C7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1]-[.C7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2]-[.C7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3]-[.C7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4]-[.C7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5]-[.C7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6]-[.C7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7]-[.C7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8]-[.C7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9]-[.C7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0]-[.C7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1]-[.C7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2]-[.C7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3]-[.C7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4]-[.C7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5]-[.C7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6]-[.C7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7]-[.C7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8]-[.C7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9]-[.C7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0]-[.C7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1]-[.C7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2]-[.C7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3]-[.C7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4]-[.C7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5]-[.C7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6]-[.C7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7]-[.C7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8]-[.C7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9]-[.C7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0]-[.C7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1]-[.C7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2]-[.C7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3]-[.C7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4]-[.C7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5]-[.C7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6]-[.C7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7]-[.C7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8]-[.C7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9]-[.C7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0]-[.C7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1]-[.C7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2]-[.C7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3]-[.C7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4]-[.C7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5]-[.C7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6]-[.C7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7]-[.C7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8]-[.C7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9]-[.C7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0]-[.C7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1]-[.C7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2]-[.C7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3]-[.C7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4]-[.C7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5]-[.C7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6]-[.C7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7]-[.C7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8]-[.C7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9]-[.C7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0]-[.C7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1]-[.C7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2]-[.C7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3]-[.C7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4]-[.C7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5]-[.C7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6]-[.C7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7]-[.C7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8]-[.C7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9]-[.C7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0]-[.C7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1]-[.C7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2]-[.C7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3]-[.C7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4]-[.C7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5]-[.C7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6]-[.C7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7]-[.C7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8]-[.C7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9]-[.C7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0]-[.C7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1]-[.C7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2]-[.C7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3]-[.C7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4]-[.C7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5]-[.C7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6]-[.C7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7]-[.C7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8]-[.C7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9]-[.C7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0]-[.C7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1]-[.C8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2]-[.C8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3]-[.C8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4]-[.C8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5]-[.C8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6]-[.C8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7]-[.C8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8]-[.C8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9]-[.C8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0]-[.C8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1]-[.C8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2]-[.C8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3]-[.C8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4]-[.C8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5]-[.C8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6]-[.C8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7]-[.C8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8]-[.C8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9]-[.C8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0]-[.C8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1]-[.C8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2]-[.C8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3]-[.C8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4]-[.C8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5]-[.C8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6]-[.C8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7]-[.C8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8]-[.C8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9]-[.C8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0]-[.C8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1]-[.C8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2]-[.C8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3]-[.C8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4]-[.C8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5]-[.C8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6]-[.C8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7]-[.C8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8]-[.C8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9]-[.C8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0]-[.C8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1]-[.C8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2]-[.C8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3]-[.C8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4]-[.C8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5]-[.C8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6]-[.C8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7]-[.C8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8]-[.C8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9]-[.C8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0]-[.C8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1]-[.C8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2]-[.C8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3]-[.C8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4]-[.C8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5]-[.C8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6]-[.C8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7]-[.C8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8]-[.C8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9]-[.C8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0]-[.C8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1]-[.C8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2]-[.C8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3]-[.C8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4]-[.C8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5]-[.C8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6]-[.C8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7]-[.C8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8]-[.C8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9]-[.C8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0]-[.C8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1]-[.C8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2]-[.C8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3]-[.C8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4]-[.C8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5]-[.C8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6]-[.C8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7]-[.C8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8]-[.C8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9]-[.C8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0]-[.C8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1]-[.C8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2]-[.C8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3]-[.C8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4]-[.C8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5]-[.C8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6]-[.C8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7]-[.C8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8]-[.C8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9]-[.C8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0]-[.C8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1]-[.C8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2]-[.C8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3]-[.C8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4]-[.C8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5]-[.C8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6]-[.C8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7]-[.C8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8]-[.C8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9]-[.C8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0]-[.C8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1]-[.C9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2]-[.C9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3]-[.C9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4]-[.C9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5]-[.C9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6]-[.C9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7]-[.C9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8]-[.C9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9]-[.C9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0]-[.C9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1]-[.C9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2]-[.C9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3]-[.C9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4]-[.C9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5]-[.C9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6]-[.C9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7]-[.C9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8]-[.C9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9]-[.C9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0]-[.C9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1]-[.C9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2]-[.C9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3]-[.C9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4]-[.C9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5]-[.C9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6]-[.C9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7]-[.C9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8]-[.C9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9]-[.C9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0]-[.C9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1]-[.C9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2]-[.C9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3]-[.C9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4]-[.C9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5]-[.C9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6]-[.C9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7]-[.C9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8]-[.C9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9]-[.C9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0]-[.C9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1]-[.C9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2]-[.C9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3]-[.C9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4]-[.C9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5]-[.C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6]-[.C9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7]-[.C9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8]-[.C9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9]-[.C9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0]-[.C9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1]-[.C9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2]-[.C9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3]-[.C9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4]-[.C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5]-[.C9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6]-[.C9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7]-[.C9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8]-[.C9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9]-[.C9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0]-[.C9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1]-[.C9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2]-[.C9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3]-[.C9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4]-[.C9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5]-[.C9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6]-[.C9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7]-[.C9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8]-[.C9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9]-[.C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0]-[.C9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1]-[.C9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2]-[.C9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3]-[.C9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4]-[.C9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5]-[.C9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6]-[.C9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7]-[.C9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8]-[.C9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9]-[.C9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0]-[.C9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1]-[.C9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2]-[.C9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3]-[.C9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4]-[.C9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5]-[.C9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6]-[.C9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7]-[.C9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8]-[.C9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9]-[.C9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0]-[.C9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1]-[.C9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2]-[.C9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3]-[.C9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4]-[.C9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5]-[.C9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6]-[.C9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7]-[.C9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8]-[.C9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9]-[.C9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1000]-[.C999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7:58:29.342228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08:24:17.253929354</dc:date>
    <meta:editing-duration>PT1H11M32S</meta:editing-duration>
    <meta:editing-cycles>13</meta:editing-cycles>
    <meta:generator>LibreOffice/7.0.4.2$Linux_X86_64 LibreOffice_project/00$Build-2</meta:generator>
    <meta:document-statistic meta:table-count="1" meta:cell-count="30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33cm" svg:height="19.339cm" xlink:href=".." xlink:type="simple" chart:class="chart:line" chart:style-name="ch1">
        <chart:legend chart:legend-position="end" svg:x="29.281cm" svg:y="9.121cm" style:legend-expansion="high" chart:style-name="ch2"/>
        <chart:plot-area chart:style-name="ch3" table:cell-range-address="Sheet1.D1:Sheet1.E100" svg:x="0.538cm" svg:y="0.17cm" svg:width="27.659cm" svg:height="18.573cm">
          <chart:coordinate-region svg:x="1.636cm" svg:y="0.37cm" svg:width="26.561cm" svg:height="17.5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00" chart:class="chart:line">
            <chart:data-point chart:repeated="100"/>
          </chart:series>
          <chart:series chart:style-name="ch7" chart:values-cell-range-address="Sheet1.E1:Sheet1.E100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327728">
                <text:p>349.327728</text:p>
                <draw:g>
                  <svg:desc>Sheet1.D1:Sheet1.D100</svg:desc>
                </draw:g>
              </table:table-cell>
              <table:table-cell office:value-type="float" office:value="349.161377">
                <text:p>349.161377</text:p>
                <draw:g>
                  <svg:desc>Sheet1.E1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215912">
                <text:p>349.215912</text:p>
              </table:table-cell>
              <table:table-cell office:value-type="float" office:value="349.079559">
                <text:p>349.079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275482">
                <text:p>349.275482</text:p>
              </table:table-cell>
              <table:table-cell office:value-type="float" office:value="349.615906">
                <text:p>349.615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263184">
                <text:p>349.263184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296814">
                <text:p>349.296814</text:p>
              </table:table-cell>
              <table:table-cell office:value-type="float" office:value="349.206818">
                <text:p>349.206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379089">
                <text:p>349.379089</text:p>
              </table:table-cell>
              <table:table-cell office:value-type="float" office:value="349.572723">
                <text:p>349.572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453613">
                <text:p>349.453613</text:p>
              </table:table-cell>
              <table:table-cell office:value-type="float" office:value="349.452271">
                <text:p>349.452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345886">
                <text:p>349.345886</text:p>
              </table:table-cell>
              <table:table-cell office:value-type="float" office:value="349.077271">
                <text:p>349.077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335022">
                <text:p>349.335022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375031">
                <text:p>349.375031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281372">
                <text:p>349.281372</text:p>
              </table:table-cell>
              <table:table-cell office:value-type="float" office:value="349.104553">
                <text:p>349.104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255005">
                <text:p>349.255005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31366">
                <text:p>349.31366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31366">
                <text:p>349.31366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329529">
                <text:p>349.329529</text:p>
              </table:table-cell>
              <table:table-cell office:value-type="float" office:value="349.486359">
                <text:p>349.486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40863">
                <text:p>349.40863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429535">
                <text:p>349.429535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453613">
                <text:p>349.453613</text:p>
              </table:table-cell>
              <table:table-cell office:value-type="float" office:value="349.490906">
                <text:p>349.4909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415436">
                <text:p>349.415436</text:p>
              </table:table-cell>
              <table:table-cell office:value-type="float" office:value="349.174988">
                <text:p>349.174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343597">
                <text:p>349.343597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374512">
                <text:p>349.374512</text:p>
              </table:table-cell>
              <table:table-cell office:value-type="float" office:value="349.654541">
                <text:p>349.654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387268">
                <text:p>349.387268</text:p>
              </table:table-cell>
              <table:table-cell office:value-type="float" office:value="349.488647">
                <text:p>349.488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31134">
                <text:p>349.31134</text:p>
              </table:table-cell>
              <table:table-cell office:value-type="float" office:value="349.111359">
                <text:p>349.111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381775">
                <text:p>349.381775</text:p>
              </table:table-cell>
              <table:table-cell office:value-type="float" office:value="349.527283">
                <text:p>349.527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484528">
                <text:p>349.484528</text:p>
              </table:table-cell>
              <table:table-cell office:value-type="float" office:value="349.6409">
                <text:p>349.64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433655">
                <text:p>349.433655</text:p>
              </table:table-cell>
              <table:table-cell office:value-type="float" office:value="349.399994">
                <text:p>349.39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455414">
                <text:p>349.455414</text:p>
              </table:table-cell>
              <table:table-cell office:value-type="float" office:value="349.597717">
                <text:p>349.5977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499084">
                <text:p>349.499084</text:p>
              </table:table-cell>
              <table:table-cell office:value-type="float" office:value="349.329559">
                <text:p>349.329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380432">
                <text:p>349.380432</text:p>
              </table:table-cell>
              <table:table-cell office:value-type="float" office:value="348.934082">
                <text:p>348.9340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352722">
                <text:p>349.352722</text:p>
              </table:table-cell>
              <table:table-cell office:value-type="float" office:value="349.502258">
                <text:p>349.5022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358643">
                <text:p>349.358643</text:p>
              </table:table-cell>
              <table:table-cell office:value-type="float" office:value="349.429535">
                <text:p>349.429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291351">
                <text:p>349.291351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336365">
                <text:p>349.336365</text:p>
              </table:table-cell>
              <table:table-cell office:value-type="float" office:value="349.554535">
                <text:p>349.5545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457275">
                <text:p>349.457275</text:p>
              </table:table-cell>
              <table:table-cell office:value-type="float" office:value="349.538635">
                <text:p>349.5386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459106">
                <text:p>349.459106</text:p>
              </table:table-cell>
              <table:table-cell office:value-type="float" office:value="349.511353">
                <text:p>349.5113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517273">
                <text:p>349.517273</text:p>
              </table:table-cell>
              <table:table-cell office:value-type="float" office:value="349.720459">
                <text:p>349.720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572723">
                <text:p>349.572723</text:p>
              </table:table-cell>
              <table:table-cell office:value-type="float" office:value="349.538635">
                <text:p>349.538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526337">
                <text:p>349.526337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495422">
                <text:p>349.495422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438629">
                <text:p>349.438629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34137">
                <text:p>349.34137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368652">
                <text:p>349.368652</text:p>
              </table:table-cell>
              <table:table-cell office:value-type="float" office:value="349.674988">
                <text:p>349.6749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346832">
                <text:p>349.346832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313629">
                <text:p>349.313629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418152">
                <text:p>349.418152</text:p>
              </table:table-cell>
              <table:table-cell office:value-type="float" office:value="349.75">
                <text:p>349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451813">
                <text:p>349.451813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380432">
                <text:p>349.380432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41272">
                <text:p>349.41272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410461">
                <text:p>349.410461</text:p>
              </table:table-cell>
              <table:table-cell office:value-type="float" office:value="349.206818">
                <text:p>349.2068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290924">
                <text:p>349.290924</text:p>
              </table:table-cell>
              <table:table-cell office:value-type="float" office:value="349.152283">
                <text:p>349.1522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312256">
                <text:p>349.312256</text:p>
              </table:table-cell>
              <table:table-cell office:value-type="float" office:value="349.509094">
                <text:p>349.5090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320465">
                <text:p>349.320465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299072">
                <text:p>349.299072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387756">
                <text:p>349.387756</text:p>
              </table:table-cell>
              <table:table-cell office:value-type="float" office:value="349.649994">
                <text:p>349.649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470001">
                <text:p>349.470001</text:p>
              </table:table-cell>
              <table:table-cell office:value-type="float" office:value="349.563629">
                <text:p>349.5636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422729">
                <text:p>349.422729</text:p>
              </table:table-cell>
              <table:table-cell office:value-type="float" office:value="349.272736">
                <text:p>349.2727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51593">
                <text:p>349.51593</text:p>
              </table:table-cell>
              <table:table-cell office:value-type="float" office:value="349.825012">
                <text:p>349.825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566345">
                <text:p>349.566345</text:p>
              </table:table-cell>
              <table:table-cell office:value-type="float" office:value="349.520447">
                <text:p>349.5204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524536">
                <text:p>349.524536</text:p>
              </table:table-cell>
              <table:table-cell office:value-type="float" office:value="349.440918">
                <text:p>349.4409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551361">
                <text:p>349.551361</text:p>
              </table:table-cell>
              <table:table-cell office:value-type="float" office:value="349.697723">
                <text:p>349.697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581848">
                <text:p>349.581848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491821">
                <text:p>349.491821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526367">
                <text:p>349.526367</text:p>
              </table:table-cell>
              <table:table-cell office:value-type="float" office:value="349.693176">
                <text:p>349.6931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507721">
                <text:p>349.507721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423157">
                <text:p>349.423157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500916">
                <text:p>349.500916</text:p>
              </table:table-cell>
              <table:table-cell office:value-type="float" office:value="349.813629">
                <text:p>349.813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584534">
                <text:p>349.584534</text:p>
              </table:table-cell>
              <table:table-cell office:value-type="float" office:value="349.793182">
                <text:p>349.7931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555878">
                <text:p>349.555878</text:p>
              </table:table-cell>
              <table:table-cell office:value-type="float" office:value="349.549988">
                <text:p>349.5499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606812">
                <text:p>349.606812</text:p>
              </table:table-cell>
              <table:table-cell office:value-type="float" office:value="349.602264">
                <text:p>349.6022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627716">
                <text:p>349.627716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54953">
                <text:p>349.54953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52771">
                <text:p>349.52771</text:p>
              </table:table-cell>
              <table:table-cell office:value-type="float" office:value="349.684082">
                <text:p>349.6840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544556">
                <text:p>349.544556</text:p>
              </table:table-cell>
              <table:table-cell office:value-type="float" office:value="349.634094">
                <text:p>349.6340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529572">
                <text:p>349.529572</text:p>
              </table:table-cell>
              <table:table-cell office:value-type="float" office:value="349.527283">
                <text:p>349.5272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576385">
                <text:p>349.576385</text:p>
              </table:table-cell>
              <table:table-cell office:value-type="float" office:value="349.613647">
                <text:p>349.6136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578644">
                <text:p>349.578644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529572">
                <text:p>349.529572</text:p>
              </table:table-cell>
              <table:table-cell office:value-type="float" office:value="349.438629">
                <text:p>349.4386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546356">
                <text:p>349.546356</text:p>
              </table:table-cell>
              <table:table-cell office:value-type="float" office:value="349.71817">
                <text:p>349.718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539093">
                <text:p>349.539093</text:p>
              </table:table-cell>
              <table:table-cell office:value-type="float" office:value="349.490906">
                <text:p>349.4909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487244">
                <text:p>349.487244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529968">
                <text:p>349.529968</text:p>
              </table:table-cell>
              <table:table-cell office:value-type="float" office:value="349.647736">
                <text:p>349.6477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554993">
                <text:p>349.554993</text:p>
              </table:table-cell>
              <table:table-cell office:value-type="float" office:value="349.563629">
                <text:p>349.5636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443176">
                <text:p>349.443176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401794">
                <text:p>349.401794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374542">
                <text:p>349.374542</text:p>
              </table:table-cell>
              <table:table-cell office:value-type="float" office:value="349.21817">
                <text:p>349.218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300446">
                <text:p>349.300446</text:p>
              </table:table-cell>
              <table:table-cell office:value-type="float" office:value="349.277283">
                <text:p>349.277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327698">
                <text:p>349.327698</text:p>
              </table:table-cell>
              <table:table-cell office:value-type="float" office:value="349.700012">
                <text:p>349.7000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406342">
                <text:p>349.406342</text:p>
              </table:table-cell>
              <table:table-cell office:value-type="float" office:value="349.552277">
                <text:p>349.5522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407257">
                <text:p>349.407257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463196">
                <text:p>349.463196</text:p>
              </table:table-cell>
              <table:table-cell office:value-type="float" office:value="349.497742">
                <text:p>349.4977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487305">
                <text:p>349.487305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395447">
                <text:p>349.395447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399109">
                <text:p>349.399109</text:p>
              </table:table-cell>
              <table:table-cell office:value-type="float" office:value="349.570465">
                <text:p>349.5704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427734">
                <text:p>349.427734</text:p>
              </table:table-cell>
              <table:table-cell office:value-type="float" office:value="349.431824">
                <text:p>349.431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324524">
                <text:p>349.324524</text:p>
              </table:table-cell>
              <table:table-cell office:value-type="float" office:value="348.981812">
                <text:p>348.981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304565">
                <text:p>349.304565</text:p>
              </table:table-cell>
              <table:table-cell office:value-type="float" office:value="349.297729">
                <text:p>349.2977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320435">
                <text:p>349.320435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255005">
                <text:p>349.255005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327698">
                <text:p>349.327698</text:p>
              </table:table-cell>
              <table:table-cell office:value-type="float" office:value="349.795441">
                <text:p>349.7954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413147">
                <text:p>349.413147</text:p>
              </table:table-cell>
              <table:table-cell office:value-type="float" office:value="349.409088">
                <text:p>349.4090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